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0.71pt"/>
    </style:style>
    <style:style style:name="co2" style:family="table-column">
      <style:table-column-properties fo:break-before="auto" style:column-width="147.66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58.9pt"/>
    </style:style>
    <style:style style:name="co6" style:family="table-column">
      <style:table-column-properties fo:break-before="auto" style:column-width="76.65pt"/>
    </style:style>
    <style:style style:name="co7" style:family="table-column">
      <style:table-column-properties fo:break-before="auto" style:column-width="74.35pt"/>
    </style:style>
    <style:style style:name="co8" style:family="table-column">
      <style:table-column-properties fo:break-before="auto" style:column-width="87.45pt"/>
    </style:style>
    <style:style style:name="co9" style:family="table-column">
      <style:table-column-properties fo:break-before="auto" style:column-width="55.05pt"/>
    </style:style>
    <style:style style:name="co10" style:family="table-column">
      <style:table-column-properties fo:break-before="auto" style:column-width="270.4pt"/>
    </style:style>
    <style:style style:name="co11" style:family="table-column">
      <style:table-column-properties fo:break-before="auto" style:column-width="99.81pt"/>
    </style:style>
    <style:style style:name="co12" style:family="table-column">
      <style:table-column-properties fo:break-before="auto" style:column-width="113.7pt"/>
    </style:style>
    <style:style style:name="co13" style:family="table-column">
      <style:table-column-properties fo:break-before="auto" style:column-width="103.66pt"/>
    </style:style>
    <style:style style:name="co14" style:family="table-column">
      <style:table-column-properties fo:break-before="auto" style:column-width="79.74pt"/>
    </style:style>
    <style:style style:name="co15" style:family="table-column">
      <style:table-column-properties fo:break-before="auto" style:column-width="89.01pt"/>
    </style:style>
    <style:style style:name="co16" style:family="table-column">
      <style:table-column-properties fo:break-before="auto" style:column-width="119.91pt"/>
    </style:style>
    <style:style style:name="co17" style:family="table-column">
      <style:table-column-properties fo:break-before="auto" style:column-width="100.6pt"/>
    </style:style>
    <style:style style:name="co18" style:family="table-column">
      <style:table-column-properties fo:break-before="auto" style:column-width="110.61pt"/>
    </style:style>
    <style:style style:name="co19" style:family="table-column">
      <style:table-column-properties fo:break-before="auto" style:column-width="114.46pt"/>
    </style:style>
    <style:style style:name="co20" style:family="table-column">
      <style:table-column-properties fo:break-before="auto" style:column-width="105.99pt"/>
    </style:style>
    <style:style style:name="co21" style:family="table-column">
      <style:table-column-properties fo:break-before="auto" style:column-width="106.75pt"/>
    </style:style>
    <style:style style:name="co22" style:family="table-column">
      <style:table-column-properties fo:break-before="auto" style:column-width="64.01pt"/>
    </style:style>
    <style:style style:name="co23" style:family="table-column">
      <style:table-column-properties fo:break-before="auto" style:column-width="27.69pt"/>
    </style:style>
    <style:style style:name="co24" style:family="table-column">
      <style:table-column-properties fo:break-before="auto" style:column-width="79.51pt"/>
    </style:style>
    <style:style style:name="co25" style:family="table-column">
      <style:table-column-properties fo:break-before="auto" style:column-width="60.75pt"/>
    </style:style>
    <style:style style:name="co26" style:family="table-column">
      <style:table-column-properties fo:break-before="auto" style:column-width="53.04pt"/>
    </style:style>
    <style:style style:name="co27" style:family="table-column">
      <style:table-column-properties fo:break-before="auto" style:column-width="53.6pt"/>
    </style:style>
    <style:style style:name="co28" style:family="table-column">
      <style:table-column-properties fo:break-before="auto" style:column-width="74.55pt"/>
    </style:style>
    <style:style style:name="co29" style:family="table-column">
      <style:table-column-properties fo:break-before="auto" style:column-width="37.05pt"/>
    </style:style>
    <style:style style:name="co30" style:family="table-column">
      <style:table-column-properties fo:break-before="auto" style:column-width="51.96pt"/>
    </style:style>
    <style:style style:name="co31" style:family="table-column">
      <style:table-column-properties fo:break-before="auto" style:column-width="155.06pt"/>
    </style:style>
    <style:style style:name="co32" style:family="table-column">
      <style:table-column-properties fo:break-before="auto" style:column-width="112.59pt"/>
    </style:style>
    <style:style style:name="co33" style:family="table-column">
      <style:table-column-properties fo:break-before="auto" style:column-width="139.04pt"/>
    </style:style>
    <style:style style:name="co34" style:family="table-column">
      <style:table-column-properties fo:break-before="auto" style:column-width="111.49pt"/>
    </style:style>
    <style:style style:name="co35" style:family="table-column">
      <style:table-column-properties fo:break-before="auto" style:column-width="137.96pt"/>
    </style:style>
    <style:style style:name="co36" style:family="table-column">
      <style:table-column-properties fo:break-before="auto" style:column-width="112.99pt"/>
    </style:style>
    <style:style style:name="co37" style:family="table-column">
      <style:table-column-properties fo:break-before="auto" style:column-width="108.74pt"/>
    </style:style>
    <style:style style:name="co38" style:family="table-column">
      <style:table-column-properties fo:break-before="auto" style:column-width="89.46pt"/>
    </style:style>
    <style:style style:name="co39" style:family="table-column">
      <style:table-column-properties fo:break-before="auto" style:column-width="244.26pt"/>
    </style:style>
    <style:style style:name="co40" style:family="table-column">
      <style:table-column-properties fo:break-before="auto" style:column-width="139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2" style:family="table-cell" style:parent-style-name="Pivot_20_Table_20_Value">
      <style:table-cell-properties fo:border-bottom="none" fo:border-left="0.99pt solid #000000" fo:border-right="none" fo:border-top="none"/>
    </style:style>
    <style:style style:name="ce13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14" style:family="table-cell" style:parent-style-name="Pivot_20_Table_20_Category" style:data-style-name="N0"/>
    <style:style style:name="ce1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6" style:family="table-cell" style:parent-style-name="Pivot_20_Table_20_Value">
      <style:table-cell-properties fo:border-bottom="none" fo:border-left="none" fo:border-right="none" fo:border-top="0.99pt solid #000000"/>
    </style:style>
    <style:style style:name="ce17" style:family="table-cell" style:parent-style-name="Pivot_20_Table_20_Value" style:data-style-name="N0"/>
    <style:style style:name="ce18" style:family="table-cell" style:parent-style-name="Pivot_20_Table_20_Value">
      <style:table-cell-properties fo:border-bottom="2.01pt solid #000000" fo:border-left="none" fo:border-right="none" fo:border-top="none"/>
    </style:style>
    <style:style style:name="ce19" style:family="table-cell" style:parent-style-name="Pivot_20_Table_20_Corner">
      <style:table-cell-properties fo:border-bottom="none" fo:border-left="none" fo:border-right="none" fo:border-top="2.01pt solid #000000"/>
    </style:style>
    <style:style style:name="ce20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1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22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3" style:family="table-cell" style:parent-style-name="Pivot_20_Table_20_Value">
      <style:table-cell-properties fo:border-bottom="none" fo:border-left="none" fo:border-right="0.99pt solid #000000" fo:border-top="none"/>
    </style:style>
    <style:style style:name="ce24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5" style:family="table-cell" style:parent-style-name="Pivot_20_Table_20_Value">
      <style:table-cell-properties fo:border-bottom="2.01pt solid #000000" fo:border-left="none" fo:border-right="0.99pt solid #000000" fo:border-top="none"/>
    </style:style>
    <style:style style:name="ce26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27" style:family="table-cell" style:parent-style-name="Pivot_20_Table_20_Category" style:data-style-name="N0">
      <style:table-cell-properties fo:border-bottom="none" fo:border-left="none" fo:border-right="2.01pt solid #000000" fo:border-top="none"/>
    </style:style>
    <style:style style:name="ce2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9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30" style:family="table-cell" style:parent-style-name="Pivot_20_Table_20_Value">
      <style:table-cell-properties fo:border-bottom="none" fo:border-left="none" fo:border-right="2.01pt solid #000000" fo:border-top="none"/>
    </style:style>
    <style:style style:name="ce31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2" style:family="table-cell" style:parent-style-name="Pivot_20_Table_20_Value">
      <style:table-cell-properties fo:border-bottom="2.01pt solid #000000" fo:border-left="none" fo:border-right="2.01pt solid #000000" fo:border-top="none"/>
    </style:style>
    <style:style style:name="ce33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6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37" style:family="table-cell" style:parent-style-name="Pivot_20_Table_20_Field">
      <style:table-cell-properties fo:border="0.99pt solid #000000"/>
    </style:style>
    <style:style style:name="ce3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9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4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4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43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44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4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6" style:family="table-cell" style:parent-style-name="Pivot_20_Table_20_Value">
      <style:table-cell-properties fo:border-bottom="0.99pt solid #000000" fo:border-left="none" fo:border-right="2.01pt solid #000000" fo:border-top="none"/>
    </style:style>
    <style:style style:name="ce47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48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4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0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5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52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53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54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55" style:family="table-cell" style:parent-style-name="Pivot_20_Table_20_Value">
      <style:table-cell-properties fo:border-bottom="2.01pt solid #000000" fo:border-left="0.99pt solid #000000" fo:border-right="2.01pt solid #000000" fo:border-top="none"/>
    </style:style>
    <style:style style:name="ce56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57" style:family="table-cell" style:parent-style-name="Pivot_20_Table_20_Category" style:data-style-name="N0">
      <style:table-cell-properties fo:border="0.99pt solid #000000"/>
    </style:style>
    <style:style style:name="ce5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59" style:family="table-cell" style:parent-style-name="Pivot_20_Table_20_Value">
      <style:table-cell-properties fo:border-bottom="0.99pt solid #000000" fo:border-left="0.99pt solid #000000" fo:border-right="none" fo:border-top="0.99pt solid #000000"/>
    </style:style>
    <style:style style:name="ce60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6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62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63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64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65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66" style:family="table-cell" style:parent-style-name="Pivot_20_Table_20_Value" style:data-style-name="N0">
      <style:table-cell-properties fo:border-bottom="0.99pt solid #000000" fo:border-left="none" fo:border-right="2.01pt solid #000000" fo:border-top="0.99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solver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timelimi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objval_reported</text:p>
          </table:table-cell>
          <table:table-cell office:value-type="string" calcext:value-type="string">
            <text:p>objbound</text:p>
          </table:table-cell>
          <table:table-cell office:value-type="string" calcext:value-type="string">
            <text:p>solvertime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nodecount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rel_objval_error</text:p>
          </table:table-cell>
          <table:table-cell office:value-type="string" calcext:value-type="string">
            <text:p>max_linear_violation</text:p>
          </table:table-cell>
          <table:table-cell office:value-type="string" calcext:value-type="string">
            <text:p>max_soc_violation</text:p>
          </table:table-cell>
          <table:table-cell office:value-type="string" calcext:value-type="string">
            <text:p>max_socrot_violation</text:p>
          </table:table-cell>
          <table:table-cell office:value-type="string" calcext:value-type="string">
            <text:p>max_exp_violation</text:p>
          </table:table-cell>
          <table:table-cell office:value-type="string" calcext:value-type="string">
            <text:p>max_psd_violation</text:p>
          </table:table-cell>
          <table:table-cell office:value-type="string" calcext:value-type="string">
            <text:p>max_int_violation</text:p>
          </table:table-cell>
          <table:table-cell office:value-type="string" calcext:value-type="string">
            <text:p>validator_status</text:p>
          </table:table-cell>
          <table:table-cell office:value-type="string" calcext:value-type="string">
            <text:p>validator_relobjdiff</text:p>
          </table:table-cell>
          <table:table-cell office:value-type="string" calcext:value-type="string">
            <text:p>conic_subproblem_count</text:p>
          </table:table-cell>
          <table:table-cell office:value-type="string" calcext:value-type="string">
            <text:p>conic_optimal_count</text:p>
          </table:table-cell>
          <table:table-cell office:value-type="string" calcext:value-type="string">
            <text:p>conic_infeasible_count</text:p>
          </table:table-cell>
          <table:table-cell office:value-type="string" calcext:value-type="string">
            <text:p>conic_subproblem_time</text:p>
          </table:table-cell>
          <table:table-cell office:value-type="string" calcext:value-type="string">
            <text:p>conic_relaxation_time</text:p>
          </table:table-cell>
          <table:table-cell office:value-type="string" calcext:value-type="string">
            <text:p>mip_subproblem_time</text:p>
          </table:table-cell>
          <table:table-cell office:value-type="string" calcext:value-type="string">
            <text:p>iteration_count</text:p>
          </table:table-cell>
          <table:table-cell/>
          <table:table-cell office:value-type="string" calcext:value-type="string">
            <text:p>iters</text:p>
          </table:table-cell>
          <table:table-cell office:value-type="string" calcext:value-type="string">
            <text:p>relax success?</text:p>
          </table:table-cell>
          <table:table-cell office:value-type="string" calcext:value-type="string">
            <text:p>subp count</text:p>
          </table:table-cell>
          <table:table-cell office:value-type="string" calcext:value-type="string">
            <text:p>subp fails</text:p>
          </table:table-cell>
          <table:table-cell office:value-type="string" calcext:value-type="string">
            <text:p>relax time</text:p>
          </table:table-cell>
          <table:table-cell office:value-type="string" calcext:value-type="string">
            <text:p>avg subp time</text:p>
          </table:table-cell>
          <table:table-cell office:value-type="string" calcext:value-type="string">
            <text:p>lin viol</text:p>
          </table:table-cell>
          <table:table-cell office:value-type="string" calcext:value-type="string">
            <text:p>conic viol</text:p>
          </table:table-cell>
          <table:table-cell/>
          <table:table-cell office:value-type="string" calcext:value-type="string">
            <text:p>%conic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0716031563142388" calcext:value-type="float">
            <text:p>-0.0716031563</text:p>
          </table:table-cell>
          <table:table-cell office:value-type="float" office:value="0.00899004936218262" calcext:value-type="float">
            <text:p>0.0089900494</text:p>
          </table:table-cell>
          <table:table-cell office:value-type="float" office:value="0.00931692123413086" calcext:value-type="float">
            <text:p>0.0093169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exppsd_a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0941546165561524" calcext:value-type="float">
            <text:p>9.41546165561524E-07</text:p>
          </table:table-cell>
          <table:table-cell office:value-type="string" calcext:value-type="string">
            <text:p>-Inf</text:p>
          </table:table-cell>
          <table:table-cell office:value-type="float" office:value="0.000000940221273282305" calcext:value-type="float">
            <text:p>9.40221273282305E-07</text:p>
          </table:table-cell>
          <table:table-cell office:value-type="float" office:value="0.00000716639422806701" calcext:value-type="float">
            <text:p>7.1663942280670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table:formula="of:=[.AA2]" office:value-type="string" office:string-value=" " calcext:value-type="string">
            <text:p><text:s/></text:p>
          </table:table-cell>
          <table:table-cell table:number-columns-repeated="8"/>
          <table:table-cell table:formula="of:=([.X2]+[.Y2])/[.H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990890099158117" calcext:value-type="float">
            <text:p>-0.0990890099</text:p>
          </table:table-cell>
          <table:table-cell office:value-type="float" office:value="-0.0990889991138765" calcext:value-type="float">
            <text:p>-0.0990889991</text:p>
          </table:table-cell>
          <table:table-cell office:value-type="float" office:value="0.0201311111450195" calcext:value-type="float">
            <text:p>0.0201311111</text:p>
          </table:table-cell>
          <table:table-cell office:value-type="float" office:value="0.0204999446868897" calcext:value-type="float">
            <text:p>0.02049994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exppsd_b.txt</text:p>
          </table:table-cell>
          <table:table-cell office:value-type="string" calcext:value-type="string">
            <text:p><text:s/></text:p>
          </table:table-cell>
          <table:table-cell office:value-type="float" office:value="5.42101086242752E-018" calcext:value-type="float">
            <text:p>5.42101086242752E-18</text:p>
          </table:table-cell>
          <table:table-cell office:value-type="float" office:value="0.000000853668643663319" calcext:value-type="float">
            <text:p>8.53668643663319E-07</text:p>
          </table:table-cell>
          <table:table-cell office:value-type="string" calcext:value-type="string">
            <text:p>-Inf</text:p>
          </table:table-cell>
          <table:table-cell office:value-type="float" office:value="0.000000562631388589807" calcext:value-type="float">
            <text:p>5.62631388589807E-07</text:p>
          </table:table-cell>
          <table:table-cell office:value-type="float" office:value="0.00000357559544552619" calcext:value-type="float">
            <text:p>3.57559544552619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3]+[.Y3])/[.H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0913213718030319" calcext:value-type="float">
            <text:p>-0.0913213718</text:p>
          </table:table-cell>
          <table:table-cell office:value-type="float" office:value="0.806281805038452" calcext:value-type="float">
            <text:p>0.806281805</text:p>
          </table:table-cell>
          <table:table-cell office:value-type="float" office:value="0.80681300163269" calcext:value-type="float">
            <text:p>0.8068130016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PAJ_CPLEX_noconic_msd.multiportfolio_socexppsd_c.txt</text:p>
          </table:table-cell>
          <table:table-cell office:value-type="string" calcext:value-type="string">
            <text:p><text:s/></text:p>
          </table:table-cell>
          <table:table-cell office:value-type="float" office:value="3.46944695195361E-018" calcext:value-type="float">
            <text:p>3.46944695195361E-18</text:p>
          </table:table-cell>
          <table:table-cell office:value-type="float" office:value="0.000000709596795218925" calcext:value-type="float">
            <text:p>7.09596795218925E-07</text:p>
          </table:table-cell>
          <table:table-cell office:value-type="string" calcext:value-type="string">
            <text:p>-Inf</text:p>
          </table:table-cell>
          <table:table-cell office:value-type="float" office:value="0.000000776132899060755" calcext:value-type="float">
            <text:p>7.76132899060755E-07</text:p>
          </table:table-cell>
          <table:table-cell office:value-type="float" office:value="0.000000861514153569495" calcext:value-type="float">
            <text:p>8.61514153569495E-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4]+[.Y4])/[.H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19700578564876" calcext:value-type="float">
            <text:p>-0.1197005786</text:p>
          </table:table-cell>
          <table:table-cell office:value-type="float" office:value="-0.11970124170235" calcext:value-type="float">
            <text:p>-0.1197012417</text:p>
          </table:table-cell>
          <table:table-cell office:value-type="float" office:value="63.7237200737" calcext:value-type="float">
            <text:p>63.7237200737</text:p>
          </table:table-cell>
          <table:table-cell office:value-type="float" office:value="63.7245490550995" calcext:value-type="float">
            <text:p>63.7245490551</text:p>
          </table:table-cell>
          <table:table-cell office:value-type="float" office:value="68893" calcext:value-type="float">
            <text:p>68893</text:p>
          </table:table-cell>
          <table:table-cell office:value-type="string" calcext:value-type="string">
            <text:p>PAJ_CPLEX_noconic_msd.multiportfolio_socexppsd_d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117089518703734" calcext:value-type="float">
            <text:p>1.17089518703734E-06</text:p>
          </table:table-cell>
          <table:table-cell office:value-type="string" calcext:value-type="string">
            <text:p>-Inf</text:p>
          </table:table-cell>
          <table:table-cell office:value-type="float" office:value="0.000000917616884033023" calcext:value-type="float">
            <text:p>9.17616884033023E-07</text:p>
          </table:table-cell>
          <table:table-cell office:value-type="float" office:value="0.00000560602461165499" calcext:value-type="float">
            <text:p>0.0000056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5]+[.Y5])/[.H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5985296056171" calcext:value-type="float">
            <text:p>-0.1259852961</text:p>
          </table:table-cell>
          <table:table-cell office:value-type="float" office:value="-0.125986356373645" calcext:value-type="float">
            <text:p>-0.1259863564</text:p>
          </table:table-cell>
          <table:table-cell office:value-type="float" office:value="104.82746386528" calcext:value-type="float">
            <text:p>104.8274638653</text:p>
          </table:table-cell>
          <table:table-cell office:value-type="float" office:value="104.828737974167" calcext:value-type="float">
            <text:p>104.8287379742</text:p>
          </table:table-cell>
          <table:table-cell office:value-type="float" office:value="33355" calcext:value-type="float">
            <text:p>33355</text:p>
          </table:table-cell>
          <table:table-cell office:value-type="string" calcext:value-type="string">
            <text:p>PAJ_CPLEX_noconic_msd.multiportfolio_socexppsd_e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189824818855322" calcext:value-type="float">
            <text:p>1.89824818855322E-06</text:p>
          </table:table-cell>
          <table:table-cell office:value-type="string" calcext:value-type="string">
            <text:p>-Inf</text:p>
          </table:table-cell>
          <table:table-cell office:value-type="float" office:value="0.000000924115745259968" calcext:value-type="float">
            <text:p>9.24115745259968E-07</text:p>
          </table:table-cell>
          <table:table-cell office:value-type="float" office:value="0.00000078757021575996" calcext:value-type="float">
            <text:p>7.8757021575996E-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6]+[.Y6])/[.H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30218476906073" calcext:value-type="float">
            <text:p>-0.1302184769</text:p>
          </table:table-cell>
          <table:table-cell office:value-type="float" office:value="-0.13021901825161" calcext:value-type="float">
            <text:p>-0.1302190183</text:p>
          </table:table-cell>
          <table:table-cell office:value-type="float" office:value="2.46009206771851" calcext:value-type="float">
            <text:p>2.4600920677</text:p>
          </table:table-cell>
          <table:table-cell office:value-type="float" office:value="2.46196293830872" calcext:value-type="float">
            <text:p>2.4619629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J_CPLEX_noconic_msd.multiportfolio_socexppsd_f.txt</text:p>
          </table:table-cell>
          <table:table-cell office:value-type="string" calcext:value-type="string">
            <text:p><text:s/></text:p>
          </table:table-cell>
          <table:table-cell office:value-type="float" office:value="9.51929507442273E-017" calcext:value-type="float">
            <text:p>9.51929507442273E-17</text:p>
          </table:table-cell>
          <table:table-cell office:value-type="float" office:value="0.00000285716256811369" calcext:value-type="float">
            <text:p>2.85716256811369E-06</text:p>
          </table:table-cell>
          <table:table-cell office:value-type="string" calcext:value-type="string">
            <text:p>-Inf</text:p>
          </table:table-cell>
          <table:table-cell office:value-type="float" office:value="0.000000947249085170299" calcext:value-type="float">
            <text:p>9.47249085170299E-07</text:p>
          </table:table-cell>
          <table:table-cell office:value-type="float" office:value="0.0000087416510537983" calcext:value-type="float">
            <text:p>8.7416510537983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7]+[.Y7])/[.H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716030767494585" calcext:value-type="float">
            <text:p>-0.0716030767</text:p>
          </table:table-cell>
          <table:table-cell office:value-type="float" office:value="-0.0716030767494585" calcext:value-type="float">
            <text:p>-0.0716030767</text:p>
          </table:table-cell>
          <table:table-cell office:value-type="float" office:value="0.06581711769104" calcext:value-type="float">
            <text:p>0.0658171177</text:p>
          </table:table-cell>
          <table:table-cell office:value-type="float" office:value="0.066195011138916" calcext:value-type="float">
            <text:p>0.066195011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psd_a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0544617056799646" calcext:value-type="float">
            <text:p>5.44617056799646E-07</text:p>
          </table:table-cell>
          <table:table-cell office:value-type="string" calcext:value-type="string">
            <text:p>-Inf</text:p>
          </table:table-cell>
          <table:table-cell office:value-type="float" office:value="0.00000088669987485801" calcext:value-type="float">
            <text:p>8.8669987485801E-07</text:p>
          </table:table-cell>
          <table:table-cell office:value-type="float" office:value="0.0000076183874261926" calcext:value-type="float">
            <text:p>7.6183874261926E-06</text:p>
          </table:table-cell>
          <table:table-cell office:value-type="float" office:value="1.22124532708767E-015" calcext:value-type="float">
            <text:p>1.22124532708767E-1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1" calcext:value-type="float">
            <text:p>0.0621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([.X8]+[.Y8])/[.H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990945534771343" calcext:value-type="float">
            <text:p>-0.0990945535</text:p>
          </table:table-cell>
          <table:table-cell office:value-type="float" office:value="-0.0990945534771343" calcext:value-type="float">
            <text:p>-0.0990945535</text:p>
          </table:table-cell>
          <table:table-cell office:value-type="float" office:value="0.18270206451416" calcext:value-type="float">
            <text:p>0.1827020645</text:p>
          </table:table-cell>
          <table:table-cell office:value-type="float" office:value="0.183129072189331" calcext:value-type="float">
            <text:p>0.183129072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psd_b.txt</text:p>
          </table:table-cell>
          <table:table-cell office:value-type="string" calcext:value-type="string">
            <text:p><text:s/></text:p>
          </table:table-cell>
          <table:table-cell office:value-type="float" office:value="3.68628738645071E-018" calcext:value-type="float">
            <text:p>3.68628738645071E-18</text:p>
          </table:table-cell>
          <table:table-cell office:value-type="float" office:value="0.000000883715236627003" calcext:value-type="float">
            <text:p>8.83715236627003E-07</text:p>
          </table:table-cell>
          <table:table-cell office:value-type="string" calcext:value-type="string">
            <text:p>-Inf</text:p>
          </table:table-cell>
          <table:table-cell office:value-type="float" office:value="0.000000831390215783046" calcext:value-type="float">
            <text:p>8.31390215783046E-07</text:p>
          </table:table-cell>
          <table:table-cell office:value-type="float" office:value="0.00000344696956643192" calcext:value-type="float">
            <text:p>0.0000034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6" calcext:value-type="float">
            <text:p>0.176</text:p>
          </table:table-cell>
          <table:table-cell office:value-type="float" office:value="27" calcext:value-type="float">
            <text:p>27</text:p>
          </table:table-cell>
          <table:table-cell table:number-columns-repeated="10"/>
          <table:table-cell table:formula="of:=([.X9]+[.Y9])/[.H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913241810855033" calcext:value-type="float">
            <text:p>-0.0913241811</text:p>
          </table:table-cell>
          <table:table-cell office:value-type="float" office:value="-0.0913249812973634" calcext:value-type="float">
            <text:p>-0.0913249813</text:p>
          </table:table-cell>
          <table:table-cell office:value-type="float" office:value="5.36760687828064" calcext:value-type="float">
            <text:p>5.3676068783</text:p>
          </table:table-cell>
          <table:table-cell office:value-type="float" office:value="5.36812305450439" calcext:value-type="float">
            <text:p>5.368123054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psd_c.txt</text:p>
          </table:table-cell>
          <table:table-cell office:value-type="string" calcext:value-type="string">
            <text:p><text:s/></text:p>
          </table:table-cell>
          <table:table-cell office:value-type="float" office:value="1.06251812903579E-017" calcext:value-type="float">
            <text:p>1.06251812903579E-17</text:p>
          </table:table-cell>
          <table:table-cell office:value-type="float" office:value="0.00000412157850556566" calcext:value-type="float">
            <text:p>4.12157850556566E-06</text:p>
          </table:table-cell>
          <table:table-cell office:value-type="string" calcext:value-type="string">
            <text:p>-Inf</text:p>
          </table:table-cell>
          <table:table-cell office:value-type="float" office:value="0.000000881801937691051" calcext:value-type="float">
            <text:p>8.81801937691051E-07</text:p>
          </table:table-cell>
          <table:table-cell office:value-type="float" office:value="0.00000289818104461655" calcext:value-type="float">
            <text:p>2.89818104461655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6" calcext:value-type="float">
            <text:p>5.36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([.X10]+[.Y10])/[.H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1970968839637" calcext:value-type="float">
            <text:p>-0.1197096884</text:p>
          </table:table-cell>
          <table:table-cell office:value-type="float" office:value="-0.119710589862437" calcext:value-type="float">
            <text:p>-0.1197105899</text:p>
          </table:table-cell>
          <table:table-cell office:value-type="float" office:value="511.637151002884" calcext:value-type="float">
            <text:p>511.6371510029</text:p>
          </table:table-cell>
          <table:table-cell office:value-type="float" office:value="511.637942075729" calcext:value-type="float">
            <text:p>511.637942075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psd_d.txt</text:p>
          </table:table-cell>
          <table:table-cell office:value-type="string" calcext:value-type="string">
            <text:p><text:s/></text:p>
          </table:table-cell>
          <table:table-cell office:value-type="float" office:value="2.42861286636753E-017" calcext:value-type="float">
            <text:p>2.42861286636753E-17</text:p>
          </table:table-cell>
          <table:table-cell office:value-type="float" office:value="0.000000628921852832698" calcext:value-type="float">
            <text:p>6.28921852832698E-07</text:p>
          </table:table-cell>
          <table:table-cell office:value-type="string" calcext:value-type="string">
            <text:p>-Inf</text:p>
          </table:table-cell>
          <table:table-cell office:value-type="float" office:value="0.00000089592087393342" calcext:value-type="float">
            <text:p>8.9592087393342E-07</text:p>
          </table:table-cell>
          <table:table-cell office:value-type="float" office:value="0.00000987318764246742" calcext:value-type="float">
            <text:p>9.87318764246742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37" calcext:value-type="float">
            <text:p>37</text:p>
          </table:table-cell>
          <table:table-cell table:number-columns-repeated="10"/>
          <table:table-cell table:formula="of:=([.X11]+[.Y11])/[.H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595293501548" calcext:value-type="float">
            <text:p>-0.125952935</text:p>
          </table:table-cell>
          <table:table-cell office:value-type="float" office:value="-0.12595392122871" calcext:value-type="float">
            <text:p>-0.1259539212</text:p>
          </table:table-cell>
          <table:table-cell office:value-type="float" office:value="2983.01086878777" calcext:value-type="float">
            <text:p>2983.0108687878</text:p>
          </table:table-cell>
          <table:table-cell office:value-type="float" office:value="2983.01202201843" calcext:value-type="float">
            <text:p>2983.012022018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psd_e.txt</text:p>
          </table:table-cell>
          <table:table-cell office:value-type="string" calcext:value-type="string">
            <text:p><text:s/></text:p>
          </table:table-cell>
          <table:table-cell office:value-type="float" office:value="1.04083408558608E-017" calcext:value-type="float">
            <text:p>1.04083408558608E-17</text:p>
          </table:table-cell>
          <table:table-cell office:value-type="float" office:value="0.000000282981565062623" calcext:value-type="float">
            <text:p>0.000000283</text:p>
          </table:table-cell>
          <table:table-cell office:value-type="string" calcext:value-type="string">
            <text:p>-Inf</text:p>
          </table:table-cell>
          <table:table-cell office:value-type="float" office:value="0.00000097881745353412" calcext:value-type="float">
            <text:p>9.7881745353412E-07</text:p>
          </table:table-cell>
          <table:table-cell office:value-type="float" office:value="0.00000867412358197195" calcext:value-type="float">
            <text:p>8.67412358197195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0" calcext:value-type="float">
            <text:p>2980</text:p>
          </table:table-cell>
          <table:table-cell office:value-type="float" office:value="32" calcext:value-type="float">
            <text:p>32</text:p>
          </table:table-cell>
          <table:table-cell table:number-columns-repeated="10"/>
          <table:table-cell table:formula="of:=([.X12]+[.Y12])/[.H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30157216351899" calcext:value-type="float">
            <text:p>-0.1301572164</text:p>
          </table:table-cell>
          <table:table-cell office:value-type="float" office:value="-0.130157223817509" calcext:value-type="float">
            <text:p>-0.1301572238</text:p>
          </table:table-cell>
          <table:table-cell office:value-type="float" office:value="187.318871974945" calcext:value-type="float">
            <text:p>187.3188719749</text:p>
          </table:table-cell>
          <table:table-cell office:value-type="float" office:value="187.320819139481" calcext:value-type="float">
            <text:p>187.320819139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psd_f.txt</text:p>
          </table:table-cell>
          <table:table-cell office:value-type="string" calcext:value-type="string">
            <text:p><text:s/></text:p>
          </table:table-cell>
          <table:table-cell office:value-type="float" office:value="4.44089209850063E-016" calcext:value-type="float">
            <text:p>4.44089209850063E-16</text:p>
          </table:table-cell>
          <table:table-cell office:value-type="float" office:value="0.000000313134424806405" calcext:value-type="float">
            <text:p>3.13134424806405E-07</text:p>
          </table:table-cell>
          <table:table-cell office:value-type="string" calcext:value-type="string">
            <text:p>-Inf</text:p>
          </table:table-cell>
          <table:table-cell office:value-type="float" office:value="0.000000969005737871953" calcext:value-type="float">
            <text:p>0.000000969</text:p>
          </table:table-cell>
          <table:table-cell office:value-type="float" office:value="0.00000845628302205475" calcext:value-type="float">
            <text:p>8.45628302205475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37" calcext:value-type="float">
            <text:p>37</text:p>
          </table:table-cell>
          <table:table-cell table:number-columns-repeated="10"/>
          <table:table-cell table:formula="of:=([.X13]+[.Y13])/[.H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SCS_msd</text:p>
          </table:table-cell>
          <table:table-cell office:value-type="string" calcext:value-type="string">
            <text:p>multiportfolio_socexp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71604444031383" calcext:value-type="float">
            <text:p>-0.071604444</text:p>
          </table:table-cell>
          <table:table-cell office:value-type="float" office:value="-0.0702381441713558" calcext:value-type="float">
            <text:p>-0.0702381442</text:p>
          </table:table-cell>
          <table:table-cell office:value-type="float" office:value="2.78455877304077" calcext:value-type="float">
            <text:p>2.784558773</text:p>
          </table:table-cell>
          <table:table-cell office:value-type="float" office:value="2.78502178192139" calcext:value-type="float">
            <text:p>2.78502178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SCS_msd.multiportfolio_socexppsd_a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0458265111767664" calcext:value-type="float">
            <text:p>4.58265111767664E-07</text:p>
          </table:table-cell>
          <table:table-cell office:value-type="string" calcext:value-type="string">
            <text:p>-Inf</text:p>
          </table:table-cell>
          <table:table-cell office:value-type="float" office:value="0.000000960614739309307" calcext:value-type="float">
            <text:p>9.60614739309307E-07</text:p>
          </table:table-cell>
          <table:table-cell office:value-type="float" office:value="0.00000816552501556475" calcext:value-type="float">
            <text:p>8.16552501556475E-06</text:p>
          </table:table-cell>
          <table:table-cell office:value-type="float" office:value="1.55431223447522E-015" calcext:value-type="float">
            <text:p>1.55431223447522E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57" calcext:value-type="float">
            <text:p>0.957</text:p>
          </table:table-cell>
          <table:table-cell office:value-type="float" office:value="1.81" calcext:value-type="float">
            <text:p>1.8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14]+[.Y14])/[.H14]" office:value-type="float" office:value="0.993694235075672" calcext:value-type="float">
            <text:p>0.9936942351</text:p>
          </table:table-cell>
        </table:table-row>
        <table:table-row table:style-name="ro1">
          <table:table-cell office:value-type="string" calcext:value-type="string">
            <text:p>PAJ_CPLEX_SCS_msd</text:p>
          </table:table-cell>
          <table:table-cell office:value-type="string" calcext:value-type="string">
            <text:p>multiportfolio_socexp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982568528405128" calcext:value-type="float">
            <text:p>-0.0982568528</text:p>
          </table:table-cell>
          <table:table-cell office:value-type="float" office:value="-0.0977776991789896" calcext:value-type="float">
            <text:p>-0.0977776992</text:p>
          </table:table-cell>
          <table:table-cell office:value-type="float" office:value="6.73417496681213" calcext:value-type="float">
            <text:p>6.7341749668</text:p>
          </table:table-cell>
          <table:table-cell office:value-type="float" office:value="6.73484086990356" calcext:value-type="float">
            <text:p>6.7348408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SCS_msd.multiportfolio_socexppsd_b.txt</text:p>
          </table:table-cell>
          <table:table-cell office:value-type="string" calcext:value-type="string">
            <text:p><text:s/></text:p>
          </table:table-cell>
          <table:table-cell office:value-type="float" office:value="0.0000198498516602794" calcext:value-type="float">
            <text:p>1.98498516602794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039408544723063" calcext:value-type="float">
            <text:p>3.9408544723063E-06</text:p>
          </table:table-cell>
          <table:table-cell office:value-type="float" office:value="0.0000000710431764455884" calcext:value-type="float">
            <text:p>0.000000071</text:p>
          </table:table-cell>
          <table:table-cell office:value-type="float" office:value="3.66373598126302E-015" calcext:value-type="float">
            <text:p>3.66373598126302E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1" calcext:value-type="float">
            <text:p>3.31</text:p>
          </table:table-cell>
          <table:table-cell office:value-type="float" office:value="3.42" calcext:value-type="float">
            <text:p>3.42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15]+[.Y15])/[.H15]" office:value-type="float" office:value="0.99938003291677" calcext:value-type="float">
            <text:p>0.9993800329</text:p>
          </table:table-cell>
        </table:table-row>
        <table:table-row table:style-name="ro1">
          <table:table-cell office:value-type="string" calcext:value-type="string">
            <text:p>PAJ_CPLEX_SCS_msd</text:p>
          </table:table-cell>
          <table:table-cell office:value-type="string" calcext:value-type="string">
            <text:p>multiportfolio_socexp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927358978662959" calcext:value-type="float">
            <text:p>-0.0927358979</text:p>
          </table:table-cell>
          <table:table-cell office:value-type="float" office:value="-0.0917207193245239" calcext:value-type="float">
            <text:p>-0.0917207193</text:p>
          </table:table-cell>
          <table:table-cell office:value-type="float" office:value="27.8769631385803" calcext:value-type="float">
            <text:p>27.8769631386</text:p>
          </table:table-cell>
          <table:table-cell office:value-type="float" office:value="27.8776698112488" calcext:value-type="float">
            <text:p>27.87766981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J_CPLEX_SCS_msd.multiportfolio_socexppsd_c.txt</text:p>
          </table:table-cell>
          <table:table-cell office:value-type="string" calcext:value-type="string">
            <text:p><text:s/></text:p>
          </table:table-cell>
          <table:table-cell office:value-type="float" office:value="0.000621509555663983" calcext:value-type="float">
            <text:p>0.0006215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541264765012706" calcext:value-type="float">
            <text:p>5.41264765012706E-05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office:value-type="float" office:value="8.28" calcext:value-type="float">
            <text:p>8.28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16]+[.Y16])/[.H16]" office:value-type="float" office:value="0.996521746716157" calcext:value-type="float">
            <text:p>0.9965217467</text:p>
          </table:table-cell>
        </table:table-row>
        <table:table-row table:style-name="ro1">
          <table:table-cell office:value-type="string" calcext:value-type="string">
            <text:p>PAJ_CPLEX_SCS_msd</text:p>
          </table:table-cell>
          <table:table-cell office:value-type="string" calcext:value-type="string">
            <text:p>multiportfolio_socexp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Suboptimal</text:p>
          </table:table-cell>
          <table:table-cell office:value-type="float" office:value="-0.119972382145015" calcext:value-type="float">
            <text:p>-0.1199723821</text:p>
          </table:table-cell>
          <table:table-cell office:value-type="float" office:value="-0.121653423912337" calcext:value-type="float">
            <text:p>-0.1216534239</text:p>
          </table:table-cell>
          <table:table-cell office:value-type="float" office:value="158.913300991058" calcext:value-type="float">
            <text:p>158.9133009911</text:p>
          </table:table-cell>
          <table:table-cell office:value-type="float" office:value="158.914034843445" calcext:value-type="float">
            <text:p>158.9140348434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PAJ_CPLEX_SCS_msd.multiportfolio_socexppsd_d.txt</text:p>
          </table:table-cell>
          <table:table-cell office:value-type="string" calcext:value-type="string">
            <text:p><text:s/></text:p>
          </table:table-cell>
          <table:table-cell office:value-type="float" office:value="0.000570723933258361" calcext:value-type="float">
            <text:p>0.0005707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255362523144953" calcext:value-type="float">
            <text:p>2.55362523144953E-05</text:p>
          </table:table-cell>
          <table:table-cell office:value-type="float" office:value="0.0000300209951058094" calcext:value-type="float">
            <text:p>0.0000300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4.4" calcext:value-type="float">
            <text:p>14.4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17]+[.Y17])/[.H17]" office:value-type="float" office:value="0.996769930598275" calcext:value-type="float">
            <text:p>0.9967699306</text:p>
          </table:table-cell>
        </table:table-row>
        <table:table-row table:style-name="ro1">
          <table:table-cell office:value-type="string" calcext:value-type="string">
            <text:p>PAJ_CPLEX_SCS_msd</text:p>
          </table:table-cell>
          <table:table-cell office:value-type="string" calcext:value-type="string">
            <text:p>multiportfolio_socexp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Suboptimal</text:p>
          </table:table-cell>
          <table:table-cell office:value-type="float" office:value="-0.126129147001961" calcext:value-type="float">
            <text:p>-0.126129147</text:p>
          </table:table-cell>
          <table:table-cell office:value-type="float" office:value="-0.127479953456006" calcext:value-type="float">
            <text:p>-0.1274799535</text:p>
          </table:table-cell>
          <table:table-cell office:value-type="float" office:value="351.800223827362" calcext:value-type="float">
            <text:p>351.8002238274</text:p>
          </table:table-cell>
          <table:table-cell office:value-type="float" office:value="351.801375150681" calcext:value-type="float">
            <text:p>351.8013751507</text:p>
          </table:table-cell>
          <table:table-cell office:value-type="float" office:value="13054" calcext:value-type="float">
            <text:p>13054</text:p>
          </table:table-cell>
          <table:table-cell office:value-type="string" calcext:value-type="string">
            <text:p>PAJ_CPLEX_SCS_msd.multiportfolio_socexppsd_e.txt</text:p>
          </table:table-cell>
          <table:table-cell office:value-type="string" calcext:value-type="string">
            <text:p><text:s/></text:p>
          </table:table-cell>
          <table:table-cell office:value-type="float" office:value="0.000355383924014827" calcext:value-type="float">
            <text:p>0.0003553839</text:p>
          </table:table-cell>
          <table:table-cell office:value-type="float" office:value="0.00000169894302046864" calcext:value-type="float">
            <text:p>1.69894302046864E-06</text:p>
          </table:table-cell>
          <table:table-cell office:value-type="string" calcext:value-type="string">
            <text:p>-Inf</text:p>
          </table:table-cell>
          <table:table-cell office:value-type="float" office:value="0.00000752173892948349" calcext:value-type="float">
            <text:p>7.52173892948349E-06</text:p>
          </table:table-cell>
          <table:table-cell office:value-type="float" office:value="0.0000000136237054497148" calcext:value-type="float">
            <text:p>1.36237054497148E-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31.8" calcext:value-type="float">
            <text:p>31.8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18]+[.Y18])/[.H18]" office:value-type="float" office:value="0.934621349648007" calcext:value-type="float">
            <text:p>0.9346213496</text:p>
          </table:table-cell>
        </table:table-row>
        <table:table-row table:style-name="ro1">
          <table:table-cell office:value-type="string" calcext:value-type="string">
            <text:p>PAJ_CPLEX_SCS_msd</text:p>
          </table:table-cell>
          <table:table-cell office:value-type="string" calcext:value-type="string">
            <text:p>multiportfolio_socexp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Suboptimal</text:p>
          </table:table-cell>
          <table:table-cell office:value-type="float" office:value="-0.133065856787474" calcext:value-type="float">
            <text:p>-0.1330658568</text:p>
          </table:table-cell>
          <table:table-cell office:value-type="float" office:value="-0.133304119368499" calcext:value-type="float">
            <text:p>-0.1333041194</text:p>
          </table:table-cell>
          <table:table-cell office:value-type="float" office:value="870.415869951248" calcext:value-type="float">
            <text:p>870.4158699512</text:p>
          </table:table-cell>
          <table:table-cell office:value-type="float" office:value="870.417852163315" calcext:value-type="float">
            <text:p>870.41785216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SCS_msd.multiportfolio_socexppsd_f.txt</text:p>
          </table:table-cell>
          <table:table-cell office:value-type="string" calcext:value-type="string">
            <text:p><text:s/></text:p>
          </table:table-cell>
          <table:table-cell office:value-type="float" office:value="0.00115922641802177" calcext:value-type="float">
            <text:p>0.0011592264</text:p>
          </table:table-cell>
          <table:table-cell office:value-type="float" office:value="0.0000197964671193318" calcext:value-type="float">
            <text:p>1.97964671193318E-05</text:p>
          </table:table-cell>
          <table:table-cell office:value-type="string" calcext:value-type="string">
            <text:p>-Inf</text:p>
          </table:table-cell>
          <table:table-cell office:value-type="float" office:value="0.0000151514531347985" calcext:value-type="float">
            <text:p>1.51514531347985E-05</text:p>
          </table:table-cell>
          <table:table-cell office:value-type="float" office:value="0.000000480404985486528" calcext:value-type="float">
            <text:p>4.80404985486528E-07</text:p>
          </table:table-cell>
          <table:table-cell office:value-type="float" office:value="4.2188474935756E-015" calcext:value-type="float">
            <text:p>4.2188474935756E-1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  <table:table-cell office:value-type="float" office:value="83.8" calcext:value-type="float">
            <text:p>83.8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19]+[.Y19])/[.H19]" office:value-type="float" office:value="0.999292441725261" calcext:value-type="float">
            <text:p>0.9992924417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716044645799676" calcext:value-type="float">
            <text:p>-0.0716044646</text:p>
          </table:table-cell>
          <table:table-cell office:value-type="float" office:value="-0.0702381441713558" calcext:value-type="float">
            <text:p>-0.0702381442</text:p>
          </table:table-cell>
          <table:table-cell office:value-type="float" office:value="2.83410787582397" calcext:value-type="float">
            <text:p>2.8341078758</text:p>
          </table:table-cell>
          <table:table-cell office:value-type="float" office:value="2.83449101448059" calcext:value-type="float">
            <text:p>2.834491014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psd_a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0438352331280645" calcext:value-type="float">
            <text:p>4.38352331280645E-07</text:p>
          </table:table-cell>
          <table:table-cell office:value-type="string" calcext:value-type="string">
            <text:p>-Inf</text:p>
          </table:table-cell>
          <table:table-cell office:value-type="float" office:value="0.000000968670542222938" calcext:value-type="float">
            <text:p>9.68670542222938E-07</text:p>
          </table:table-cell>
          <table:table-cell office:value-type="float" office:value="0.00000807374495631694" calcext:value-type="float">
            <text:p>8.07374495631694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56" calcext:value-type="float">
            <text:p>0.956</text:p>
          </table:table-cell>
          <table:table-cell office:value-type="float" office:value="1.81" calcext:value-type="float">
            <text:p>1.81</text:p>
          </table:table-cell>
          <table:table-cell office:value-type="float" office:value="0.0592" calcext:value-type="float">
            <text:p>0.0592</text:p>
          </table:table-cell>
          <table:table-cell office:value-type="float" office:value="13" calcext:value-type="float">
            <text:p>13</text:p>
          </table:table-cell>
          <table:table-cell table:number-columns-repeated="10"/>
          <table:table-cell table:formula="of:=([.X20]+[.Y20])/[.H20]" office:value-type="float" office:value="0.975968495622569" calcext:value-type="float">
            <text:p>0.9759684956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982650140345628" calcext:value-type="float">
            <text:p>-0.098265014</text:p>
          </table:table-cell>
          <table:table-cell office:value-type="float" office:value="-0.0977776991789896" calcext:value-type="float">
            <text:p>-0.0977776992</text:p>
          </table:table-cell>
          <table:table-cell office:value-type="float" office:value="7.14764189720154" calcext:value-type="float">
            <text:p>7.1476418972</text:p>
          </table:table-cell>
          <table:table-cell office:value-type="float" office:value="7.14825105667114" calcext:value-type="float">
            <text:p>7.148251056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psd_b.txt</text:p>
          </table:table-cell>
          <table:table-cell office:value-type="string" calcext:value-type="string">
            <text:p><text:s/></text:p>
          </table:table-cell>
          <table:table-cell office:value-type="float" office:value="0.0000198015942644153" calcext:value-type="float">
            <text:p>1.98015942644153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0294200169048686" calcext:value-type="float">
            <text:p>0.000002942</text:p>
          </table:table-cell>
          <table:table-cell office:value-type="float" office:value="0.0000000772142796779331" calcext:value-type="float">
            <text:p>7.72142796779331E-08</text:p>
          </table:table-cell>
          <table:table-cell office:value-type="float" office:value="3.66373598126302E-015" calcext:value-type="float">
            <text:p>3.66373598126302E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3.42" calcext:value-type="float">
            <text:p>3.42</text:p>
          </table:table-cell>
          <table:table-cell office:value-type="float" office:value="0.0225" calcext:value-type="float">
            <text:p>0.0225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formula="of:=([.X21]+[.Y21])/[.H21]" office:value-type="float" office:value="0.996132724946341" calcext:value-type="float">
            <text:p>0.9961327249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916319343466403" calcext:value-type="float">
            <text:p>-0.0916319343</text:p>
          </table:table-cell>
          <table:table-cell office:value-type="float" office:value="-0.0914960252803719" calcext:value-type="float">
            <text:p>-0.0914960253</text:p>
          </table:table-cell>
          <table:table-cell office:value-type="float" office:value="19.3239469528198" calcext:value-type="float">
            <text:p>19.3239469528</text:p>
          </table:table-cell>
          <table:table-cell office:value-type="float" office:value="19.3246438503265" calcext:value-type="float">
            <text:p>19.324643850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psd_c.txt</text:p>
          </table:table-cell>
          <table:table-cell office:value-type="string" calcext:value-type="string">
            <text:p><text:s/></text:p>
          </table:table-cell>
          <table:table-cell office:value-type="float" office:value="0.000310763805938357" calcext:value-type="float">
            <text:p>0.0003107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26492743605333" calcext:value-type="float">
            <text:p>2.6492743605333E-05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8.24" calcext:value-type="float">
            <text:p>8.24</text:p>
          </table:table-cell>
          <table:table-cell office:value-type="float" office:value="0.607" calcext:value-type="float">
            <text:p>0.607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formula="of:=([.X22]+[.Y22])/[.H22]" office:value-type="float" office:value="0.969781175955122" calcext:value-type="float">
            <text:p>0.969781176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0020739405378" calcext:value-type="float">
            <text:p>-0.1200207394</text:p>
          </table:table-cell>
          <table:table-cell office:value-type="float" office:value="-0.1199669831748" calcext:value-type="float">
            <text:p>-0.1199669832</text:p>
          </table:table-cell>
          <table:table-cell office:value-type="float" office:value="290.317820072174" calcext:value-type="float">
            <text:p>290.3178200722</text:p>
          </table:table-cell>
          <table:table-cell office:value-type="float" office:value="290.318784952164" calcext:value-type="float">
            <text:p>290.318784952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psd_d.txt</text:p>
          </table:table-cell>
          <table:table-cell office:value-type="string" calcext:value-type="string">
            <text:p><text:s/></text:p>
          </table:table-cell>
          <table:table-cell office:value-type="float" office:value="0.000568119838819188" calcext:value-type="float">
            <text:p>0.00056811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242661381970599" calcext:value-type="float">
            <text:p>2.42661381970599E-05</text:p>
          </table:table-cell>
          <table:table-cell office:value-type="float" office:value="0.000000109451863397222" calcext:value-type="float">
            <text:p>1.09451863397222E-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4.4" calcext:value-type="float">
            <text:p>14.4</text:p>
          </table:table-cell>
          <table:table-cell office:value-type="float" office:value="136" calcext:value-type="float">
            <text:p>136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([.X23]+[.Y23])/[.H23]" office:value-type="float" office:value="0.531830942935627" calcext:value-type="float">
            <text:p>0.5318309429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6070977128039" calcext:value-type="float">
            <text:p>-0.1260709771</text:p>
          </table:table-cell>
          <table:table-cell office:value-type="float" office:value="-0.126007703793619" calcext:value-type="float">
            <text:p>-0.1260077038</text:p>
          </table:table-cell>
          <table:table-cell office:value-type="float" office:value="758.16317820549" calcext:value-type="float">
            <text:p>758.1631782055</text:p>
          </table:table-cell>
          <table:table-cell office:value-type="float" office:value="758.164464950562" calcext:value-type="float">
            <text:p>758.1644649506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psd_e.txt</text:p>
          </table:table-cell>
          <table:table-cell office:value-type="string" calcext:value-type="string">
            <text:p><text:s/></text:p>
          </table:table-cell>
          <table:table-cell office:value-type="float" office:value="0.000330012661190982" calcext:value-type="float">
            <text:p>0.0003300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0708554826545083" calcext:value-type="float">
            <text:p>7.08554826545083E-06</text:p>
          </table:table-cell>
          <table:table-cell office:value-type="float" office:value="0.0000000322905998674125" calcext:value-type="float">
            <text:p>3.22905998674125E-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31.7" calcext:value-type="float">
            <text:p>31.7</text:p>
          </table:table-cell>
          <table:table-cell office:value-type="float" office:value="469" calcext:value-type="float">
            <text:p>469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([.X24]+[.Y24])/[.H24]" office:value-type="float" office:value="0.382107715499579" calcext:value-type="float">
            <text:p>0.3821077155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33074194495691" calcext:value-type="float">
            <text:p>-0.1330741945</text:p>
          </table:table-cell>
          <table:table-cell office:value-type="float" office:value="-0.1327681984659" calcext:value-type="float">
            <text:p>-0.1327681985</text:p>
          </table:table-cell>
          <table:table-cell office:value-type="float" office:value="734.875089168549" calcext:value-type="float">
            <text:p>734.8750891685</text:p>
          </table:table-cell>
          <table:table-cell office:value-type="float" office:value="734.883764028549" calcext:value-type="float">
            <text:p>734.8837640286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psd_f.txt</text:p>
          </table:table-cell>
          <table:table-cell office:value-type="string" calcext:value-type="string">
            <text:p><text:s/></text:p>
          </table:table-cell>
          <table:table-cell office:value-type="float" office:value="0.00117170505138029" calcext:value-type="float">
            <text:p>0.00117170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136305348379384" calcext:value-type="float">
            <text:p>1.36305348379384E-05</text:p>
          </table:table-cell>
          <table:table-cell office:value-type="float" office:value="0.000030806192820778" calcext:value-type="float">
            <text:p>3.0806192820778E-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84.1" calcext:value-type="float">
            <text:p>84.1</text:p>
          </table:table-cell>
          <table:table-cell office:value-type="float" office:value="11.3" calcext:value-type="float">
            <text:p>11.3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([.X25]+[.Y25])/[.H25]" office:value-type="float" office:value="0.983976747419931" calcext:value-type="float">
            <text:p>0.9839767474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759813687007124" calcext:value-type="float">
            <text:p>-0.0759813687</text:p>
          </table:table-cell>
          <table:table-cell office:value-type="float" office:value="-0.0759697721666686" calcext:value-type="float">
            <text:p>-0.0759697722</text:p>
          </table:table-cell>
          <table:table-cell office:value-type="float" office:value="0.0135660171508789" calcext:value-type="float">
            <text:p>0.0135660172</text:p>
          </table:table-cell>
          <table:table-cell office:value-type="float" office:value="0.0139961242675781" calcext:value-type="float">
            <text:p>0.0139961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MOSEK_msd.multiportfolio_socpsd_a.txt</text:p>
          </table:table-cell>
          <table:table-cell office:value-type="string" calcext:value-type="string">
            <text:p><text:s/></text:p>
          </table:table-cell>
          <table:table-cell office:value-type="float" office:value="0.000000000000274516520626378" calcext:value-type="float">
            <text:p>2.74516520626378E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378" calcext:value-type="float">
            <text:p>0.00378</text:p>
          </table:table-cell>
          <table:table-cell office:value-type="float" office:value="0.00517" calcext:value-type="float">
            <text:p>0.00517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26]+[.Y26])/[.H26]" office:value-type="float" office:value="0.65973674516696" calcext:value-type="float">
            <text:p>0.6597367452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813918944376496" calcext:value-type="float">
            <text:p>-0.0813918944</text:p>
          </table:table-cell>
          <table:table-cell office:value-type="float" office:value="-0.0813916594321812" calcext:value-type="float">
            <text:p>-0.0813916594</text:p>
          </table:table-cell>
          <table:table-cell office:value-type="float" office:value="0.0597870349884033" calcext:value-type="float">
            <text:p>0.059787035</text:p>
          </table:table-cell>
          <table:table-cell office:value-type="float" office:value="0.0602731704711914" calcext:value-type="float">
            <text:p>0.06027317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MOSEK_msd.multiportfolio_socpsd_b.txt</text:p>
          </table:table-cell>
          <table:table-cell office:value-type="string" calcext:value-type="string">
            <text:p><text:s/></text:p>
          </table:table-cell>
          <table:table-cell office:value-type="float" office:value="0.000000000000351420281763382" calcext:value-type="float">
            <text:p>3.51420281763382E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156" calcext:value-type="float">
            <text:p>0.0156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27]+[.Y27])/[.H27]" office:value-type="float" office:value="0.63391670129404" calcext:value-type="float">
            <text:p>0.6339167013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4941639330948" calcext:value-type="float">
            <text:p>-0.1249416393</text:p>
          </table:table-cell>
          <table:table-cell office:value-type="float" office:value="-0.124941802768064" calcext:value-type="float">
            <text:p>-0.1249418028</text:p>
          </table:table-cell>
          <table:table-cell office:value-type="float" office:value="1.18983387947083" calcext:value-type="float">
            <text:p>1.1898338795</text:p>
          </table:table-cell>
          <table:table-cell office:value-type="float" office:value="1.19073700904846" calcext:value-type="float">
            <text:p>1.190737009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PAJ_CPLEX_MOSEK_msd.multiportfolio_socpsd_c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148804579769291" calcext:value-type="float">
            <text:p>1.48804579769291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0153" calcext:value-type="float">
            <text:p>0.0153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28]+[.Y28])/[.H28]" office:value-type="float" office:value="0.164140560602341" calcext:value-type="float">
            <text:p>0.1641405606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Suboptimal</text:p>
          </table:table-cell>
          <table:table-cell office:value-type="float" office:value="-0.13257200507386" calcext:value-type="float">
            <text:p>-0.1325720051</text:p>
          </table:table-cell>
          <table:table-cell office:value-type="float" office:value="-0.132574473811978" calcext:value-type="float">
            <text:p>-0.1325744738</text:p>
          </table:table-cell>
          <table:table-cell office:value-type="float" office:value="11.9676249027252" calcext:value-type="float">
            <text:p>11.9676249027</text:p>
          </table:table-cell>
          <table:table-cell office:value-type="float" office:value="11.9682478904724" calcext:value-type="float">
            <text:p>11.9682478905</text:p>
          </table:table-cell>
          <table:table-cell office:value-type="float" office:value="10053" calcext:value-type="float">
            <text:p>10053</text:p>
          </table:table-cell>
          <table:table-cell office:value-type="string" calcext:value-type="string">
            <text:p>PAJ_CPLEX_MOSEK_msd.multiportfolio_socpsd_d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496130914129367" calcext:value-type="float">
            <text:p>4.96130914129367E-14</text:p>
          </table:table-cell>
          <table:table-cell office:value-type="float" office:value="0.000000000882203032848139" calcext:value-type="float">
            <text:p>8.82203032848139E-1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293" calcext:value-type="float">
            <text:p>0.293</text:p>
          </table:table-cell>
          <table:table-cell office:value-type="float" office:value="0.0221" calcext:value-type="float">
            <text:p>0.022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29]+[.Y29])/[.H29]" office:value-type="float" office:value="0.0263293679874815" calcext:value-type="float">
            <text:p>0.026329368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8638519089124" calcext:value-type="float">
            <text:p>-0.1286385191</text:p>
          </table:table-cell>
          <table:table-cell office:value-type="float" office:value="-0.128639108279901" calcext:value-type="float">
            <text:p>-0.1286391083</text:p>
          </table:table-cell>
          <table:table-cell office:value-type="float" office:value="0.289607048034668" calcext:value-type="float">
            <text:p>0.289607048</text:p>
          </table:table-cell>
          <table:table-cell office:value-type="float" office:value="0.290307998657227" calcext:value-type="float">
            <text:p>0.29030799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MOSEK_msd.multiportfolio_socpsd_e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197342142627122" calcext:value-type="float">
            <text:p>1.97342142627122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01" calcext:value-type="float">
            <text:p>0.101</text:p>
          </table:table-cell>
          <table:table-cell office:value-type="float" office:value="0.0654" calcext:value-type="float">
            <text:p>0.0654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30]+[.Y30])/[.H30]" office:value-type="float" office:value="0.574571651930518" calcext:value-type="float">
            <text:p>0.5745716519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6040544569687" calcext:value-type="float">
            <text:p>-0.1260405446</text:p>
          </table:table-cell>
          <table:table-cell office:value-type="float" office:value="-0.126040196406637" calcext:value-type="float">
            <text:p>-0.1260401964</text:p>
          </table:table-cell>
          <table:table-cell office:value-type="float" office:value="1.95171880722046" calcext:value-type="float">
            <text:p>1.9517188072</text:p>
          </table:table-cell>
          <table:table-cell office:value-type="float" office:value="1.95316195487976" calcext:value-type="float">
            <text:p>1.95316195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MOSEK_msd.multiportfolio_socpsd_f.txt</text:p>
          </table:table-cell>
          <table:table-cell office:value-type="string" calcext:value-type="string">
            <text:p><text:s/></text:p>
          </table:table-cell>
          <table:table-cell office:value-type="float" office:value="4.35415592470179E-015" calcext:value-type="float">
            <text:p>4.35415592470179E-15</text:p>
          </table:table-cell>
          <table:table-cell office:value-type="float" office:value="0.00000000534393439222125" calcext:value-type="float">
            <text:p>5.34393439222125E-09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91" calcext:value-type="float">
            <text:p>0.191</text:p>
          </table:table-cell>
          <table:table-cell office:value-type="float" office:value="0.259" calcext:value-type="float">
            <text:p>0.259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31]+[.Y31])/[.H31]" office:value-type="float" office:value="0.230566000765688" calcext:value-type="float">
            <text:p>0.2305660008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759813687007124" calcext:value-type="float">
            <text:p>-0.0759813687</text:p>
          </table:table-cell>
          <table:table-cell office:value-type="float" office:value="-0.0759740776277038" calcext:value-type="float">
            <text:p>-0.0759740776</text:p>
          </table:table-cell>
          <table:table-cell office:value-type="float" office:value="0.0136079788208008" calcext:value-type="float">
            <text:p>0.0136079788</text:p>
          </table:table-cell>
          <table:table-cell office:value-type="float" office:value="0.0139400959014893" calcext:value-type="float">
            <text:p>0.0139400959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psd_a.txt</text:p>
          </table:table-cell>
          <table:table-cell office:value-type="string" calcext:value-type="string">
            <text:p><text:s/></text:p>
          </table:table-cell>
          <table:table-cell office:value-type="float" office:value="0.000000000000274516520626378" calcext:value-type="float">
            <text:p>2.74516520626378E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-0" calcext:value-type="float">
            <text:p>0</text:p>
          </table:table-cell>
          <table:table-cell office:value-type="float" office:value="2.55351295663786E-015" calcext:value-type="float">
            <text:p>2.55351295663786E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501" calcext:value-type="float">
            <text:p>0.00501</text:p>
          </table:table-cell>
          <table:table-cell office:value-type="float" office:value="0.00281" calcext:value-type="float">
            <text:p>0.00281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formula="of:=([.X32]+[.Y32])/[.H32]" office:value-type="float" office:value="0.635656486088724" calcext:value-type="float">
            <text:p>0.6356564861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813918944376496" calcext:value-type="float">
            <text:p>-0.0813918944</text:p>
          </table:table-cell>
          <table:table-cell office:value-type="float" office:value="-0.0813926956896389" calcext:value-type="float">
            <text:p>-0.0813926957</text:p>
          </table:table-cell>
          <table:table-cell office:value-type="float" office:value="0.0614709854125977" calcext:value-type="float">
            <text:p>0.0614709854</text:p>
          </table:table-cell>
          <table:table-cell office:value-type="float" office:value="0.0618460178375244" calcext:value-type="float">
            <text:p>0.061846017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psd_b.txt</text:p>
          </table:table-cell>
          <table:table-cell office:value-type="string" calcext:value-type="string">
            <text:p><text:s/></text:p>
          </table:table-cell>
          <table:table-cell office:value-type="float" office:value="0.000000000000351420281763382" calcext:value-type="float">
            <text:p>3.51420281763382E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-0" calcext:value-type="float">
            <text:p>0</text:p>
          </table:table-cell>
          <table:table-cell office:value-type="float" office:value="7.32747196252603E-015" calcext:value-type="float">
            <text:p>7.32747196252603E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301" calcext:value-type="float">
            <text:p>0.0301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formula="of:=([.X33]+[.Y33])/[.H33]" office:value-type="float" office:value="0.445738746761407" calcext:value-type="float">
            <text:p>0.4457387468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4941639330948" calcext:value-type="float">
            <text:p>-0.1249416393</text:p>
          </table:table-cell>
          <table:table-cell office:value-type="float" office:value="-0.124942836907451" calcext:value-type="float">
            <text:p>-0.1249428369</text:p>
          </table:table-cell>
          <table:table-cell office:value-type="float" office:value="6.53344416618347" calcext:value-type="float">
            <text:p>6.5334441662</text:p>
          </table:table-cell>
          <table:table-cell office:value-type="float" office:value="6.533940076828" calcext:value-type="float">
            <text:p>6.533940076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psd_c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148804579769291" calcext:value-type="float">
            <text:p>1.48804579769291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0211" calcext:value-type="float">
            <text:p>0.0211</text:p>
          </table:table-cell>
          <table:table-cell office:value-type="float" office:value="6.16" calcext:value-type="float">
            <text:p>6.16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([.X34]+[.Y34])/[.H34]" office:value-type="float" office:value="0.013438547535838" calcext:value-type="float">
            <text:p>0.0134385475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3257200507386" calcext:value-type="float">
            <text:p>-0.1325720051</text:p>
          </table:table-cell>
          <table:table-cell office:value-type="float" office:value="-0.132573225297331" calcext:value-type="float">
            <text:p>-0.1325732253</text:p>
          </table:table-cell>
          <table:table-cell office:value-type="float" office:value="120.434189081192" calcext:value-type="float">
            <text:p>120.4341890812</text:p>
          </table:table-cell>
          <table:table-cell office:value-type="float" office:value="120.43488407135" calcext:value-type="float">
            <text:p>120.434884071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psd_d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496130914129367" calcext:value-type="float">
            <text:p>4.96130914129367E-14</text:p>
          </table:table-cell>
          <table:table-cell office:value-type="float" office:value="0.000000000882203032848139" calcext:value-type="float">
            <text:p>8.82203032848139E-1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11" calcext:value-type="float">
            <text:p>0.111</text:p>
          </table:table-cell>
          <table:table-cell office:value-type="float" office:value="0.0224" calcext:value-type="float">
            <text:p>0.0224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([.X35]+[.Y35])/[.H35]" office:value-type="float" office:value="0.00110765888837485" calcext:value-type="float">
            <text:p>0.0011076589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8638988707179" calcext:value-type="float">
            <text:p>-0.1286389887</text:p>
          </table:table-cell>
          <table:table-cell office:value-type="float" office:value="-0.128639107527979" calcext:value-type="float">
            <text:p>-0.1286391075</text:p>
          </table:table-cell>
          <table:table-cell office:value-type="float" office:value="0.653429985046387" calcext:value-type="float">
            <text:p>0.653429985</text:p>
          </table:table-cell>
          <table:table-cell office:value-type="float" office:value="0.654171943664551" calcext:value-type="float">
            <text:p>0.654171943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psd_e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6567316135353" calcext:value-type="float">
            <text:p>6.567316135353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676" calcext:value-type="float">
            <text:p>0.0676</text:p>
          </table:table-cell>
          <table:table-cell office:value-type="float" office:value="0.0664" calcext:value-type="float">
            <text:p>0.0664</text:p>
          </table:table-cell>
          <table:table-cell office:value-type="float" office:value="0.493" calcext:value-type="float">
            <text:p>0.493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formula="of:=([.X36]+[.Y36])/[.H36]" office:value-type="float" office:value="0.205071703268235" calcext:value-type="float">
            <text:p>0.2050717033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6040483974603" calcext:value-type="float">
            <text:p>-0.126040484</text:p>
          </table:table-cell>
          <table:table-cell office:value-type="float" office:value="-0.126040196406637" calcext:value-type="float">
            <text:p>-0.1260401964</text:p>
          </table:table-cell>
          <table:table-cell office:value-type="float" office:value="2.83555197715759" calcext:value-type="float">
            <text:p>2.8355519772</text:p>
          </table:table-cell>
          <table:table-cell office:value-type="float" office:value="2.83706998825073" calcext:value-type="float">
            <text:p>2.837069988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psd_f.txt</text:p>
          </table:table-cell>
          <table:table-cell office:value-type="string" calcext:value-type="string">
            <text:p><text:s/></text:p>
          </table:table-cell>
          <table:table-cell office:value-type="float" office:value="2.1614654510671E-015" calcext:value-type="float">
            <text:p>2.1614654510671E-15</text:p>
          </table:table-cell>
          <table:table-cell office:value-type="float" office:value="0.0000000120482977830627" calcext:value-type="float">
            <text:p>0.000000012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88" calcext:value-type="float">
            <text:p>0.188</text:p>
          </table:table-cell>
          <table:table-cell office:value-type="float" office:value="0.257" calcext:value-type="float">
            <text:p>0.257</text:p>
          </table:table-cell>
          <table:table-cell office:value-type="float" office:value="2.34" calcext:value-type="float">
            <text:p>2.34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formula="of:=([.X37]+[.Y37])/[.H37]" office:value-type="float" office:value="0.156935934726217" calcext:value-type="float">
            <text:p>0.1569359347</text:p>
          </table:table-cell>
        </table:table-row>
        <table:table-row table:style-name="ro1">
          <table:table-cell office:value-type="string" calcext:value-type="string">
            <text:p>PAJ_CPLEX_MOSEK_nopresolve</text:p>
          </table:table-cell>
          <table:table-cell office:value-type="string" calcext:value-type="string">
            <text:p>multiportfolio_soc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759813687007124" calcext:value-type="float">
            <text:p>-0.0759813687</text:p>
          </table:table-cell>
          <table:table-cell office:value-type="float" office:value="-0.0759697721666686" calcext:value-type="float">
            <text:p>-0.0759697722</text:p>
          </table:table-cell>
          <table:table-cell office:value-type="float" office:value="0.0126800537109375" calcext:value-type="float">
            <text:p>0.0126800537</text:p>
          </table:table-cell>
          <table:table-cell office:value-type="float" office:value="0.0130550861358643" calcext:value-type="float">
            <text:p>0.013055086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presolve.multiportfolio_socpsd_a.txt</text:p>
          </table:table-cell>
          <table:table-cell office:value-type="string" calcext:value-type="string">
            <text:p><text:s/></text:p>
          </table:table-cell>
          <table:table-cell office:value-type="float" office:value="0.000000000000274516520626378" calcext:value-type="float">
            <text:p>2.74516520626378E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362" calcext:value-type="float">
            <text:p>0.00362</text:p>
          </table:table-cell>
          <table:table-cell office:value-type="float" office:value="0.00501" calcext:value-type="float">
            <text:p>0.00501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formula="of:=([.X38]+[.Y38])/[.H38]" office:value-type="float" office:value="0.680596486161252" calcext:value-type="float">
            <text:p>0.6805964862</text:p>
          </table:table-cell>
        </table:table-row>
        <table:table-row table:style-name="ro1">
          <table:table-cell office:value-type="string" calcext:value-type="string">
            <text:p>PAJ_CPLEX_MOSEK_nopresolve</text:p>
          </table:table-cell>
          <table:table-cell office:value-type="string" calcext:value-type="string">
            <text:p>multiportfolio_soc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813918944376496" calcext:value-type="float">
            <text:p>-0.0813918944</text:p>
          </table:table-cell>
          <table:table-cell office:value-type="float" office:value="-0.0813910305881912" calcext:value-type="float">
            <text:p>-0.0813910306</text:p>
          </table:table-cell>
          <table:table-cell office:value-type="float" office:value="0.0583758354187012" calcext:value-type="float">
            <text:p>0.0583758354</text:p>
          </table:table-cell>
          <table:table-cell office:value-type="float" office:value="0.0587260723114014" calcext:value-type="float">
            <text:p>0.058726072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presolve.multiportfolio_socpsd_b.txt</text:p>
          </table:table-cell>
          <table:table-cell office:value-type="string" calcext:value-type="string">
            <text:p><text:s/></text:p>
          </table:table-cell>
          <table:table-cell office:value-type="float" office:value="0.000000000000351420281763382" calcext:value-type="float">
            <text:p>3.51420281763382E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74" calcext:value-type="float">
            <text:p>0.0274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formula="of:=([.X39]+[.Y39])/[.H39]" office:value-type="float" office:value="0.465946222523545" calcext:value-type="float">
            <text:p>0.4659462225</text:p>
          </table:table-cell>
        </table:table-row>
        <table:table-row table:style-name="ro1">
          <table:table-cell office:value-type="string" calcext:value-type="string">
            <text:p>PAJ_CPLEX_MOSEK_nopresolve</text:p>
          </table:table-cell>
          <table:table-cell office:value-type="string" calcext:value-type="string">
            <text:p>multiportfolio_soc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4941639330948" calcext:value-type="float">
            <text:p>-0.1249416393</text:p>
          </table:table-cell>
          <table:table-cell office:value-type="float" office:value="-0.124942507838236" calcext:value-type="float">
            <text:p>-0.1249425078</text:p>
          </table:table-cell>
          <table:table-cell office:value-type="float" office:value="5.67397499084473" calcext:value-type="float">
            <text:p>5.6739749908</text:p>
          </table:table-cell>
          <table:table-cell office:value-type="float" office:value="5.67439007759094" calcext:value-type="float">
            <text:p>5.6743900776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presolve.multiportfolio_socpsd_c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148804579769291" calcext:value-type="float">
            <text:p>1.48804579769291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-0" calcext:value-type="float">
            <text:p>0</text:p>
          </table:table-cell>
          <table:table-cell office:value-type="float" office:value="7.99360577730113E-015" calcext:value-type="float">
            <text:p>7.99360577730113E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0152" calcext:value-type="float">
            <text:p>0.0152</text:p>
          </table:table-cell>
          <table:table-cell office:value-type="float" office:value="5.58" calcext:value-type="float">
            <text:p>5.58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([.X40]+[.Y40])/[.H40]" office:value-type="float" office:value="0.0142228332218972" calcext:value-type="float">
            <text:p>0.0142228332</text:p>
          </table:table-cell>
        </table:table-row>
        <table:table-row table:style-name="ro1">
          <table:table-cell office:value-type="string" calcext:value-type="string">
            <text:p>PAJ_CPLEX_MOSEK_nopresolve</text:p>
          </table:table-cell>
          <table:table-cell office:value-type="string" calcext:value-type="string">
            <text:p>multiportfolio_soc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3257200507386" calcext:value-type="float">
            <text:p>-0.1325720051</text:p>
          </table:table-cell>
          <table:table-cell office:value-type="float" office:value="-0.132573234929627" calcext:value-type="float">
            <text:p>-0.1325732349</text:p>
          </table:table-cell>
          <table:table-cell office:value-type="float" office:value="109.377356052399" calcext:value-type="float">
            <text:p>109.3773560524</text:p>
          </table:table-cell>
          <table:table-cell office:value-type="float" office:value="109.377990961075" calcext:value-type="float">
            <text:p>109.377990961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presolve.multiportfolio_socpsd_d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496130914129367" calcext:value-type="float">
            <text:p>4.96130914129367E-14</text:p>
          </table:table-cell>
          <table:table-cell office:value-type="float" office:value="0.000000000882203032848139" calcext:value-type="float">
            <text:p>8.82203032848139E-1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0222" calcext:value-type="float">
            <text:p>0.0222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([.X41]+[.Y41])/[.H41]" office:value-type="float" office:value="0.00120865967848654" calcext:value-type="float">
            <text:p>0.0012086597</text:p>
          </table:table-cell>
        </table:table-row>
        <table:table-row table:style-name="ro1">
          <table:table-cell office:value-type="string" calcext:value-type="string">
            <text:p>PAJ_CPLEX_MOSEK_nopresolve</text:p>
          </table:table-cell>
          <table:table-cell office:value-type="string" calcext:value-type="string">
            <text:p>multiportfolio_soc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8638978501575" calcext:value-type="float">
            <text:p>-0.1286389785</text:p>
          </table:table-cell>
          <table:table-cell office:value-type="float" office:value="-0.128639156182065" calcext:value-type="float">
            <text:p>-0.1286391562</text:p>
          </table:table-cell>
          <table:table-cell office:value-type="float" office:value="0.418329954147339" calcext:value-type="float">
            <text:p>0.4183299541</text:p>
          </table:table-cell>
          <table:table-cell office:value-type="float" office:value="0.419017791748047" calcext:value-type="float">
            <text:p>0.419017791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presolve.multiportfolio_socpsd_e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245428677381199" calcext:value-type="float">
            <text:p>2.45428677381199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258" calcext:value-type="float">
            <text:p>0.258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formula="of:=([.X42]+[.Y42])/[.H42]" office:value-type="float" office:value="0.321994632859969" calcext:value-type="float">
            <text:p>0.3219946329</text:p>
          </table:table-cell>
        </table:table-row>
        <table:table-row table:style-name="ro1">
          <table:table-cell office:value-type="string" calcext:value-type="string">
            <text:p>PAJ_CPLEX_MOSEK_nopresolve</text:p>
          </table:table-cell>
          <table:table-cell office:value-type="string" calcext:value-type="string">
            <text:p>multiportfolio_soc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6040483974603" calcext:value-type="float">
            <text:p>-0.126040484</text:p>
          </table:table-cell>
          <table:table-cell office:value-type="float" office:value="-0.126040196406637" calcext:value-type="float">
            <text:p>-0.1260401964</text:p>
          </table:table-cell>
          <table:table-cell office:value-type="float" office:value="11.5055501461029" calcext:value-type="float">
            <text:p>11.5055501461</text:p>
          </table:table-cell>
          <table:table-cell office:value-type="float" office:value="11.5070698261261" calcext:value-type="float">
            <text:p>11.507069826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presolve.multiportfolio_socpsd_f.txt</text:p>
          </table:table-cell>
          <table:table-cell office:value-type="string" calcext:value-type="string">
            <text:p><text:s/></text:p>
          </table:table-cell>
          <table:table-cell office:value-type="float" office:value="2.1614654510671E-015" calcext:value-type="float">
            <text:p>2.1614654510671E-15</text:p>
          </table:table-cell>
          <table:table-cell office:value-type="float" office:value="0.0000000120482977830627" calcext:value-type="float">
            <text:p>0.000000012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5" calcext:value-type="float">
            <text:p>0.255</text:p>
          </table:table-cell>
          <table:table-cell office:value-type="float" office:value="10.9" calcext:value-type="float">
            <text:p>10.9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formula="of:=([.X43]+[.Y43])/[.H43]" office:value-type="float" office:value="0.0443264332016965" calcext:value-type="float">
            <text:p>0.0443264332</text:p>
          </table:table-cell>
        </table:table-row>
        <table:table-row table:style-name="ro1">
          <table:table-cell office:value-type="string" calcext:value-type="string">
            <text:p>PAJ_CPLEX_MOSEK_noscale</text:p>
          </table:table-cell>
          <table:table-cell office:value-type="string" calcext:value-type="string">
            <text:p>multiportfolio_soc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759813687007124" calcext:value-type="float">
            <text:p>-0.0759813687</text:p>
          </table:table-cell>
          <table:table-cell office:value-type="float" office:value="-0.0759740776277038" calcext:value-type="float">
            <text:p>-0.0759740776</text:p>
          </table:table-cell>
          <table:table-cell office:value-type="float" office:value="0.0136258602142334" calcext:value-type="float">
            <text:p>0.0136258602</text:p>
          </table:table-cell>
          <table:table-cell office:value-type="float" office:value="0.0139620304107666" calcext:value-type="float">
            <text:p>0.013962030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.multiportfolio_socpsd_a.txt</text:p>
          </table:table-cell>
          <table:table-cell office:value-type="string" calcext:value-type="string">
            <text:p><text:s/></text:p>
          </table:table-cell>
          <table:table-cell office:value-type="float" office:value="0.000000000000274516520626378" calcext:value-type="float">
            <text:p>2.74516520626378E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-0" calcext:value-type="float">
            <text:p>0</text:p>
          </table:table-cell>
          <table:table-cell office:value-type="float" office:value="2.55351295663786E-015" calcext:value-type="float">
            <text:p>2.55351295663786E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513" calcext:value-type="float">
            <text:p>0.00513</text:p>
          </table:table-cell>
          <table:table-cell office:value-type="float" office:value="0.00275" calcext:value-type="float">
            <text:p>0.00275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formula="of:=([.X44]+[.Y44])/[.H44]" office:value-type="float" office:value="0.642895190635335" calcext:value-type="float">
            <text:p>0.6428951906</text:p>
          </table:table-cell>
        </table:table-row>
        <table:table-row table:style-name="ro1">
          <table:table-cell office:value-type="string" calcext:value-type="string">
            <text:p>PAJ_CPLEX_MOSEK_noscale</text:p>
          </table:table-cell>
          <table:table-cell office:value-type="string" calcext:value-type="string">
            <text:p>multiportfolio_soc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813918944376496" calcext:value-type="float">
            <text:p>-0.0813918944</text:p>
          </table:table-cell>
          <table:table-cell office:value-type="float" office:value="-0.0813926956896389" calcext:value-type="float">
            <text:p>-0.0813926957</text:p>
          </table:table-cell>
          <table:table-cell office:value-type="float" office:value="0.0595757961273193" calcext:value-type="float">
            <text:p>0.0595757961</text:p>
          </table:table-cell>
          <table:table-cell office:value-type="float" office:value="0.0599451065063477" calcext:value-type="float">
            <text:p>0.059945106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.multiportfolio_socpsd_b.txt</text:p>
          </table:table-cell>
          <table:table-cell office:value-type="string" calcext:value-type="string">
            <text:p><text:s/></text:p>
          </table:table-cell>
          <table:table-cell office:value-type="float" office:value="0.000000000000351420281763382" calcext:value-type="float">
            <text:p>3.51420281763382E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-0" calcext:value-type="float">
            <text:p>0</text:p>
          </table:table-cell>
          <table:table-cell office:value-type="float" office:value="7.32747196252603E-015" calcext:value-type="float">
            <text:p>7.32747196252603E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285" calcext:value-type="float">
            <text:p>0.0285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formula="of:=([.X45]+[.Y45])/[.H45]" office:value-type="float" office:value="0.456561250845409" calcext:value-type="float">
            <text:p>0.4565612508</text:p>
          </table:table-cell>
        </table:table-row>
        <table:table-row table:style-name="ro1">
          <table:table-cell office:value-type="string" calcext:value-type="string">
            <text:p>PAJ_CPLEX_MOSEK_noscale</text:p>
          </table:table-cell>
          <table:table-cell office:value-type="string" calcext:value-type="string">
            <text:p>multiportfolio_soc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4941639330948" calcext:value-type="float">
            <text:p>-0.1249416393</text:p>
          </table:table-cell>
          <table:table-cell office:value-type="float" office:value="-0.124942612688131" calcext:value-type="float">
            <text:p>-0.1249426127</text:p>
          </table:table-cell>
          <table:table-cell office:value-type="float" office:value="9.1702401638031" calcext:value-type="float">
            <text:p>9.1702401638</text:p>
          </table:table-cell>
          <table:table-cell office:value-type="float" office:value="9.17076587677002" calcext:value-type="float">
            <text:p>9.170765876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.multiportfolio_socpsd_c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148804579769291" calcext:value-type="float">
            <text:p>1.48804579769291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76" calcext:value-type="float">
            <text:p>0.076</text:p>
          </table:table-cell>
          <table:table-cell office:value-type="float" office:value="0.0152" calcext:value-type="float">
            <text:p>0.0152</text:p>
          </table:table-cell>
          <table:table-cell office:value-type="float" office:value="9.07" calcext:value-type="float">
            <text:p>9.07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([.X46]+[.Y46])/[.H46]" office:value-type="float" office:value="0.00994521390617292" calcext:value-type="float">
            <text:p>0.0099452139</text:p>
          </table:table-cell>
        </table:table-row>
        <table:table-row table:style-name="ro1">
          <table:table-cell office:value-type="string" calcext:value-type="string">
            <text:p>PAJ_CPLEX_MOSEK_noscale</text:p>
          </table:table-cell>
          <table:table-cell office:value-type="string" calcext:value-type="string">
            <text:p>multiportfolio_soc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3257200507386" calcext:value-type="float">
            <text:p>-0.1325720051</text:p>
          </table:table-cell>
          <table:table-cell office:value-type="float" office:value="-0.1325732242157" calcext:value-type="float">
            <text:p>-0.1325732242</text:p>
          </table:table-cell>
          <table:table-cell office:value-type="float" office:value="107.206124067307" calcext:value-type="float">
            <text:p>107.2061240673</text:p>
          </table:table-cell>
          <table:table-cell office:value-type="float" office:value="107.206787109375" calcext:value-type="float">
            <text:p>107.206787109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.multiportfolio_socpsd_d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496130914129367" calcext:value-type="float">
            <text:p>4.96130914129367E-14</text:p>
          </table:table-cell>
          <table:table-cell office:value-type="float" office:value="0.000000000882203032848139" calcext:value-type="float">
            <text:p>8.82203032848139E-1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854" calcext:value-type="float">
            <text:p>0.0854</text:p>
          </table:table-cell>
          <table:table-cell office:value-type="float" office:value="0.0227" calcext:value-type="float">
            <text:p>0.0227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([.X47]+[.Y47])/[.H47]" office:value-type="float" office:value="0.00100833791857014" calcext:value-type="float">
            <text:p>0.0010083379</text:p>
          </table:table-cell>
        </table:table-row>
        <table:table-row table:style-name="ro1">
          <table:table-cell office:value-type="string" calcext:value-type="string">
            <text:p>PAJ_CPLEX_MOSEK_noscale</text:p>
          </table:table-cell>
          <table:table-cell office:value-type="string" calcext:value-type="string">
            <text:p>multiportfolio_soc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8638988707179" calcext:value-type="float">
            <text:p>-0.1286389887</text:p>
          </table:table-cell>
          <table:table-cell office:value-type="float" office:value="-0.128639106989439" calcext:value-type="float">
            <text:p>-0.128639107</text:p>
          </table:table-cell>
          <table:table-cell office:value-type="float" office:value="0.505230903625488" calcext:value-type="float">
            <text:p>0.5052309036</text:p>
          </table:table-cell>
          <table:table-cell office:value-type="float" office:value="0.505945920944214" calcext:value-type="float">
            <text:p>0.5059459209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.multiportfolio_socpsd_e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6567316135353" calcext:value-type="float">
            <text:p>6.567316135353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347" calcext:value-type="float">
            <text:p>0.347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formula="of:=([.X48]+[.Y48])/[.H48]" office:value-type="float" office:value="0.263443900689541" calcext:value-type="float">
            <text:p>0.2634439007</text:p>
          </table:table-cell>
        </table:table-row>
        <table:table-row table:style-name="ro1">
          <table:table-cell office:value-type="string" calcext:value-type="string">
            <text:p>PAJ_CPLEX_MOSEK_noscale</text:p>
          </table:table-cell>
          <table:table-cell office:value-type="string" calcext:value-type="string">
            <text:p>multiportfolio_soc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604044604644" calcext:value-type="float">
            <text:p>-0.126040446</text:p>
          </table:table-cell>
          <table:table-cell office:value-type="float" office:value="-0.126040196406637" calcext:value-type="float">
            <text:p>-0.1260401964</text:p>
          </table:table-cell>
          <table:table-cell office:value-type="float" office:value="2.8994460105896" calcext:value-type="float">
            <text:p>2.8994460106</text:p>
          </table:table-cell>
          <table:table-cell office:value-type="float" office:value="2.90065908432007" calcext:value-type="float">
            <text:p>2.900659084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.multiportfolio_socpsd_f.txt</text:p>
          </table:table-cell>
          <table:table-cell office:value-type="string" calcext:value-type="string">
            <text:p><text:s/></text:p>
          </table:table-cell>
          <table:table-cell office:value-type="float" office:value="2.1614654510671E-015" calcext:value-type="float">
            <text:p>2.1614654510671E-15</text:p>
          </table:table-cell>
          <table:table-cell office:value-type="float" office:value="0.00000000221146791157256" calcext:value-type="float">
            <text:p>2.21146791157256E-09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.259" calcext:value-type="float">
            <text:p>0.259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formula="of:=([.X49]+[.Y49])/[.H49]" office:value-type="float" office:value="0.154857168700546" calcext:value-type="float">
            <text:p>0.1548571687</text:p>
          </table:table-cell>
        </table:table-row>
        <table:table-row table:style-name="ro1">
          <table:table-cell office:value-type="string" calcext:value-type="string">
            <text:p>PAJ_CPLEX_MOSEK_noscale_nopresolve</text:p>
          </table:table-cell>
          <table:table-cell office:value-type="string" calcext:value-type="string">
            <text:p>multiportfolio_soc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759813687007124" calcext:value-type="float">
            <text:p>-0.0759813687</text:p>
          </table:table-cell>
          <table:table-cell office:value-type="float" office:value="-0.0759697721666686" calcext:value-type="float">
            <text:p>-0.0759697722</text:p>
          </table:table-cell>
          <table:table-cell office:value-type="float" office:value="0.0128090381622314" calcext:value-type="float">
            <text:p>0.0128090382</text:p>
          </table:table-cell>
          <table:table-cell office:value-type="float" office:value="0.0132021903991699" calcext:value-type="float">
            <text:p>0.013202190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_nopresolve.multiportfolio_socpsd_a.txt</text:p>
          </table:table-cell>
          <table:table-cell office:value-type="string" calcext:value-type="string">
            <text:p><text:s/></text:p>
          </table:table-cell>
          <table:table-cell office:value-type="float" office:value="0.000000000000274516520626378" calcext:value-type="float">
            <text:p>2.74516520626378E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363" calcext:value-type="float">
            <text:p>0.00363</text:p>
          </table:table-cell>
          <table:table-cell office:value-type="float" office:value="0.00497" calcext:value-type="float">
            <text:p>0.00497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formula="of:=([.X50]+[.Y50])/[.H50]" office:value-type="float" office:value="0.671400919497441" calcext:value-type="float">
            <text:p>0.6714009195</text:p>
          </table:table-cell>
        </table:table-row>
        <table:table-row table:style-name="ro1">
          <table:table-cell office:value-type="string" calcext:value-type="string">
            <text:p>PAJ_CPLEX_MOSEK_noscale_nopresolve</text:p>
          </table:table-cell>
          <table:table-cell office:value-type="string" calcext:value-type="string">
            <text:p>multiportfolio_soc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813918944376496" calcext:value-type="float">
            <text:p>-0.0813918944</text:p>
          </table:table-cell>
          <table:table-cell office:value-type="float" office:value="-0.0813916595646909" calcext:value-type="float">
            <text:p>-0.0813916596</text:p>
          </table:table-cell>
          <table:table-cell office:value-type="float" office:value="0.0581378936767578" calcext:value-type="float">
            <text:p>0.0581378937</text:p>
          </table:table-cell>
          <table:table-cell office:value-type="float" office:value="0.0584750175476074" calcext:value-type="float">
            <text:p>0.05847501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_nopresolve.multiportfolio_socpsd_b.txt</text:p>
          </table:table-cell>
          <table:table-cell office:value-type="string" calcext:value-type="string">
            <text:p><text:s/></text:p>
          </table:table-cell>
          <table:table-cell office:value-type="float" office:value="0.000000000000351420281763382" calcext:value-type="float">
            <text:p>3.51420281763382E-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272" calcext:value-type="float">
            <text:p>0.0272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formula="of:=([.X51]+[.Y51])/[.H51]" office:value-type="float" office:value="0.464413109806109" calcext:value-type="float">
            <text:p>0.4644131098</text:p>
          </table:table-cell>
        </table:table-row>
        <table:table-row table:style-name="ro1">
          <table:table-cell office:value-type="string" calcext:value-type="string">
            <text:p>PAJ_CPLEX_MOSEK_noscale_nopresolve</text:p>
          </table:table-cell>
          <table:table-cell office:value-type="string" calcext:value-type="string">
            <text:p>multiportfolio_soc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4941639330948" calcext:value-type="float">
            <text:p>-0.1249416393</text:p>
          </table:table-cell>
          <table:table-cell office:value-type="float" office:value="-0.12494207522086" calcext:value-type="float">
            <text:p>-0.1249420752</text:p>
          </table:table-cell>
          <table:table-cell office:value-type="float" office:value="5.06874084472656" calcext:value-type="float">
            <text:p>5.0687408447</text:p>
          </table:table-cell>
          <table:table-cell office:value-type="float" office:value="5.06917190551758" calcext:value-type="float">
            <text:p>5.069171905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_nopresolve.multiportfolio_socpsd_c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148804579769291" calcext:value-type="float">
            <text:p>1.48804579769291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0153" calcext:value-type="float">
            <text:p>0.0153</text:p>
          </table:table-cell>
          <table:table-cell office:value-type="float" office:value="4.99" calcext:value-type="float">
            <text:p>4.99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formula="of:=([.X52]+[.Y52])/[.H52]" office:value-type="float" office:value="0.0137706783870434" calcext:value-type="float">
            <text:p>0.0137706784</text:p>
          </table:table-cell>
        </table:table-row>
        <table:table-row table:style-name="ro1">
          <table:table-cell office:value-type="string" calcext:value-type="string">
            <text:p>PAJ_CPLEX_MOSEK_noscale_nopresolve</text:p>
          </table:table-cell>
          <table:table-cell office:value-type="string" calcext:value-type="string">
            <text:p>multiportfolio_soc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3257200507386" calcext:value-type="float">
            <text:p>-0.1325720051</text:p>
          </table:table-cell>
          <table:table-cell office:value-type="float" office:value="-0.132573074292956" calcext:value-type="float">
            <text:p>-0.1325730743</text:p>
          </table:table-cell>
          <table:table-cell office:value-type="float" office:value="110.281339168549" calcext:value-type="float">
            <text:p>110.2813391685</text:p>
          </table:table-cell>
          <table:table-cell office:value-type="float" office:value="110.282001018524" calcext:value-type="float">
            <text:p>110.282001018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_nopresolve.multiportfolio_socpsd_d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496130914129367" calcext:value-type="float">
            <text:p>4.96130914129367E-14</text:p>
          </table:table-cell>
          <table:table-cell office:value-type="float" office:value="0.000000000882203032848139" calcext:value-type="float">
            <text:p>8.82203032848139E-1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222" calcext:value-type="float">
            <text:p>0.0222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([.X53]+[.Y53])/[.H53]" office:value-type="float" office:value="0.00133476797715547" calcext:value-type="float">
            <text:p>0.001334768</text:p>
          </table:table-cell>
        </table:table-row>
        <table:table-row table:style-name="ro1">
          <table:table-cell office:value-type="string" calcext:value-type="string">
            <text:p>PAJ_CPLEX_MOSEK_noscale_nopresolve</text:p>
          </table:table-cell>
          <table:table-cell office:value-type="string" calcext:value-type="string">
            <text:p>multiportfolio_soc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8638978501575" calcext:value-type="float">
            <text:p>-0.1286389785</text:p>
          </table:table-cell>
          <table:table-cell office:value-type="float" office:value="-0.128639106745246" calcext:value-type="float">
            <text:p>-0.1286391067</text:p>
          </table:table-cell>
          <table:table-cell office:value-type="float" office:value="0.483141899108887" calcext:value-type="float">
            <text:p>0.4831418991</text:p>
          </table:table-cell>
          <table:table-cell office:value-type="float" office:value="0.483858823776245" calcext:value-type="float">
            <text:p>0.483858823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_nopresolve.multiportfolio_socpsd_e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245428677381199" calcext:value-type="float">
            <text:p>2.45428677381199E-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58" calcext:value-type="float">
            <text:p>0.0658</text:p>
          </table:table-cell>
          <table:table-cell office:value-type="float" office:value="0.323" calcext:value-type="float">
            <text:p>0.323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formula="of:=([.X54]+[.Y54])/[.H54]" office:value-type="float" office:value="0.279007058275482" calcext:value-type="float">
            <text:p>0.2790070583</text:p>
          </table:table-cell>
        </table:table-row>
        <table:table-row table:style-name="ro1">
          <table:table-cell office:value-type="string" calcext:value-type="string">
            <text:p>PAJ_CPLEX_MOSEK_noscale_nopresolve</text:p>
          </table:table-cell>
          <table:table-cell office:value-type="string" calcext:value-type="string">
            <text:p>multiportfolio_soc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604044604644" calcext:value-type="float">
            <text:p>-0.126040446</text:p>
          </table:table-cell>
          <table:table-cell office:value-type="float" office:value="-0.126040196406637" calcext:value-type="float">
            <text:p>-0.1260401964</text:p>
          </table:table-cell>
          <table:table-cell office:value-type="float" office:value="2.58749389648437" calcext:value-type="float">
            <text:p>2.5874938965</text:p>
          </table:table-cell>
          <table:table-cell office:value-type="float" office:value="2.58888602256775" calcext:value-type="float">
            <text:p>2.5888860226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_noscale_nopresolve.multiportfolio_socpsd_f.txt</text:p>
          </table:table-cell>
          <table:table-cell office:value-type="string" calcext:value-type="string">
            <text:p><text:s/></text:p>
          </table:table-cell>
          <table:table-cell office:value-type="float" office:value="2.1614654510671E-015" calcext:value-type="float">
            <text:p>2.1614654510671E-15</text:p>
          </table:table-cell>
          <table:table-cell office:value-type="float" office:value="0.00000000221146791157256" calcext:value-type="float">
            <text:p>2.21146791157256E-09</text:p>
          </table:table-cell>
          <table:table-cell table:number-columns-repeated="2" office:value-type="string" calcext:value-type="string">
            <text:p>-Inf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81" calcext:value-type="float">
            <text:p>0.181</text:p>
          </table:table-cell>
          <table:table-cell office:value-type="float" office:value="0.254" calcext:value-type="float">
            <text:p>0.254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formula="of:=([.X55]+[.Y55])/[.H55]" office:value-type="float" office:value="0.168116338589642" calcext:value-type="float">
            <text:p>0.1681163386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0759838689933635" calcext:value-type="float">
            <text:p>-0.075983869</text:p>
          </table:table-cell>
          <table:table-cell office:value-type="float" office:value="0.00641202926635742" calcext:value-type="float">
            <text:p>0.0064120293</text:p>
          </table:table-cell>
          <table:table-cell office:value-type="float" office:value="0.00672221183776856" calcext:value-type="float">
            <text:p>0.0067222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psd_a.txt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0.000000796480005123279" calcext:value-type="float">
            <text:p>7.96480005123279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619034354249146" calcext:value-type="float">
            <text:p>6.19034354249146E-06</text:p>
          </table:table-cell>
          <table:table-cell office:value-type="float" office:value="2.55351295663786E-015" calcext:value-type="float">
            <text:p>2.55351295663786E-1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56]+[.Y56])/[.H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813950732198889" calcext:value-type="float">
            <text:p>-0.0813950732</text:p>
          </table:table-cell>
          <table:table-cell office:value-type="float" office:value="-0.0813946594751704" calcext:value-type="float">
            <text:p>-0.0813946595</text:p>
          </table:table-cell>
          <table:table-cell office:value-type="float" office:value="0.0158679485321045" calcext:value-type="float">
            <text:p>0.0158679485</text:p>
          </table:table-cell>
          <table:table-cell office:value-type="float" office:value="0.01621413230896" calcext:value-type="float">
            <text:p>0.0162141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psd_b.txt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0.000000942574718575118" calcext:value-type="float">
            <text:p>9.42574718575118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415463179100014" calcext:value-type="float">
            <text:p>4.15463179100014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57]+[.Y57])/[.H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494267910658" calcext:value-type="float">
            <text:p>-0.1249426791</text:p>
          </table:table-cell>
          <table:table-cell office:value-type="float" office:value="-0.124943820476524" calcext:value-type="float">
            <text:p>-0.1249438205</text:p>
          </table:table-cell>
          <table:table-cell office:value-type="float" office:value="1.73114919662476" calcext:value-type="float">
            <text:p>1.7311491966</text:p>
          </table:table-cell>
          <table:table-cell office:value-type="float" office:value="1.73161315917969" calcext:value-type="float">
            <text:p>1.7316131592</text:p>
          </table:table-cell>
          <table:table-cell office:value-type="float" office:value="3099" calcext:value-type="float">
            <text:p>3099</text:p>
          </table:table-cell>
          <table:table-cell office:value-type="string" calcext:value-type="string">
            <text:p>PAJ_CPLEX_noconic_msd.multiportfolio_socpsd_c.txt</text:p>
          </table:table-cell>
          <table:table-cell office:value-type="string" calcext:value-type="string">
            <text:p><text:s/></text:p>
          </table:table-cell>
          <table:table-cell office:value-type="float" office:value="3.46944695195361E-018" calcext:value-type="float">
            <text:p>3.46944695195361E-18</text:p>
          </table:table-cell>
          <table:table-cell office:value-type="float" office:value="0.000000773714488956634" calcext:value-type="float">
            <text:p>7.73714488956634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152931779771631" calcext:value-type="float">
            <text:p>1.5293177977163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58]+[.Y58])/[.H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32573260919772" calcext:value-type="float">
            <text:p>-0.1325732609</text:p>
          </table:table-cell>
          <table:table-cell office:value-type="float" office:value="-0.132574492494242" calcext:value-type="float">
            <text:p>-0.1325744925</text:p>
          </table:table-cell>
          <table:table-cell office:value-type="float" office:value="42.0575709342957" calcext:value-type="float">
            <text:p>42.0575709343</text:p>
          </table:table-cell>
          <table:table-cell office:value-type="float" office:value="42.0582630634308" calcext:value-type="float">
            <text:p>42.0582630634</text:p>
          </table:table-cell>
          <table:table-cell office:value-type="float" office:value="36764" calcext:value-type="float">
            <text:p>36764</text:p>
          </table:table-cell>
          <table:table-cell office:value-type="string" calcext:value-type="string">
            <text:p>PAJ_CPLEX_noconic_msd.multiportfolio_socpsd_d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119106670958685" calcext:value-type="float">
            <text:p>1.19106670958685E-06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0947018699428128" calcext:value-type="float">
            <text:p>0.0000009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59]+[.Y59])/[.H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8641822465672" calcext:value-type="float">
            <text:p>-0.1286418225</text:p>
          </table:table-cell>
          <table:table-cell office:value-type="float" office:value="-0.128640919004018" calcext:value-type="float">
            <text:p>-0.128640919</text:p>
          </table:table-cell>
          <table:table-cell office:value-type="float" office:value="0.2947838306427" calcext:value-type="float">
            <text:p>0.2947838306</text:p>
          </table:table-cell>
          <table:table-cell office:value-type="float" office:value="0.295544147491455" calcext:value-type="float">
            <text:p>0.2955441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psd_e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158297654792583" calcext:value-type="float">
            <text:p>0.00000158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923450313343379" calcext:value-type="float">
            <text:p>9.23450313343379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60]+[.Y60])/[.H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6044569809188" calcext:value-type="float">
            <text:p>-0.1260445698</text:p>
          </table:table-cell>
          <table:table-cell office:value-type="float" office:value="-0.126043423399797" calcext:value-type="float">
            <text:p>-0.1260434234</text:p>
          </table:table-cell>
          <table:table-cell office:value-type="float" office:value="1.11571192741394" calcext:value-type="float">
            <text:p>1.1157119274</text:p>
          </table:table-cell>
          <table:table-cell office:value-type="float" office:value="1.1171669960022" calcext:value-type="float">
            <text:p>1.117166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psd_f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260239748609004" calcext:value-type="float">
            <text:p>2.60239748609004E-06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982308513001461" calcext:value-type="float">
            <text:p>9.8230851300146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61]+[.Y61])/[.H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0759838508188894" calcext:value-type="float">
            <text:p>-0.0759838508</text:p>
          </table:table-cell>
          <table:table-cell office:value-type="float" office:value="0.0368349552154541" calcext:value-type="float">
            <text:p>0.0368349552</text:p>
          </table:table-cell>
          <table:table-cell office:value-type="float" office:value="0.0371840000152588" calcext:value-type="float">
            <text:p>0.03718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psd_a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0740638658951187" calcext:value-type="float">
            <text:p>7.40638658951187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688266135839921" calcext:value-type="float">
            <text:p>6.88266135839921E-06</text:p>
          </table:table-cell>
          <table:table-cell office:value-type="float" office:value="2.55351295663786E-015" calcext:value-type="float">
            <text:p>2.55351295663786E-1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2" calcext:value-type="float">
            <text:p>0.0342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([.X62]+[.Y62])/[.H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0813950723793589" calcext:value-type="float">
            <text:p>-0.0813950724</text:p>
          </table:table-cell>
          <table:table-cell office:value-type="float" office:value="0.103847980499268" calcext:value-type="float">
            <text:p>0.1038479805</text:p>
          </table:table-cell>
          <table:table-cell office:value-type="float" office:value="0.104238986968994" calcext:value-type="float">
            <text:p>0.10423898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psd_b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0909170086153821" calcext:value-type="float">
            <text:p>9.09170086153821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344134276720303" calcext:value-type="float">
            <text:p>3.44134276720303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77" calcext:value-type="float">
            <text:p>0.0977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([.X63]+[.Y63])/[.H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4942951865065" calcext:value-type="float">
            <text:p>-0.1249429519</text:p>
          </table:table-cell>
          <table:table-cell office:value-type="float" office:value="-0.124943264453625" calcext:value-type="float">
            <text:p>-0.1249432645</text:p>
          </table:table-cell>
          <table:table-cell office:value-type="float" office:value="22.5980129241943" calcext:value-type="float">
            <text:p>22.5980129242</text:p>
          </table:table-cell>
          <table:table-cell office:value-type="float" office:value="22.5985758304596" calcext:value-type="float">
            <text:p>22.598575830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psd_c.txt</text:p>
          </table:table-cell>
          <table:table-cell office:value-type="string" calcext:value-type="string">
            <text:p><text:s/></text:p>
          </table:table-cell>
          <table:table-cell office:value-type="float" office:value="1.38777878078145E-017" calcext:value-type="float">
            <text:p>1.38777878078145E-17</text:p>
          </table:table-cell>
          <table:table-cell office:value-type="float" office:value="0.00000105498764772088" calcext:value-type="float">
            <text:p>0.00000105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298262138752117" calcext:value-type="float">
            <text:p>2.98262138752117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" calcext:value-type="float">
            <text:p>22.6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table:formula="of:=([.X64]+[.Y64])/[.H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32574653289546" calcext:value-type="float">
            <text:p>-0.1325746533</text:p>
          </table:table-cell>
          <table:table-cell office:value-type="float" office:value="-0.132575613990819" calcext:value-type="float">
            <text:p>-0.132575614</text:p>
          </table:table-cell>
          <table:table-cell office:value-type="float" office:value="661.033992052078" calcext:value-type="float">
            <text:p>661.0339920521</text:p>
          </table:table-cell>
          <table:table-cell office:value-type="float" office:value="661.0346159935" calcext:value-type="float">
            <text:p>661.034615993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psd_d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0687323703042753" calcext:value-type="float">
            <text:p>6.87323703042753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844365364330607" calcext:value-type="float">
            <text:p>8.44365364330607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office:value-type="float" office:value="25" calcext:value-type="float">
            <text:p>25</text:p>
          </table:table-cell>
          <table:table-cell table:number-columns-repeated="10"/>
          <table:table-cell table:formula="of:=([.X65]+[.Y65])/[.H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128639907868064" calcext:value-type="float">
            <text:p>-0.1286399079</text:p>
          </table:table-cell>
          <table:table-cell office:value-type="float" office:value="4.61179995536804" calcext:value-type="float">
            <text:p>4.6117999554</text:p>
          </table:table-cell>
          <table:table-cell office:value-type="float" office:value="4.61259293556213" calcext:value-type="float">
            <text:p>4.6125929356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psd_e.txt</text:p>
          </table:table-cell>
          <table:table-cell office:value-type="string" calcext:value-type="string">
            <text:p><text:s/></text:p>
          </table:table-cell>
          <table:table-cell office:value-type="float" office:value="1.04083408558608E-017" calcext:value-type="float">
            <text:p>1.04083408558608E-17</text:p>
          </table:table-cell>
          <table:table-cell office:value-type="float" office:value="0.000000641683357928413" calcext:value-type="float">
            <text:p>6.41683357928413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761321898917111" calcext:value-type="float">
            <text:p>7.6132189891711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6" calcext:value-type="float">
            <text:p>4.56</text:p>
          </table:table-cell>
          <table:table-cell office:value-type="float" office:value="27" calcext:value-type="float">
            <text:p>27</text:p>
          </table:table-cell>
          <table:table-cell table:number-columns-repeated="10"/>
          <table:table-cell table:formula="of:=([.X66]+[.Y66])/[.H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604150684268" calcext:value-type="float">
            <text:p>-0.1260415068</text:p>
          </table:table-cell>
          <table:table-cell office:value-type="float" office:value="-0.12604150684268" calcext:value-type="float">
            <text:p>-0.1260415068</text:p>
          </table:table-cell>
          <table:table-cell office:value-type="float" office:value="32.9795570373535" calcext:value-type="float">
            <text:p>32.9795570374</text:p>
          </table:table-cell>
          <table:table-cell office:value-type="float" office:value="32.9810888767242" calcext:value-type="float">
            <text:p>32.981088876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psd_f.txt</text:p>
          </table:table-cell>
          <table:table-cell office:value-type="string" calcext:value-type="string">
            <text:p><text:s/></text:p>
          </table:table-cell>
          <table:table-cell office:value-type="float" office:value="1.11022302462516E-015" calcext:value-type="float">
            <text:p>1.11022302462516E-15</text:p>
          </table:table-cell>
          <table:table-cell office:value-type="float" office:value="0.000000349107490950351" calcext:value-type="float">
            <text:p>3.49107490950351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645522330276995" calcext:value-type="float">
            <text:p>6.45522330276995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" calcext:value-type="float">
            <text:p>32.9</text:p>
          </table:table-cell>
          <table:table-cell office:value-type="float" office:value="25" calcext:value-type="float">
            <text:p>25</text:p>
          </table:table-cell>
          <table:table-cell table:number-columns-repeated="10"/>
          <table:table-cell table:formula="of:=([.X67]+[.Y67])/[.H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psd_a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758384742382365" calcext:value-type="float">
            <text:p>-0.0758384742</text:p>
          </table:table-cell>
          <table:table-cell office:value-type="float" office:value="-0.0758027410657411" calcext:value-type="float">
            <text:p>-0.0758027411</text:p>
          </table:table-cell>
          <table:table-cell office:value-type="float" office:value="0.428498029708862" calcext:value-type="float">
            <text:p>0.4284980297</text:p>
          </table:table-cell>
          <table:table-cell office:value-type="float" office:value="0.428882122039795" calcext:value-type="float">
            <text:p>0.42888212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psd_a.txt</text:p>
          </table:table-cell>
          <table:table-cell office:value-type="string" calcext:value-type="string">
            <text:p><text:s/></text:p>
          </table:table-cell>
          <table:table-cell office:value-type="float" office:value="0.0000201960040934757" calcext:value-type="float">
            <text:p>0.0000201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-0" calcext:value-type="float">
            <text:p>0</text:p>
          </table:table-cell>
          <table:table-cell office:value-type="float" office:value="2.55351295663786E-015" calcext:value-type="float">
            <text:p>2.55351295663786E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18" calcext:value-type="float">
            <text:p>0.218</text:p>
          </table:table-cell>
          <table:table-cell office:value-type="float" office:value="0.206" calcext:value-type="float">
            <text:p>0.206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formula="of:=([.X68]+[.Y68])/[.H68]" office:value-type="float" office:value="0.989502799553318" calcext:value-type="float">
            <text:p>0.9895027996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psd_b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0812231835119072" calcext:value-type="float">
            <text:p>-0.0812231835</text:p>
          </table:table-cell>
          <table:table-cell office:value-type="float" office:value="-0.0811952299370478" calcext:value-type="float">
            <text:p>-0.0811952299</text:p>
          </table:table-cell>
          <table:table-cell office:value-type="float" office:value="0.571716070175171" calcext:value-type="float">
            <text:p>0.5717160702</text:p>
          </table:table-cell>
          <table:table-cell office:value-type="float" office:value="0.572127103805542" calcext:value-type="float">
            <text:p>0.572127103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psd_b.txt</text:p>
          </table:table-cell>
          <table:table-cell office:value-type="string" calcext:value-type="string">
            <text:p><text:s/></text:p>
          </table:table-cell>
          <table:table-cell office:value-type="float" office:value="0.0000315478996637183" calcext:value-type="float">
            <text:p>3.15478996637183E-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787176713522981" calcext:value-type="float">
            <text:p>7.87176713522981E-06</text:p>
          </table:table-cell>
          <table:table-cell office:value-type="float" office:value="7.32747196252603E-015" calcext:value-type="float">
            <text:p>7.32747196252603E-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82" calcext:value-type="float">
            <text:p>0.282</text:p>
          </table:table-cell>
          <table:table-cell office:value-type="float" office:value="0.259" calcext:value-type="float">
            <text:p>0.259</text:p>
          </table:table-cell>
          <table:table-cell office:value-type="float" office:value="0.0282" calcext:value-type="float">
            <text:p>0.0282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formula="of:=([.X69]+[.Y69])/[.H69]" office:value-type="float" office:value="0.946273908015635" calcext:value-type="float">
            <text:p>0.946273908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psd_c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4944179108119" calcext:value-type="float">
            <text:p>-0.1249441791</text:p>
          </table:table-cell>
          <table:table-cell office:value-type="float" office:value="-0.124945160094373" calcext:value-type="float">
            <text:p>-0.1249451601</text:p>
          </table:table-cell>
          <table:table-cell office:value-type="float" office:value="43.6841018199921" calcext:value-type="float">
            <text:p>43.68410182</text:p>
          </table:table-cell>
          <table:table-cell office:value-type="float" office:value="43.6847050189972" calcext:value-type="float">
            <text:p>43.684705019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psd_c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0835684592075114" calcext:value-type="float">
            <text:p>8.35684592075114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674045264114788" calcext:value-type="float">
            <text:p>6.74045264114788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  <table:table-cell office:value-type="float" office:value="0.879" calcext:value-type="float">
            <text:p>0.879</text:p>
          </table:table-cell>
          <table:table-cell office:value-type="float" office:value="40.1" calcext:value-type="float">
            <text:p>40.1</text:p>
          </table:table-cell>
          <table:table-cell office:value-type="float" office:value="25" calcext:value-type="float">
            <text:p>25</text:p>
          </table:table-cell>
          <table:table-cell table:number-columns-repeated="10"/>
          <table:table-cell table:formula="of:=([.X70]+[.Y70])/[.H70]" office:value-type="float" office:value="0.0814712870752265" calcext:value-type="float">
            <text:p>0.0814712871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psd_d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32574095995756" calcext:value-type="float">
            <text:p>-0.132574096</text:p>
          </table:table-cell>
          <table:table-cell office:value-type="float" office:value="-0.132575064738251" calcext:value-type="float">
            <text:p>-0.1325750647</text:p>
          </table:table-cell>
          <table:table-cell office:value-type="float" office:value="1981.25340104103" calcext:value-type="float">
            <text:p>1981.253401041</text:p>
          </table:table-cell>
          <table:table-cell office:value-type="float" office:value="1981.25411200523" calcext:value-type="float">
            <text:p>1981.254112005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psd_d.txt</text:p>
          </table:table-cell>
          <table:table-cell office:value-type="string" calcext:value-type="string">
            <text:p><text:s/></text:p>
          </table:table-cell>
          <table:table-cell office:value-type="float" office:value="1.04083408558608E-017" calcext:value-type="float">
            <text:p>1.04083408558608E-17</text:p>
          </table:table-cell>
          <table:table-cell office:value-type="float" office:value="0.000000816234954612027" calcext:value-type="float">
            <text:p>8.16234954612027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563340747174183" calcext:value-type="float">
            <text:p>5.63340747174183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1.48" calcext:value-type="float">
            <text:p>1.48</text:p>
          </table:table-cell>
          <table:table-cell office:value-type="float" office:value="1980" calcext:value-type="float">
            <text:p>1980</text:p>
          </table:table-cell>
          <table:table-cell office:value-type="float" office:value="31" calcext:value-type="float">
            <text:p>31</text:p>
          </table:table-cell>
          <table:table-cell table:number-columns-repeated="10"/>
          <table:table-cell table:formula="of:=([.X71]+[.Y71])/[.H71]" office:value-type="float" office:value="0.00185741006075567" calcext:value-type="float">
            <text:p>0.0018574101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psd_e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8640199033618" calcext:value-type="float">
            <text:p>-0.128640199</text:p>
          </table:table-cell>
          <table:table-cell office:value-type="float" office:value="-0.128640199033618" calcext:value-type="float">
            <text:p>-0.128640199</text:p>
          </table:table-cell>
          <table:table-cell office:value-type="float" office:value="17.7477021217346" calcext:value-type="float">
            <text:p>17.7477021217</text:p>
          </table:table-cell>
          <table:table-cell office:value-type="float" office:value="17.7485089302063" calcext:value-type="float">
            <text:p>17.748508930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psd_e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0186586741765526" calcext:value-type="float">
            <text:p>1.86586741765526E-0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841608954629416" calcext:value-type="float">
            <text:p>8.41608954629416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.99" calcext:value-type="float">
            <text:p>7.99</text:p>
          </table:table-cell>
          <table:table-cell office:value-type="float" office:value="2.87" calcext:value-type="float">
            <text:p>2.87</text:p>
          </table:table-cell>
          <table:table-cell office:value-type="float" office:value="6.82" calcext:value-type="float">
            <text:p>6.82</text:p>
          </table:table-cell>
          <table:table-cell office:value-type="float" office:value="29" calcext:value-type="float">
            <text:p>29</text:p>
          </table:table-cell>
          <table:table-cell table:number-columns-repeated="10"/>
          <table:table-cell table:formula="of:=([.X72]+[.Y72])/[.H72]" office:value-type="float" office:value="0.611910202543932" calcext:value-type="float">
            <text:p>0.6119102025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psd_f.cbf</text:p>
          </table:table-cell>
          <table:table-cell office:value-type="string" calcext:value-type="string">
            <text:p>Min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Optimal</text:p>
          </table:table-cell>
          <table:table-cell office:value-type="float" office:value="-0.126041430870589" calcext:value-type="float">
            <text:p>-0.1260414309</text:p>
          </table:table-cell>
          <table:table-cell office:value-type="float" office:value="-0.126041430870589" calcext:value-type="float">
            <text:p>-0.1260414309</text:p>
          </table:table-cell>
          <table:table-cell office:value-type="float" office:value="234.743894815445" calcext:value-type="float">
            <text:p>234.7438948154</text:p>
          </table:table-cell>
          <table:table-cell office:value-type="float" office:value="234.745274066925" calcext:value-type="float">
            <text:p>234.7452740669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psd_f.txt</text:p>
          </table:table-cell>
          <table:table-cell office:value-type="string" calcext:value-type="string">
            <text:p><text:s/></text:p>
          </table:table-cell>
          <table:table-cell office:value-type="float" office:value="4.44089209850063E-016" calcext:value-type="float">
            <text:p>4.44089209850063E-16</text:p>
          </table:table-cell>
          <table:table-cell office:value-type="float" office:value="0.0000000116725261747885" calcext:value-type="float">
            <text:p>1.16725261747885E-08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000441998798292046" calcext:value-type="float">
            <text:p>0.000004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5.8" calcext:value-type="float">
            <text:p>55.8</text:p>
          </table:table-cell>
          <table:table-cell office:value-type="float" office:value="7.12" calcext:value-type="float">
            <text:p>7.12</text:p>
          </table:table-cell>
          <table:table-cell office:value-type="float" office:value="172" calcext:value-type="float">
            <text:p>172</text:p>
          </table:table-cell>
          <table:table-cell office:value-type="float" office:value="41" calcext:value-type="float">
            <text:p>41</text:p>
          </table:table-cell>
          <table:table-cell table:number-columns-repeated="10"/>
          <table:table-cell table:formula="of:=([.X73]+[.Y73])/[.H73]" office:value-type="float" office:value="0.268036789836292" calcext:value-type="float">
            <text:p>0.2680367898</text:p>
          </table:table-cell>
        </table:table-row>
        <table:table-row table:style-name="ro1">
          <table:table-cell office:value-type="string" calcext:value-type="string">
            <text:p>PAJ_CPLEX_ECOS_msd</text:p>
          </table:table-cell>
          <table:table-cell office:value-type="string" calcext:value-type="string">
            <text:p>multiportfolio_socexp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844322497786784" calcext:value-type="float">
            <text:p>-0.0844322498</text:p>
          </table:table-cell>
          <table:table-cell office:value-type="float" office:value="-0.0844322111414498" calcext:value-type="float">
            <text:p>-0.0844322111</text:p>
          </table:table-cell>
          <table:table-cell office:value-type="float" office:value="0.0135338306427002" calcext:value-type="float">
            <text:p>0.0135338306</text:p>
          </table:table-cell>
          <table:table-cell office:value-type="float" office:value="0.0138850212097168" calcext:value-type="float">
            <text:p>0.0138850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ECOS_msd.multiportfolio_socexp_a.txt</text:p>
          </table:table-cell>
          <table:table-cell office:value-type="string" calcext:value-type="string">
            <text:p><text:s/></text:p>
          </table:table-cell>
          <table:table-cell office:value-type="float" office:value="0.000000000165787831596723" calcext:value-type="float">
            <text:p>1.65787831596723E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0000115663212341133" calcext:value-type="float">
            <text:p>1.15663212341133E-09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446" calcext:value-type="float">
            <text:p>0.00446</text:p>
          </table:table-cell>
          <table:table-cell office:value-type="float" office:value="0.00508" calcext:value-type="float">
            <text:p>0.00508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74]+[.Y74])/[.H74]" office:value-type="float" office:value="0.704900205408262" calcext:value-type="float">
            <text:p>0.7049002054</text:p>
          </table:table-cell>
        </table:table-row>
        <table:table-row table:style-name="ro1">
          <table:table-cell office:value-type="string" calcext:value-type="string">
            <text:p>PAJ_CPLEX_ECOS_msd</text:p>
          </table:table-cell>
          <table:table-cell office:value-type="string" calcext:value-type="string">
            <text:p>multiportfolio_socexp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969365181496032" calcext:value-type="float">
            <text:p>-0.0969365181</text:p>
          </table:table-cell>
          <table:table-cell office:value-type="float" office:value="-0.0969367544704579" calcext:value-type="float">
            <text:p>-0.0969367545</text:p>
          </table:table-cell>
          <table:table-cell office:value-type="float" office:value="0.171580076217651" calcext:value-type="float">
            <text:p>0.1715800762</text:p>
          </table:table-cell>
          <table:table-cell office:value-type="float" office:value="0.172039985656738" calcext:value-type="float">
            <text:p>0.172039985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J_CPLEX_ECOS_msd.multiportfolio_socexp_b.txt</text:p>
          </table:table-cell>
          <table:table-cell office:value-type="string" calcext:value-type="string">
            <text:p><text:s/></text:p>
          </table:table-cell>
          <table:table-cell office:value-type="float" office:value="0.0000000000702135088351957" calcext:value-type="float">
            <text:p>7.02135088351957E-11</text:p>
          </table:table-cell>
          <table:table-cell office:value-type="float" office:value="0.000000000164922984990934" calcext:value-type="float">
            <text:p>1.64922984990934E-10</text:p>
          </table:table-cell>
          <table:table-cell office:value-type="string" calcext:value-type="string">
            <text:p>-Inf</text:p>
          </table:table-cell>
          <table:table-cell office:value-type="float" office:value="0.000000000472754724256674" calcext:value-type="float">
            <text:p>4.72754724256674E-10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128" calcext:value-type="float">
            <text:p>0.0128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75]+[.Y75])/[.H75]" office:value-type="float" office:value="0.231378845814476" calcext:value-type="float">
            <text:p>0.2313788458</text:p>
          </table:table-cell>
        </table:table-row>
        <table:table-row table:style-name="ro1">
          <table:table-cell office:value-type="string" calcext:value-type="string">
            <text:p>PAJ_CPLEX_ECOS_msd</text:p>
          </table:table-cell>
          <table:table-cell office:value-type="string" calcext:value-type="string">
            <text:p>multiportfolio_socexp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23736354913852" calcext:value-type="float">
            <text:p>-0.1237363549</text:p>
          </table:table-cell>
          <table:table-cell office:value-type="float" office:value="-0.123730956489392" calcext:value-type="float">
            <text:p>-0.1237309565</text:p>
          </table:table-cell>
          <table:table-cell office:value-type="float" office:value="11.2225849628448" calcext:value-type="float">
            <text:p>11.2225849628</text:p>
          </table:table-cell>
          <table:table-cell office:value-type="float" office:value="11.2232038974762" calcext:value-type="float">
            <text:p>11.2232038975</text:p>
          </table:table-cell>
          <table:table-cell office:value-type="float" office:value="12546" calcext:value-type="float">
            <text:p>12546</text:p>
          </table:table-cell>
          <table:table-cell office:value-type="string" calcext:value-type="string">
            <text:p>PAJ_CPLEX_ECOS_msd.multiportfolio_socexp_c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154512979172461" calcext:value-type="float">
            <text:p>1.54512979172461E-06</text:p>
          </table:table-cell>
          <table:table-cell office:value-type="string" calcext:value-type="string">
            <text:p>-Inf</text:p>
          </table:table-cell>
          <table:table-cell office:value-type="float" office:value="0.00000144098802157266" calcext:value-type="float">
            <text:p>0.000001441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302" calcext:value-type="float">
            <text:p>0.302</text:p>
          </table:table-cell>
          <table:table-cell office:value-type="float" office:value="0.0244" calcext:value-type="float">
            <text:p>0.0244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76]+[.Y76])/[.H76]" office:value-type="float" office:value="0.0290842084137147" calcext:value-type="float">
            <text:p>0.0290842084</text:p>
          </table:table-cell>
        </table:table-row>
        <table:table-row table:style-name="ro1">
          <table:table-cell office:value-type="string" calcext:value-type="string">
            <text:p>PAJ_CPLEX_ECOS_msd</text:p>
          </table:table-cell>
          <table:table-cell office:value-type="string" calcext:value-type="string">
            <text:p>multiportfolio_socexp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39025999135935" calcext:value-type="float">
            <text:p>-0.1390259991</text:p>
          </table:table-cell>
          <table:table-cell office:value-type="float" office:value="-0.13902711409227" calcext:value-type="float">
            <text:p>-0.1390271141</text:p>
          </table:table-cell>
          <table:table-cell office:value-type="float" office:value="27.8284621238708" calcext:value-type="float">
            <text:p>27.8284621239</text:p>
          </table:table-cell>
          <table:table-cell office:value-type="float" office:value="27.8292169570923" calcext:value-type="float">
            <text:p>27.8292169571</text:p>
          </table:table-cell>
          <table:table-cell office:value-type="float" office:value="16697" calcext:value-type="float">
            <text:p>16697</text:p>
          </table:table-cell>
          <table:table-cell office:value-type="string" calcext:value-type="string">
            <text:p>PAJ_CPLEX_ECOS_msd.multiportfolio_socexp_d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424002628848091" calcext:value-type="float">
            <text:p>0.00000424</text:p>
          </table:table-cell>
          <table:table-cell office:value-type="string" calcext:value-type="string">
            <text:p>-Inf</text:p>
          </table:table-cell>
          <table:table-cell office:value-type="float" office:value="0.000000332053396334686" calcext:value-type="float">
            <text:p>3.32053396334686E-07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77]+[.Y77])/[.H77]" office:value-type="float" office:value="0.0450977130685019" calcext:value-type="float">
            <text:p>0.0450977131</text:p>
          </table:table-cell>
        </table:table-row>
        <table:table-row table:style-name="ro1">
          <table:table-cell office:value-type="string" calcext:value-type="string">
            <text:p>PAJ_CPLEX_ECOS_msd</text:p>
          </table:table-cell>
          <table:table-cell office:value-type="string" calcext:value-type="string">
            <text:p>multiportfolio_socexp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Suboptimal</text:p>
          </table:table-cell>
          <table:table-cell office:value-type="float" office:value="-0.141528306029242" calcext:value-type="float">
            <text:p>-0.141528306</text:p>
          </table:table-cell>
          <table:table-cell office:value-type="float" office:value="-0.14153145416368" calcext:value-type="float">
            <text:p>-0.1415314542</text:p>
          </table:table-cell>
          <table:table-cell office:value-type="float" office:value="10.4970059394836" calcext:value-type="float">
            <text:p>10.4970059395</text:p>
          </table:table-cell>
          <table:table-cell office:value-type="float" office:value="10.4982929229736" calcext:value-type="float">
            <text:p>10.498292923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AJ_CPLEX_ECOS_msd.multiportfolio_socexp_e.txt</text:p>
          </table:table-cell>
          <table:table-cell office:value-type="string" calcext:value-type="string">
            <text:p><text:s/></text:p>
          </table:table-cell>
          <table:table-cell office:value-type="float" office:value="0.0000000000119701191233362" calcext:value-type="float">
            <text:p>1.19701191233362E-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00000169421143780824" calcext:value-type="float">
            <text:p>1.69421143780824E-10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.52" calcext:value-type="float">
            <text:p>3.52</text:p>
          </table:table-cell>
          <table:table-cell office:value-type="float" office:value="0.295" calcext:value-type="float">
            <text:p>0.29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78]+[.Y78])/[.H78]" office:value-type="float" office:value="0.363436966883117" calcext:value-type="float">
            <text:p>0.3634369669</text:p>
          </table:table-cell>
        </table:table-row>
        <table:table-row table:style-name="ro1">
          <table:table-cell office:value-type="string" calcext:value-type="string">
            <text:p>PAJ_CPLEX_ECOS_msd</text:p>
          </table:table-cell>
          <table:table-cell office:value-type="string" calcext:value-type="string">
            <text:p>multiportfolio_socexp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Suboptimal</text:p>
          </table:table-cell>
          <table:table-cell office:value-type="float" office:value="-0.154984067963841" calcext:value-type="float">
            <text:p>-0.154984068</text:p>
          </table:table-cell>
          <table:table-cell office:value-type="float" office:value="-0.154986790337105" calcext:value-type="float">
            <text:p>-0.1549867903</text:p>
          </table:table-cell>
          <table:table-cell office:value-type="float" office:value="16.7521460056305" calcext:value-type="float">
            <text:p>16.7521460056</text:p>
          </table:table-cell>
          <table:table-cell office:value-type="float" office:value="16.7547888755798" calcext:value-type="float">
            <text:p>16.754788875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J_CPLEX_ECOS_msd.multiportfolio_socexp_f.txt</text:p>
          </table:table-cell>
          <table:table-cell office:value-type="string" calcext:value-type="string">
            <text:p><text:s/></text:p>
          </table:table-cell>
          <table:table-cell office:value-type="float" office:value="0.0000000000183999109351629" calcext:value-type="float">
            <text:p>1.83999109351629E-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00000276385136999124" calcext:value-type="float">
            <text:p>2.76385136999124E-10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1.82" calcext:value-type="float">
            <text:p>1.82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79]+[.Y79])/[.H79]" office:value-type="float" office:value="0.753336318568281" calcext:value-type="float">
            <text:p>0.7533363186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exp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844322497786784" calcext:value-type="float">
            <text:p>-0.0844322498</text:p>
          </table:table-cell>
          <table:table-cell office:value-type="float" office:value="-0.0844322111414498" calcext:value-type="float">
            <text:p>-0.0844322111</text:p>
          </table:table-cell>
          <table:table-cell office:value-type="float" office:value="0.0265350341796875" calcext:value-type="float">
            <text:p>0.0265350342</text:p>
          </table:table-cell>
          <table:table-cell office:value-type="float" office:value="0.0268669128417969" calcext:value-type="float">
            <text:p>0.026866912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exp_a.txt</text:p>
          </table:table-cell>
          <table:table-cell office:value-type="string" calcext:value-type="string">
            <text:p><text:s/></text:p>
          </table:table-cell>
          <table:table-cell office:value-type="float" office:value="0.000000000165787831596723" calcext:value-type="float">
            <text:p>1.65787831596723E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0000115663212341133" calcext:value-type="float">
            <text:p>1.15663212341133E-09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0.00505" calcext:value-type="float">
            <text:p>0.00505</text:p>
          </table:table-cell>
          <table:table-cell office:value-type="float" office:value="0.013" calcext:value-type="float">
            <text:p>0.013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formula="of:=([.X80]+[.Y80])/[.H80]" office:value-type="float" office:value="0.448463714778608" calcext:value-type="float">
            <text:p>0.4484637148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exp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969365181496032" calcext:value-type="float">
            <text:p>-0.0969365181</text:p>
          </table:table-cell>
          <table:table-cell office:value-type="float" office:value="-0.0969365042298835" calcext:value-type="float">
            <text:p>-0.0969365042</text:p>
          </table:table-cell>
          <table:table-cell office:value-type="float" office:value="0.20648193359375" calcext:value-type="float">
            <text:p>0.2064819336</text:p>
          </table:table-cell>
          <table:table-cell office:value-type="float" office:value="0.206907987594604" calcext:value-type="float">
            <text:p>0.2069079876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exp_b.txt</text:p>
          </table:table-cell>
          <table:table-cell office:value-type="string" calcext:value-type="string">
            <text:p><text:s/></text:p>
          </table:table-cell>
          <table:table-cell office:value-type="float" office:value="0.0000000000702135088351957" calcext:value-type="float">
            <text:p>7.02135088351957E-11</text:p>
          </table:table-cell>
          <table:table-cell office:value-type="float" office:value="0.000000000164922984990934" calcext:value-type="float">
            <text:p>1.64922984990934E-10</text:p>
          </table:table-cell>
          <table:table-cell office:value-type="string" calcext:value-type="string">
            <text:p>-Inf</text:p>
          </table:table-cell>
          <table:table-cell office:value-type="float" office:value="0.000000000472754724256674" calcext:value-type="float">
            <text:p>4.72754724256674E-10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152" calcext:value-type="float">
            <text:p>0.152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formula="of:=([.X81]+[.Y81])/[.H81]" office:value-type="float" office:value="0.247963582618977" calcext:value-type="float">
            <text:p>0.2479635826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exp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23727680948228" calcext:value-type="float">
            <text:p>-0.1237276809</text:p>
          </table:table-cell>
          <table:table-cell office:value-type="float" office:value="-0.123728637435002" calcext:value-type="float">
            <text:p>-0.1237286374</text:p>
          </table:table-cell>
          <table:table-cell office:value-type="float" office:value="43.5657391548157" calcext:value-type="float">
            <text:p>43.5657391548</text:p>
          </table:table-cell>
          <table:table-cell office:value-type="float" office:value="43.5813930034638" calcext:value-type="float">
            <text:p>43.581393003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exp_c.txt</text:p>
          </table:table-cell>
          <table:table-cell office:value-type="string" calcext:value-type="string">
            <text:p><text:s/></text:p>
          </table:table-cell>
          <table:table-cell office:value-type="float" office:value="0.0000000000262429559420158" calcext:value-type="float">
            <text:p>2.62429559420158E-11</text:p>
          </table:table-cell>
          <table:table-cell office:value-type="float" office:value="0.000000000408172967647502" calcext:value-type="float">
            <text:p>4.08172967647502E-10</text:p>
          </table:table-cell>
          <table:table-cell office:value-type="string" calcext:value-type="string">
            <text:p>-Inf</text:p>
          </table:table-cell>
          <table:table-cell office:value-type="float" office:value="0.000000000295708124653515" calcext:value-type="float">
            <text:p>2.95708124653515E-10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877" calcext:value-type="float">
            <text:p>0.0877</text:p>
          </table:table-cell>
          <table:table-cell office:value-type="float" office:value="0.0241" calcext:value-type="float">
            <text:p>0.0241</text:p>
          </table:table-cell>
          <table:table-cell office:value-type="float" office:value="43.4" calcext:value-type="float">
            <text:p>43.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([.X82]+[.Y82])/[.H82]" office:value-type="float" office:value="0.00256623673025967" calcext:value-type="float">
            <text:p>0.0025662367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exp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39021411678667" calcext:value-type="float">
            <text:p>-0.1390214117</text:p>
          </table:table-cell>
          <table:table-cell office:value-type="float" office:value="-0.139022358048208" calcext:value-type="float">
            <text:p>-0.139022358</text:p>
          </table:table-cell>
          <table:table-cell office:value-type="float" office:value="41.1259360313416" calcext:value-type="float">
            <text:p>41.1259360313</text:p>
          </table:table-cell>
          <table:table-cell office:value-type="float" office:value="41.1266548633575" calcext:value-type="float">
            <text:p>41.126654863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exp_d.txt</text:p>
          </table:table-cell>
          <table:table-cell office:value-type="string" calcext:value-type="string">
            <text:p><text:s/></text:p>
          </table:table-cell>
          <table:table-cell office:value-type="float" office:value="0.0000000000655520466467247" calcext:value-type="float">
            <text:p>6.55520466467247E-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00000845932879300904" calcext:value-type="float">
            <text:p>8.45932879300904E-10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18" calcext:value-type="float">
            <text:p>0.318</text:p>
          </table:table-cell>
          <table:table-cell office:value-type="float" office:value="0.103" calcext:value-type="float">
            <text:p>0.103</text:p>
          </table:table-cell>
          <table:table-cell office:value-type="float" office:value="40.7" calcext:value-type="float">
            <text:p>40.7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([.X83]+[.Y83])/[.H83]" office:value-type="float" office:value="0.0102368490696275" calcext:value-type="float">
            <text:p>0.0102368491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exp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1528349228741" calcext:value-type="float">
            <text:p>-0.1415283492</text:p>
          </table:table-cell>
          <table:table-cell office:value-type="float" office:value="-0.141529320855024" calcext:value-type="float">
            <text:p>-0.1415293209</text:p>
          </table:table-cell>
          <table:table-cell office:value-type="float" office:value="46.5261540412903" calcext:value-type="float">
            <text:p>46.5261540413</text:p>
          </table:table-cell>
          <table:table-cell office:value-type="float" office:value="46.5274648666382" calcext:value-type="float">
            <text:p>46.5274648666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exp_e.txt</text:p>
          </table:table-cell>
          <table:table-cell office:value-type="string" calcext:value-type="string">
            <text:p><text:s/></text:p>
          </table:table-cell>
          <table:table-cell office:value-type="float" office:value="6.66133814775094E-016" calcext:value-type="float">
            <text:p>6.66133814775094E-16</text:p>
          </table:table-cell>
          <table:table-cell office:value-type="float" office:value="0.00000009979636138302" calcext:value-type="float">
            <text:p>9.979636138302E-08</text:p>
          </table:table-cell>
          <table:table-cell office:value-type="string" calcext:value-type="string">
            <text:p>-Inf</text:p>
          </table:table-cell>
          <table:table-cell office:value-type="float" office:value="0.00000000158591872967406" calcext:value-type="float">
            <text:p>1.58591872967406E-09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office:value-type="float" office:value="0.296" calcext:value-type="float">
            <text:p>0.296</text:p>
          </table:table-cell>
          <table:table-cell office:value-type="float" office:value="45.1" calcext:value-type="float">
            <text:p>45.1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([.X84]+[.Y84])/[.H84]" office:value-type="float" office:value="0.0302195620715227" calcext:value-type="float">
            <text:p>0.0302195621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exp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54986667346854" calcext:value-type="float">
            <text:p>-0.1549866673</text:p>
          </table:table-cell>
          <table:table-cell office:value-type="float" office:value="-0.154986743132065" calcext:value-type="float">
            <text:p>-0.1549867431</text:p>
          </table:table-cell>
          <table:table-cell office:value-type="float" office:value="18.3039410114288" calcext:value-type="float">
            <text:p>18.3039410114</text:p>
          </table:table-cell>
          <table:table-cell office:value-type="float" office:value="18.3065888881683" calcext:value-type="float">
            <text:p>18.306588888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exp_f.txt</text:p>
          </table:table-cell>
          <table:table-cell office:value-type="string" calcext:value-type="string">
            <text:p><text:s/></text:p>
          </table:table-cell>
          <table:table-cell office:value-type="float" office:value="0.0000000000193817980328331" calcext:value-type="float">
            <text:p>1.93817980328331E-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00000379615672230216" calcext:value-type="float">
            <text:p>3.79615672230216E-10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59" calcext:value-type="float">
            <text:p>3.59</text:p>
          </table:table-cell>
          <table:table-cell office:value-type="float" office:value="1.83" calcext:value-type="float">
            <text:p>1.83</text:p>
          </table:table-cell>
          <table:table-cell office:value-type="float" office:value="12.8" calcext:value-type="float">
            <text:p>12.8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formula="of:=([.X85]+[.Y85])/[.H85]" office:value-type="float" office:value="0.296111094141737" calcext:value-type="float">
            <text:p>0.2961110941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844466842437766" calcext:value-type="float">
            <text:p>-0.0844466842</text:p>
          </table:table-cell>
          <table:table-cell office:value-type="float" office:value="-0.0844457189101449" calcext:value-type="float">
            <text:p>-0.0844457189</text:p>
          </table:table-cell>
          <table:table-cell office:value-type="float" office:value="0.00810098648071289" calcext:value-type="float">
            <text:p>0.0081009865</text:p>
          </table:table-cell>
          <table:table-cell office:value-type="float" office:value="0.00841498374938965" calcext:value-type="float">
            <text:p>0.00841498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exp_a.txt</text:p>
          </table:table-cell>
          <table:table-cell office:value-type="string" calcext:value-type="string">
            <text:p><text:s/></text:p>
          </table:table-cell>
          <table:table-cell office:value-type="float" office:value="1.06251812903579E-017" calcext:value-type="float">
            <text:p>1.06251812903579E-17</text:p>
          </table:table-cell>
          <table:table-cell office:value-type="float" office:value="0.00000526258714302758" calcext:value-type="float">
            <text:p>5.26258714302758E-06</text:p>
          </table:table-cell>
          <table:table-cell office:value-type="string" calcext:value-type="string">
            <text:p>-Inf</text:p>
          </table:table-cell>
          <table:table-cell office:value-type="float" office:value="0.000000692569655402764" calcext:value-type="float">
            <text:p>6.92569655402764E-07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86]+[.Y86])/[.H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969583591577467" calcext:value-type="float">
            <text:p>-0.0969583592</text:p>
          </table:table-cell>
          <table:table-cell office:value-type="float" office:value="-0.0969582426306975" calcext:value-type="float">
            <text:p>-0.0969582426</text:p>
          </table:table-cell>
          <table:table-cell office:value-type="float" office:value="0.0602750778198242" calcext:value-type="float">
            <text:p>0.0602750778</text:p>
          </table:table-cell>
          <table:table-cell office:value-type="float" office:value="0.060650110244751" calcext:value-type="float">
            <text:p>0.060650110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J_CPLEX_noconic_msd.multiportfolio_socexp_b.txt</text:p>
          </table:table-cell>
          <table:table-cell office:value-type="string" calcext:value-type="string">
            <text:p><text:s/></text:p>
          </table:table-cell>
          <table:table-cell office:value-type="float" office:value="7.15573433840433E-018" calcext:value-type="float">
            <text:p>7.15573433840433E-18</text:p>
          </table:table-cell>
          <table:table-cell office:value-type="float" office:value="0.00000298205375937055" calcext:value-type="float">
            <text:p>2.98205375937055E-06</text:p>
          </table:table-cell>
          <table:table-cell office:value-type="string" calcext:value-type="string">
            <text:p>-Inf</text:p>
          </table:table-cell>
          <table:table-cell office:value-type="float" office:value="0.000000706740014955187" calcext:value-type="float">
            <text:p>7.06740014955187E-07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87]+[.Y87])/[.H8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23756176054564" calcext:value-type="float">
            <text:p>-0.1237561761</text:p>
          </table:table-cell>
          <table:table-cell office:value-type="float" office:value="-0.123757413096227" calcext:value-type="float">
            <text:p>-0.1237574131</text:p>
          </table:table-cell>
          <table:table-cell office:value-type="float" office:value="21.1317567825317" calcext:value-type="float">
            <text:p>21.1317567825</text:p>
          </table:table-cell>
          <table:table-cell office:value-type="float" office:value="21.1323971748352" calcext:value-type="float">
            <text:p>21.1323971748</text:p>
          </table:table-cell>
          <table:table-cell office:value-type="float" office:value="36366" calcext:value-type="float">
            <text:p>36366</text:p>
          </table:table-cell>
          <table:table-cell office:value-type="string" calcext:value-type="string">
            <text:p>PAJ_CPLEX_noconic_msd.multiportfolio_socexp_c.txt</text:p>
          </table:table-cell>
          <table:table-cell office:value-type="string" calcext:value-type="string">
            <text:p><text:s/></text:p>
          </table:table-cell>
          <table:table-cell office:value-type="float" office:value="1.06251812903579E-017" calcext:value-type="float">
            <text:p>1.06251812903579E-17</text:p>
          </table:table-cell>
          <table:table-cell office:value-type="float" office:value="0.000000646718858812734" calcext:value-type="float">
            <text:p>6.46718858812734E-07</text:p>
          </table:table-cell>
          <table:table-cell office:value-type="string" calcext:value-type="string">
            <text:p>-Inf</text:p>
          </table:table-cell>
          <table:table-cell office:value-type="float" office:value="0.00000074913461700632" calcext:value-type="float">
            <text:p>7.4913461700632E-07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88]+[.Y88])/[.H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39131292701036" calcext:value-type="float">
            <text:p>-0.1391312927</text:p>
          </table:table-cell>
          <table:table-cell office:value-type="float" office:value="-0.139132608260302" calcext:value-type="float">
            <text:p>-0.1391326083</text:p>
          </table:table-cell>
          <table:table-cell office:value-type="float" office:value="19.0612149238586" calcext:value-type="float">
            <text:p>19.0612149239</text:p>
          </table:table-cell>
          <table:table-cell office:value-type="float" office:value="19.0620720386505" calcext:value-type="float">
            <text:p>19.0620720387</text:p>
          </table:table-cell>
          <table:table-cell office:value-type="float" office:value="10953" calcext:value-type="float">
            <text:p>10953</text:p>
          </table:table-cell>
          <table:table-cell office:value-type="string" calcext:value-type="string">
            <text:p>PAJ_CPLEX_noconic_msd.multiportfolio_socexp_d.txt</text:p>
          </table:table-cell>
          <table:table-cell office:value-type="string" calcext:value-type="string">
            <text:p><text:s/></text:p>
          </table:table-cell>
          <table:table-cell office:value-type="float" office:value="4.55364912443912E-018" calcext:value-type="float">
            <text:p>4.55364912443912E-18</text:p>
          </table:table-cell>
          <table:table-cell office:value-type="float" office:value="0.000000932709925724473" calcext:value-type="float">
            <text:p>9.32709925724473E-07</text:p>
          </table:table-cell>
          <table:table-cell office:value-type="string" calcext:value-type="string">
            <text:p>-Inf</text:p>
          </table:table-cell>
          <table:table-cell office:value-type="float" office:value="0.000000926586932070705" calcext:value-type="float">
            <text:p>9.26586932070705E-07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89]+[.Y89])/[.H8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1693347581969" calcext:value-type="float">
            <text:p>-0.1416933476</text:p>
          </table:table-cell>
          <table:table-cell office:value-type="float" office:value="-0.141694748899555" calcext:value-type="float">
            <text:p>-0.1416947489</text:p>
          </table:table-cell>
          <table:table-cell office:value-type="float" office:value="4.01931309700012" calcext:value-type="float">
            <text:p>4.019313097</text:p>
          </table:table-cell>
          <table:table-cell office:value-type="float" office:value="4.02048110961914" calcext:value-type="float">
            <text:p>4.0204811096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PAJ_CPLEX_noconic_msd.multiportfolio_socexp_e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156121163384648" calcext:value-type="float">
            <text:p>1.56121163384648E-06</text:p>
          </table:table-cell>
          <table:table-cell office:value-type="string" calcext:value-type="string">
            <text:p>-Inf</text:p>
          </table:table-cell>
          <table:table-cell office:value-type="float" office:value="0.000000990741642281634" calcext:value-type="float">
            <text:p>9.90741642281634E-07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90]+[.Y90])/[.H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exp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55479900411889" calcext:value-type="float">
            <text:p>-0.1554799004</text:p>
          </table:table-cell>
          <table:table-cell office:value-type="float" office:value="-0.15547703346256" calcext:value-type="float">
            <text:p>-0.1554770335</text:p>
          </table:table-cell>
          <table:table-cell office:value-type="float" office:value="2.24009609222412" calcext:value-type="float">
            <text:p>2.2400960922</text:p>
          </table:table-cell>
          <table:table-cell office:value-type="float" office:value="2.24251389503479" calcext:value-type="float">
            <text:p>2.2425138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exp_f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743032396513521" calcext:value-type="float">
            <text:p>7.43032396513521E-06</text:p>
          </table:table-cell>
          <table:table-cell office:value-type="string" calcext:value-type="string">
            <text:p>-Inf</text:p>
          </table:table-cell>
          <table:table-cell office:value-type="float" office:value="0.000000967810301899519" calcext:value-type="float">
            <text:p>9.67810301899519E-07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91]+[.Y91])/[.H9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0844400237861796" calcext:value-type="float">
            <text:p>-0.0844400238</text:p>
          </table:table-cell>
          <table:table-cell office:value-type="float" office:value="0.0585520267486572" calcext:value-type="float">
            <text:p>0.0585520267</text:p>
          </table:table-cell>
          <table:table-cell office:value-type="float" office:value="0.05889892578125" calcext:value-type="float">
            <text:p>0.058898925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_a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517467282310641" calcext:value-type="float">
            <text:p>5.17467282310641E-06</text:p>
          </table:table-cell>
          <table:table-cell office:value-type="string" calcext:value-type="string">
            <text:p>-Inf</text:p>
          </table:table-cell>
          <table:table-cell office:value-type="float" office:value="0.00000129128219983343" calcext:value-type="float">
            <text:p>1.29128219983343E-06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4" calcext:value-type="float">
            <text:p>0.0554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([.X92]+[.Y92])/[.H9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0969617047098462" calcext:value-type="float">
            <text:p>-0.0969617047</text:p>
          </table:table-cell>
          <table:table-cell office:value-type="float" office:value="0.271857976913452" calcext:value-type="float">
            <text:p>0.2718579769</text:p>
          </table:table-cell>
          <table:table-cell office:value-type="float" office:value="0.272265911102295" calcext:value-type="float">
            <text:p>0.272265911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_b.txt</text:p>
          </table:table-cell>
          <table:table-cell office:value-type="string" calcext:value-type="string">
            <text:p><text:s/></text:p>
          </table:table-cell>
          <table:table-cell office:value-type="float" office:value="7.15573433840433E-018" calcext:value-type="float">
            <text:p>7.15573433840433E-18</text:p>
          </table:table-cell>
          <table:table-cell office:value-type="float" office:value="0.00000442146233751994" calcext:value-type="float">
            <text:p>4.42146233751994E-06</text:p>
          </table:table-cell>
          <table:table-cell office:value-type="string" calcext:value-type="string">
            <text:p>-Inf</text:p>
          </table:table-cell>
          <table:table-cell office:value-type="float" office:value="0.000000948981247139713" calcext:value-type="float">
            <text:p>0.000000949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6" calcext:value-type="float">
            <text:p>0.266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([.X93]+[.Y93])/[.H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23757934253728" calcext:value-type="float">
            <text:p>-0.1237579343</text:p>
          </table:table-cell>
          <table:table-cell office:value-type="float" office:value="-0.123758887888333" calcext:value-type="float">
            <text:p>-0.1237588879</text:p>
          </table:table-cell>
          <table:table-cell office:value-type="float" office:value="53.9076020717621" calcext:value-type="float">
            <text:p>53.9076020718</text:p>
          </table:table-cell>
          <table:table-cell office:value-type="float" office:value="53.9083750247955" calcext:value-type="float">
            <text:p>53.908375024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_c.txt</text:p>
          </table:table-cell>
          <table:table-cell office:value-type="string" calcext:value-type="string">
            <text:p><text:s/></text:p>
          </table:table-cell>
          <table:table-cell office:value-type="float" office:value="3.46944695195361E-018" calcext:value-type="float">
            <text:p>3.46944695195361E-18</text:p>
          </table:table-cell>
          <table:table-cell office:value-type="float" office:value="0.00000627175995939616" calcext:value-type="float">
            <text:p>6.27175995939616E-06</text:p>
          </table:table-cell>
          <table:table-cell office:value-type="string" calcext:value-type="string">
            <text:p>-Inf</text:p>
          </table:table-cell>
          <table:table-cell office:value-type="float" office:value="0.00000160930668258175" calcext:value-type="float">
            <text:p>1.60930668258175E-06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9" calcext:value-type="float">
            <text:p>53.9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([.X94]+[.Y94])/[.H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39159331938292" calcext:value-type="float">
            <text:p>-0.1391593319</text:p>
          </table:table-cell>
          <table:table-cell office:value-type="float" office:value="-0.139159948761831" calcext:value-type="float">
            <text:p>-0.1391599488</text:p>
          </table:table-cell>
          <table:table-cell office:value-type="float" office:value="38.1945779323578" calcext:value-type="float">
            <text:p>38.1945779324</text:p>
          </table:table-cell>
          <table:table-cell office:value-type="float" office:value="38.1954009532928" calcext:value-type="float">
            <text:p>38.195400953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_d.txt</text:p>
          </table:table-cell>
          <table:table-cell office:value-type="string" calcext:value-type="string">
            <text:p><text:s/></text:p>
          </table:table-cell>
          <table:table-cell office:value-type="float" office:value="1.04083408558608E-017" calcext:value-type="float">
            <text:p>1.04083408558608E-17</text:p>
          </table:table-cell>
          <table:table-cell office:value-type="float" office:value="0.00000390151352834545" calcext:value-type="float">
            <text:p>3.90151352834545E-06</text:p>
          </table:table-cell>
          <table:table-cell office:value-type="string" calcext:value-type="string">
            <text:p>-Inf</text:p>
          </table:table-cell>
          <table:table-cell office:value-type="float" office:value="0.00000133249802147795" calcext:value-type="float">
            <text:p>1.33249802147795E-06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" calcext:value-type="float">
            <text:p>38.2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([.X95]+[.Y95])/[.H9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1708122979903" calcext:value-type="float">
            <text:p>-0.141708123</text:p>
          </table:table-cell>
          <table:table-cell office:value-type="float" office:value="-0.141709030346395" calcext:value-type="float">
            <text:p>-0.1417090303</text:p>
          </table:table-cell>
          <table:table-cell office:value-type="float" office:value="37.8924860954285" calcext:value-type="float">
            <text:p>37.8924860954</text:p>
          </table:table-cell>
          <table:table-cell office:value-type="float" office:value="37.8939259052277" calcext:value-type="float">
            <text:p>37.893925905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_e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19978182784347" calcext:value-type="float">
            <text:p>1.9978182784347E-06</text:p>
          </table:table-cell>
          <table:table-cell office:value-type="string" calcext:value-type="string">
            <text:p>-Inf</text:p>
          </table:table-cell>
          <table:table-cell office:value-type="float" office:value="0.00000226636287248283" calcext:value-type="float">
            <text:p>2.26636287248283E-06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8" calcext:value-type="float">
            <text:p>37.8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([.X96]+[.Y96])/[.H9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exp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155429267894594" calcext:value-type="float">
            <text:p>-0.1554292679</text:p>
          </table:table-cell>
          <table:table-cell office:value-type="float" office:value="51.0393559932709" calcext:value-type="float">
            <text:p>51.0393559933</text:p>
          </table:table-cell>
          <table:table-cell office:value-type="float" office:value="51.0421390533447" calcext:value-type="float">
            <text:p>51.042139053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exp_f.txt</text:p>
          </table:table-cell>
          <table:table-cell office:value-type="string" calcext:value-type="string">
            <text:p><text:s/></text:p>
          </table:table-cell>
          <table:table-cell office:value-type="float" office:value="1.01047642475649E-016" calcext:value-type="float">
            <text:p>1.01047642475649E-16</text:p>
          </table:table-cell>
          <table:table-cell office:value-type="float" office:value="0.00000336308590100087" calcext:value-type="float">
            <text:p>3.36308590100087E-06</text:p>
          </table:table-cell>
          <table:table-cell office:value-type="string" calcext:value-type="string">
            <text:p>-Inf</text:p>
          </table:table-cell>
          <table:table-cell office:value-type="float" office:value="0.000000972087124351262" calcext:value-type="float">
            <text:p>9.72087124351262E-07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9" calcext:value-type="float">
            <text:p>50.9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table:formula="of:=([.X97]+[.Y97])/[.H9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847549009567281" calcext:value-type="float">
            <text:p>-0.084754901</text:p>
          </table:table-cell>
          <table:table-cell office:value-type="float" office:value="-0.0846943085345999" calcext:value-type="float">
            <text:p>-0.0846943085</text:p>
          </table:table-cell>
          <table:table-cell office:value-type="float" office:value="1.90003395080566" calcext:value-type="float">
            <text:p>1.9000339508</text:p>
          </table:table-cell>
          <table:table-cell office:value-type="float" office:value="1.90042901039124" calcext:value-type="float">
            <text:p>1.900429010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_a.txt</text:p>
          </table:table-cell>
          <table:table-cell office:value-type="string" calcext:value-type="string">
            <text:p><text:s/></text:p>
          </table:table-cell>
          <table:table-cell office:value-type="float" office:value="0.000141300688717806" calcext:value-type="float">
            <text:p>0.0001413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495539843203829" calcext:value-type="float">
            <text:p>0.000049554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19" calcext:value-type="float">
            <text:p>0.819</text:p>
          </table:table-cell>
          <table:table-cell office:value-type="float" office:value="1.07" calcext:value-type="float">
            <text:p>1.07</text:p>
          </table:table-cell>
          <table:table-cell office:value-type="float" office:value="0.00824" calcext:value-type="float">
            <text:p>0.00824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formula="of:=([.X98]+[.Y98])/[.H98]" office:value-type="float" office:value="0.994192761239353" calcext:value-type="float">
            <text:p>0.9941927612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979484575738726" calcext:value-type="float">
            <text:p>-0.0979484576</text:p>
          </table:table-cell>
          <table:table-cell office:value-type="float" office:value="-0.0976986525176777" calcext:value-type="float">
            <text:p>-0.0976986525</text:p>
          </table:table-cell>
          <table:table-cell office:value-type="float" office:value="6.49697303771973" calcext:value-type="float">
            <text:p>6.4969730377</text:p>
          </table:table-cell>
          <table:table-cell office:value-type="float" office:value="6.49756693840027" calcext:value-type="float">
            <text:p>6.497566938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_b.txt</text:p>
          </table:table-cell>
          <table:table-cell office:value-type="string" calcext:value-type="string">
            <text:p><text:s/></text:p>
          </table:table-cell>
          <table:table-cell office:value-type="float" office:value="0.000815651753861776" calcext:value-type="float">
            <text:p>0.0008156518</text:p>
          </table:table-cell>
          <table:table-cell office:value-type="float" office:value="0.00000205247170664835" calcext:value-type="float">
            <text:p>2.05247170664835E-06</text:p>
          </table:table-cell>
          <table:table-cell office:value-type="string" calcext:value-type="string">
            <text:p>-Inf</text:p>
          </table:table-cell>
          <table:table-cell office:value-type="float" office:value="0.000138742914386425" calcext:value-type="float">
            <text:p>0.0001387429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77" calcext:value-type="float">
            <text:p>2.77</text:p>
          </table:table-cell>
          <table:table-cell office:value-type="float" office:value="3.71" calcext:value-type="float">
            <text:p>3.71</text:p>
          </table:table-cell>
          <table:table-cell office:value-type="float" office:value="0.0134" calcext:value-type="float">
            <text:p>0.0134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formula="of:=([.X99]+[.Y99])/[.H99]" office:value-type="float" office:value="0.997387546843555" calcext:value-type="float">
            <text:p>0.9973875468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24254251919525" calcext:value-type="float">
            <text:p>-0.1242542519</text:p>
          </table:table-cell>
          <table:table-cell office:value-type="float" office:value="-0.124011543936013" calcext:value-type="float">
            <text:p>-0.1240115439</text:p>
          </table:table-cell>
          <table:table-cell office:value-type="float" office:value="53.6555700302124" calcext:value-type="float">
            <text:p>53.6555700302</text:p>
          </table:table-cell>
          <table:table-cell office:value-type="float" office:value="53.6563119888306" calcext:value-type="float">
            <text:p>53.656311988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_c.txt</text:p>
          </table:table-cell>
          <table:table-cell office:value-type="string" calcext:value-type="string">
            <text:p><text:s/></text:p>
          </table:table-cell>
          <table:table-cell office:value-type="float" office:value="0.000388440319546383" calcext:value-type="float">
            <text:p>0.0003884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Inf</text:p>
          </table:table-cell>
          <table:table-cell office:value-type="float" office:value="0.0000332028960052799" calcext:value-type="float">
            <text:p>3.32028960052799E-05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.4" calcext:value-type="float">
            <text:p>28.4</text:p>
          </table:table-cell>
          <table:table-cell office:value-type="float" office:value="20.8" calcext:value-type="float">
            <text:p>20.8</text:p>
          </table:table-cell>
          <table:table-cell office:value-type="float" office:value="4.46" calcext:value-type="float">
            <text:p>4.46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formula="of:=([.X100]+[.Y100])/[.H100]" office:value-type="float" office:value="0.916959785764953" calcext:value-type="float">
            <text:p>0.9169597858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3542259547162" calcext:value-type="float">
            <text:p>-0.1435422595</text:p>
          </table:table-cell>
          <table:table-cell office:value-type="float" office:value="-0.143445072502714" calcext:value-type="float">
            <text:p>-0.1434450725</text:p>
          </table:table-cell>
          <table:table-cell office:value-type="float" office:value="256.419161081314" calcext:value-type="float">
            <text:p>256.4191610813</text:p>
          </table:table-cell>
          <table:table-cell office:value-type="float" office:value="256.420153141022" calcext:value-type="float">
            <text:p>256.42015314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_d.txt</text:p>
          </table:table-cell>
          <table:table-cell office:value-type="string" calcext:value-type="string">
            <text:p><text:s/></text:p>
          </table:table-cell>
          <table:table-cell office:value-type="float" office:value="0.00071004783337396" calcext:value-type="float">
            <text:p>0.0007100478</text:p>
          </table:table-cell>
          <table:table-cell office:value-type="float" office:value="0.000292354360446966" calcext:value-type="float">
            <text:p>0.0002923544</text:p>
          </table:table-cell>
          <table:table-cell office:value-type="string" calcext:value-type="string">
            <text:p>-Inf</text:p>
          </table:table-cell>
          <table:table-cell office:value-type="float" office:value="0.0000604299910174078" calcext:value-type="float">
            <text:p>0.00006043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44.5" calcext:value-type="float">
            <text:p>44.5</text:p>
          </table:table-cell>
          <table:table-cell office:value-type="float" office:value="2.11" calcext:value-type="float">
            <text:p>2.11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([.X101]+[.Y101])/[.H101]" office:value-type="float" office:value="0.992515531705115" calcext:value-type="float">
            <text:p>0.9925155317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2889845945745" calcext:value-type="float">
            <text:p>-0.1428898459</text:p>
          </table:table-cell>
          <table:table-cell office:value-type="float" office:value="-0.142556366519507" calcext:value-type="float">
            <text:p>-0.1425563665</text:p>
          </table:table-cell>
          <table:table-cell office:value-type="float" office:value="657.463413000107" calcext:value-type="float">
            <text:p>657.4634130001</text:p>
          </table:table-cell>
          <table:table-cell office:value-type="float" office:value="657.464900016785" calcext:value-type="float">
            <text:p>657.464900016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_e.txt</text:p>
          </table:table-cell>
          <table:table-cell office:value-type="string" calcext:value-type="string">
            <text:p><text:s/></text:p>
          </table:table-cell>
          <table:table-cell office:value-type="float" office:value="0.000513277364818808" calcext:value-type="float">
            <text:p>0.0005132774</text:p>
          </table:table-cell>
          <table:table-cell office:value-type="float" office:value="0.00000119878315282818" calcext:value-type="float">
            <text:p>1.19878315282818E-06</text:p>
          </table:table-cell>
          <table:table-cell office:value-type="string" calcext:value-type="string">
            <text:p>-Inf</text:p>
          </table:table-cell>
          <table:table-cell office:value-type="float" office:value="0.0000107603117223132" calcext:value-type="float">
            <text:p>1.07603117223132E-05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112" calcext:value-type="float">
            <text:p>112</text:p>
          </table:table-cell>
          <table:table-cell office:value-type="float" office:value="10.7" calcext:value-type="float">
            <text:p>10.7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([.X102]+[.Y102])/[.H102]" office:value-type="float" office:value="0.984085178287928" calcext:value-type="float">
            <text:p>0.9840851783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exp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56381145786054" calcext:value-type="float">
            <text:p>-0.1563811458</text:p>
          </table:table-cell>
          <table:table-cell office:value-type="float" office:value="-0.155900300867527" calcext:value-type="float">
            <text:p>-0.1559003009</text:p>
          </table:table-cell>
          <table:table-cell office:value-type="float" office:value="1497.41919279099" calcext:value-type="float">
            <text:p>1497.419192791</text:p>
          </table:table-cell>
          <table:table-cell office:value-type="float" office:value="1497.42205500603" calcext:value-type="float">
            <text:p>1497.422055006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exp_f.txt</text:p>
          </table:table-cell>
          <table:table-cell office:value-type="string" calcext:value-type="string">
            <text:p><text:s/></text:p>
          </table:table-cell>
          <table:table-cell office:value-type="float" office:value="0.000311116182564878" calcext:value-type="float">
            <text:p>0.0003111162</text:p>
          </table:table-cell>
          <table:table-cell office:value-type="float" office:value="0.0000438471451474909" calcext:value-type="float">
            <text:p>4.38471451474909E-05</text:p>
          </table:table-cell>
          <table:table-cell office:value-type="string" calcext:value-type="string">
            <text:p>-Inf</text:p>
          </table:table-cell>
          <table:table-cell office:value-type="float" office:value="0.00000853782479759424" calcext:value-type="float">
            <text:p>8.53782479759424E-06</text:p>
          </table:table-cell>
          <table:table-cell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257" calcext:value-type="float">
            <text:p>257</text:p>
          </table:table-cell>
          <table:table-cell office:value-type="float" office:value="40.8" calcext:value-type="float">
            <text:p>40.8</text:p>
          </table:table-cell>
          <table:table-cell office:value-type="float" office:value="13" calcext:value-type="float">
            <text:p>13</text:p>
          </table:table-cell>
          <table:table-cell table:number-columns-repeated="10"/>
          <table:table-cell table:formula="of:=([.X103]+[.Y103])/[.H103]" office:value-type="float" office:value="0.973007429726041" calcext:value-type="float">
            <text:p>0.9730074297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837954377828998" calcext:value-type="float">
            <text:p>-0.0837954378</text:p>
          </table:table-cell>
          <table:table-cell office:value-type="float" office:value="-0.0837954377705402" calcext:value-type="float">
            <text:p>-0.0837954378</text:p>
          </table:table-cell>
          <table:table-cell office:value-type="float" office:value="0.0135278701782227" calcext:value-type="float">
            <text:p>0.0135278702</text:p>
          </table:table-cell>
          <table:table-cell office:value-type="float" office:value="0.0138709545135498" calcext:value-type="float">
            <text:p>0.013870954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_a.txt</text:p>
          </table:table-cell>
          <table:table-cell office:value-type="string" calcext:value-type="string">
            <text:p><text:s/></text:p>
          </table:table-cell>
          <table:table-cell office:value-type="float" office:value="0.000000000000189576212258908" calcext:value-type="float">
            <text:p>1.89576212258908E-13</text:p>
          </table:table-cell>
          <table:table-cell office:value-type="float" office:value="0.0000000000184324430718696" calcext:value-type="float">
            <text:p>1.84324430718696E-11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0.00837" calcext:value-type="float">
            <text:p>0.00837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formula="of:=([.X104]+[.Y104])/[.H104]" office:value-type="float" office:value="0.272770210786042" calcext:value-type="float">
            <text:p>0.2727702108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837954395117016" calcext:value-type="float">
            <text:p>-0.0837954395</text:p>
          </table:table-cell>
          <table:table-cell office:value-type="float" office:value="-0.083795437351846" calcext:value-type="float">
            <text:p>-0.0837954374</text:p>
          </table:table-cell>
          <table:table-cell office:value-type="float" office:value="0.0166330337524414" calcext:value-type="float">
            <text:p>0.0166330338</text:p>
          </table:table-cell>
          <table:table-cell office:value-type="float" office:value="0.0169479846954346" calcext:value-type="float">
            <text:p>0.016947984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_a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183811299514502" calcext:value-type="float">
            <text:p>1.83811299514502E-14</text:p>
          </table:table-cell>
          <table:table-cell office:value-type="float" office:value="0.00000000387420086289669" calcext:value-type="float">
            <text:p>3.87420086289669E-09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formula="of:=([.X105]+[.Y105])/[.H105]" office:value-type="float" office:value="0.31082724155725" calcext:value-type="float">
            <text:p>0.3108272416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837950552527114" calcext:value-type="float">
            <text:p>-0.0837950553</text:p>
          </table:table-cell>
          <table:table-cell office:value-type="float" office:value="-0.083795437351846" calcext:value-type="float">
            <text:p>-0.0837954374</text:p>
          </table:table-cell>
          <table:table-cell office:value-type="float" office:value="0.00865507125854492" calcext:value-type="float">
            <text:p>0.0086550713</text:p>
          </table:table-cell>
          <table:table-cell office:value-type="float" office:value="0.00900602340698242" calcext:value-type="float">
            <text:p>0.0090060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MOSEK_msd.multiportfolio_soc_a.txt</text:p>
          </table:table-cell>
          <table:table-cell office:value-type="string" calcext:value-type="string">
            <text:p><text:s/></text:p>
          </table:table-cell>
          <table:table-cell office:value-type="float" office:value="4.64212002171394E-015" calcext:value-type="float">
            <text:p>4.64212002171394E-15</text:p>
          </table:table-cell>
          <table:table-cell office:value-type="float" office:value="0.0000000118613677282942" calcext:value-type="float">
            <text:p>1.18613677282942E-08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301" calcext:value-type="float">
            <text:p>0.0030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106]+[.Y106])/[.H106]" office:value-type="float" office:value="0.476021499641893" calcext:value-type="float">
            <text:p>0.4760214996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0837964729267029" calcext:value-type="float">
            <text:p>-0.0837964729</text:p>
          </table:table-cell>
          <table:table-cell office:value-type="float" office:value="0.0237710475921631" calcext:value-type="float">
            <text:p>0.0237710476</text:p>
          </table:table-cell>
          <table:table-cell office:value-type="float" office:value="0.0241670608520508" calcext:value-type="float">
            <text:p>0.0241670609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_a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543526774653136" calcext:value-type="float">
            <text:p>5.43526774653136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6" calcext:value-type="float">
            <text:p>0.0216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([.X107]+[.Y107])/[.H10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837965284834961" calcext:value-type="float">
            <text:p>-0.0837965285</text:p>
          </table:table-cell>
          <table:table-cell office:value-type="float" office:value="-0.0837957597179321" calcext:value-type="float">
            <text:p>-0.0837957597</text:p>
          </table:table-cell>
          <table:table-cell office:value-type="float" office:value="0.00637102127075195" calcext:value-type="float">
            <text:p>0.0063710213</text:p>
          </table:table-cell>
          <table:table-cell office:value-type="float" office:value="0.00665998458862305" calcext:value-type="float">
            <text:p>0.00665998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_a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545785518248076" calcext:value-type="float">
            <text:p>5.45785518248076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108]+[.Y108])/[.H1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_a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0838052685794922" calcext:value-type="float">
            <text:p>-0.0838052686</text:p>
          </table:table-cell>
          <table:table-cell office:value-type="float" office:value="-0.0837378770245961" calcext:value-type="float">
            <text:p>-0.083737877</text:p>
          </table:table-cell>
          <table:table-cell office:value-type="float" office:value="0.0142459869384766" calcext:value-type="float">
            <text:p>0.0142459869</text:p>
          </table:table-cell>
          <table:table-cell office:value-type="float" office:value="0.0146911144256592" calcext:value-type="float">
            <text:p>0.014691114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_a.txt</text:p>
          </table:table-cell>
          <table:table-cell office:value-type="string" calcext:value-type="string">
            <text:p><text:s/></text:p>
          </table:table-cell>
          <table:table-cell office:value-type="float" office:value="0.000157922322779933" calcext:value-type="float">
            <text:p>0.0001579223</text:p>
          </table:table-cell>
          <table:table-cell office:value-type="float" office:value="0.000160291235278436" calcext:value-type="float">
            <text:p>0.0001602912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903" calcext:value-type="float">
            <text:p>0.00903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formula="of:=([.X109]+[.Y109])/[.H109]" office:value-type="float" office:value="0.254808600883652" calcext:value-type="float">
            <text:p>0.2548086009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10850201037526" calcext:value-type="float">
            <text:p>-0.110850201</text:p>
          </table:table-cell>
          <table:table-cell office:value-type="float" office:value="-0.110850525328985" calcext:value-type="float">
            <text:p>-0.1108505253</text:p>
          </table:table-cell>
          <table:table-cell office:value-type="float" office:value="0.125081777572632" calcext:value-type="float">
            <text:p>0.1250817776</text:p>
          </table:table-cell>
          <table:table-cell office:value-type="float" office:value="0.12543797492981" calcext:value-type="float">
            <text:p>0.1254379749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_b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283298198630599" calcext:value-type="float">
            <text:p>0.000002833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753" calcext:value-type="float">
            <text:p>0.00753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111" calcext:value-type="float">
            <text:p>0.111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formula="of:=([.X110]+[.Y110])/[.H110]" office:value-type="float" office:value="0.0933789095955062" calcext:value-type="float">
            <text:p>0.0933789096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10850203116153" calcext:value-type="float">
            <text:p>-0.1108502031</text:p>
          </table:table-cell>
          <table:table-cell office:value-type="float" office:value="-0.110850935164185" calcext:value-type="float">
            <text:p>-0.1108509352</text:p>
          </table:table-cell>
          <table:table-cell office:value-type="float" office:value="0.119735956192017" calcext:value-type="float">
            <text:p>0.1197359562</text:p>
          </table:table-cell>
          <table:table-cell office:value-type="float" office:value="0.120110988616943" calcext:value-type="float">
            <text:p>0.1201109886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_b.txt</text:p>
          </table:table-cell>
          <table:table-cell office:value-type="string" calcext:value-type="string">
            <text:p><text:s/></text:p>
          </table:table-cell>
          <table:table-cell office:value-type="float" office:value="9.95037385820297E-015" calcext:value-type="float">
            <text:p>9.95037385820297E-15</text:p>
          </table:table-cell>
          <table:table-cell office:value-type="float" office:value="0.00000000596226788079912" calcext:value-type="float">
            <text:p>0.0000000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544" calcext:value-type="float">
            <text:p>0.00544</text:p>
          </table:table-cell>
          <table:table-cell office:value-type="float" office:value="0.00493" calcext:value-type="float">
            <text:p>0.00493</text:p>
          </table:table-cell>
          <table:table-cell office:value-type="float" office:value="0.105" calcext:value-type="float">
            <text:p>0.105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formula="of:=([.X111]+[.Y111])/[.H111]" office:value-type="float" office:value="0.0866072341993075" calcext:value-type="float">
            <text:p>0.0866072342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1085042802197" calcext:value-type="float">
            <text:p>-0.110850428</text:p>
          </table:table-cell>
          <table:table-cell office:value-type="float" office:value="-0.110850598203881" calcext:value-type="float">
            <text:p>-0.1108505982</text:p>
          </table:table-cell>
          <table:table-cell office:value-type="float" office:value="0.17128586769104" calcext:value-type="float">
            <text:p>0.1712858677</text:p>
          </table:table-cell>
          <table:table-cell office:value-type="float" office:value="0.171715974807739" calcext:value-type="float">
            <text:p>0.171715974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J_CPLEX_MOSEK_msd.multiportfolio_soc_b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26539578865184" calcext:value-type="float">
            <text:p>0.000002654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892" calcext:value-type="float">
            <text:p>0.00892</text:p>
          </table:table-cell>
          <table:table-cell office:value-type="float" office:value="0.00487" calcext:value-type="float">
            <text:p>0.00487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112]+[.Y112])/[.H112]" office:value-type="float" office:value="0.0805086851933048" calcext:value-type="float">
            <text:p>0.0805086852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10850781343134" calcext:value-type="float">
            <text:p>-0.1108507813</text:p>
          </table:table-cell>
          <table:table-cell office:value-type="float" office:value="-0.110851033759947" calcext:value-type="float">
            <text:p>-0.1108510338</text:p>
          </table:table-cell>
          <table:table-cell office:value-type="float" office:value="0.448657035827637" calcext:value-type="float">
            <text:p>0.4486570358</text:p>
          </table:table-cell>
          <table:table-cell office:value-type="float" office:value="0.449040174484253" calcext:value-type="float">
            <text:p>0.449040174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_b.txt</text:p>
          </table:table-cell>
          <table:table-cell office:value-type="string" calcext:value-type="string">
            <text:p><text:s/></text:p>
          </table:table-cell>
          <table:table-cell office:value-type="float" office:value="8.88178419700125E-016" calcext:value-type="float">
            <text:p>8.88178419700125E-16</text:p>
          </table:table-cell>
          <table:table-cell office:value-type="float" office:value="0.00000546799221465971" calcext:value-type="float">
            <text:p>0.000005468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" calcext:value-type="float">
            <text:p>0.444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([.X113]+[.Y113])/[.H1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10851067941556" calcext:value-type="float">
            <text:p>-0.1108510679</text:p>
          </table:table-cell>
          <table:table-cell office:value-type="float" office:value="-0.110850738759418" calcext:value-type="float">
            <text:p>-0.1108507388</text:p>
          </table:table-cell>
          <table:table-cell office:value-type="float" office:value="0.0885119438171387" calcext:value-type="float">
            <text:p>0.0885119438</text:p>
          </table:table-cell>
          <table:table-cell office:value-type="float" office:value="0.0888588428497315" calcext:value-type="float">
            <text:p>0.0888588428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AJ_CPLEX_noconic_msd.multiportfolio_soc_b.txt</text:p>
          </table:table-cell>
          <table:table-cell office:value-type="string" calcext:value-type="string">
            <text:p><text:s/></text:p>
          </table:table-cell>
          <table:table-cell office:value-type="float" office:value="3.46944695195361E-018" calcext:value-type="float">
            <text:p>3.46944695195361E-18</text:p>
          </table:table-cell>
          <table:table-cell office:value-type="float" office:value="0.00000574942239189857" calcext:value-type="float">
            <text:p>5.74942239189857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114]+[.Y114])/[.H1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_b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10850221374248" calcext:value-type="float">
            <text:p>-0.1108502214</text:p>
          </table:table-cell>
          <table:table-cell office:value-type="float" office:value="-0.110829392321791" calcext:value-type="float">
            <text:p>-0.1108293923</text:p>
          </table:table-cell>
          <table:table-cell office:value-type="float" office:value="0.0984911918640137" calcext:value-type="float">
            <text:p>0.0984911919</text:p>
          </table:table-cell>
          <table:table-cell office:value-type="float" office:value="0.0989270210266113" calcext:value-type="float">
            <text:p>0.09892702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_b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07906375408262" calcext:value-type="float">
            <text:p>7.906375408262E-07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398" calcext:value-type="float">
            <text:p>0.00398</text:p>
          </table:table-cell>
          <table:table-cell office:value-type="float" office:value="0.0805" calcext:value-type="float">
            <text:p>0.0805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formula="of:=([.X115]+[.Y115])/[.H115]" office:value-type="float" office:value="0.152094819003539" calcext:value-type="float">
            <text:p>0.152094819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33876642224093" calcext:value-type="float">
            <text:p>-0.1338766422</text:p>
          </table:table-cell>
          <table:table-cell office:value-type="float" office:value="-0.133877886110522" calcext:value-type="float">
            <text:p>-0.1338778861</text:p>
          </table:table-cell>
          <table:table-cell office:value-type="float" office:value="2.32098698616028" calcext:value-type="float">
            <text:p>2.3209869862</text:p>
          </table:table-cell>
          <table:table-cell office:value-type="float" office:value="2.32148218154907" calcext:value-type="float">
            <text:p>2.321482181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_c.txt</text:p>
          </table:table-cell>
          <table:table-cell office:value-type="string" calcext:value-type="string">
            <text:p><text:s/></text:p>
          </table:table-cell>
          <table:table-cell office:value-type="float" office:value="0.00000000000028915411731667" calcext:value-type="float">
            <text:p>2.8915411731667E-13</text:p>
          </table:table-cell>
          <table:table-cell office:value-type="float" office:value="0.000000000141466706404803" calcext:value-type="float">
            <text:p>1.41466706404803E-10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122" calcext:value-type="float">
            <text:p>0.0122</text:p>
          </table:table-cell>
          <table:table-cell office:value-type="float" office:value="2.26" calcext:value-type="float">
            <text:p>2.2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formula="of:=([.X116]+[.Y116])/[.H116]" office:value-type="float" office:value="0.0163292600199796" calcext:value-type="float">
            <text:p>0.01632926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33876650566666" calcext:value-type="float">
            <text:p>-0.1338766506</text:p>
          </table:table-cell>
          <table:table-cell office:value-type="float" office:value="-0.133877887840131" calcext:value-type="float">
            <text:p>-0.1338778878</text:p>
          </table:table-cell>
          <table:table-cell office:value-type="float" office:value="2.26259207725525" calcext:value-type="float">
            <text:p>2.2625920773</text:p>
          </table:table-cell>
          <table:table-cell office:value-type="float" office:value="2.26308298110962" calcext:value-type="float">
            <text:p>2.263082981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_c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224820162486594" calcext:value-type="float">
            <text:p>2.24820162486594E-14</text:p>
          </table:table-cell>
          <table:table-cell office:value-type="float" office:value="0.00000000784787733409953" calcext:value-type="float">
            <text:p>7.84787733409953E-09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2.23" calcext:value-type="float">
            <text:p>2.23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formula="of:=([.X117]+[.Y117])/[.H117]" office:value-type="float" office:value="0.00824275846604409" calcext:value-type="float">
            <text:p>0.0082427585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33877395578643" calcext:value-type="float">
            <text:p>-0.1338773956</text:p>
          </table:table-cell>
          <table:table-cell office:value-type="float" office:value="-0.133878385315476" calcext:value-type="float">
            <text:p>-0.1338783853</text:p>
          </table:table-cell>
          <table:table-cell office:value-type="float" office:value="1.22290015220642" calcext:value-type="float">
            <text:p>1.2229001522</text:p>
          </table:table-cell>
          <table:table-cell office:value-type="float" office:value="1.22339510917664" calcext:value-type="float">
            <text:p>1.2233951092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PAJ_CPLEX_MOSEK_msd.multiportfolio_soc_c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361731017649997" calcext:value-type="float">
            <text:p>3.61731017649997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0813" calcext:value-type="float">
            <text:p>0.00813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118]+[.Y118])/[.H118]" office:value-type="float" office:value="0.0457355409589967" calcext:value-type="float">
            <text:p>0.045735541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3387871993139" calcext:value-type="float">
            <text:p>-0.1338787199</text:p>
          </table:table-cell>
          <table:table-cell office:value-type="float" office:value="-0.133879046474016" calcext:value-type="float">
            <text:p>-0.1338790465</text:p>
          </table:table-cell>
          <table:table-cell office:value-type="float" office:value="5.12793111801147" calcext:value-type="float">
            <text:p>5.127931118</text:p>
          </table:table-cell>
          <table:table-cell office:value-type="float" office:value="5.12847113609314" calcext:value-type="float">
            <text:p>5.128471136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_c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87263227711229" calcext:value-type="float">
            <text:p>8.7263227711229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([.X119]+[.Y119])/[.H1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33878543171885" calcext:value-type="float">
            <text:p>-0.1338785432</text:p>
          </table:table-cell>
          <table:table-cell office:value-type="float" office:value="-0.133878787830832" calcext:value-type="float">
            <text:p>-0.1338787878</text:p>
          </table:table-cell>
          <table:table-cell office:value-type="float" office:value="0.790899038314819" calcext:value-type="float">
            <text:p>0.7908990383</text:p>
          </table:table-cell>
          <table:table-cell office:value-type="float" office:value="0.791353940963745" calcext:value-type="float">
            <text:p>0.791353941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PAJ_CPLEX_noconic_msd.multiportfolio_soc_c.txt</text:p>
          </table:table-cell>
          <table:table-cell office:value-type="string" calcext:value-type="string">
            <text:p><text:s/></text:p>
          </table:table-cell>
          <table:table-cell office:value-type="float" office:value="8.67361737988404E-018" calcext:value-type="float">
            <text:p>8.67361737988404E-18</text:p>
          </table:table-cell>
          <table:table-cell office:value-type="float" office:value="0.00000542274545189264" calcext:value-type="float">
            <text:p>5.42274545189264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120]+[.Y120])/[.H1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_c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33991998289502" calcext:value-type="float">
            <text:p>-0.1339919983</text:p>
          </table:table-cell>
          <table:table-cell office:value-type="float" office:value="-0.133878065962186" calcext:value-type="float">
            <text:p>-0.133878066</text:p>
          </table:table-cell>
          <table:table-cell office:value-type="float" office:value="2.19722294807434" calcext:value-type="float">
            <text:p>2.1972229481</text:p>
          </table:table-cell>
          <table:table-cell office:value-type="float" office:value="2.1977391242981" calcext:value-type="float">
            <text:p>2.197739124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_c.txt</text:p>
          </table:table-cell>
          <table:table-cell office:value-type="string" calcext:value-type="string">
            <text:p><text:s/></text:p>
          </table:table-cell>
          <table:table-cell office:value-type="float" office:value="0.000237391273212838" calcext:value-type="float">
            <text:p>0.0002373913</text:p>
          </table:table-cell>
          <table:table-cell office:value-type="float" office:value="0.000337714951909936" calcext:value-type="float">
            <text:p>0.000337715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0523" calcext:value-type="float">
            <text:p>0.00523</text:p>
          </table:table-cell>
          <table:table-cell office:value-type="float" office:value="2.17" calcext:value-type="float">
            <text:p>2.17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formula="of:=([.X121]+[.Y121])/[.H121]" office:value-type="float" office:value="0.0106179484519068" calcext:value-type="float">
            <text:p>0.0106179485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7401367789481" calcext:value-type="float">
            <text:p>-0.1474013678</text:p>
          </table:table-cell>
          <table:table-cell office:value-type="float" office:value="-0.147401385944751" calcext:value-type="float">
            <text:p>-0.1474013859</text:p>
          </table:table-cell>
          <table:table-cell office:value-type="float" office:value="1.38673901557922" calcext:value-type="float">
            <text:p>1.3867390156</text:p>
          </table:table-cell>
          <table:table-cell office:value-type="float" office:value="1.38732695579529" calcext:value-type="float">
            <text:p>1.387326955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_d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00419226760459135" calcext:value-type="float">
            <text:p>4.19226760459135E-08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21" calcext:value-type="float">
            <text:p>0.121</text:p>
          </table:table-cell>
          <table:table-cell office:value-type="float" office:value="0.0441" calcext:value-type="float">
            <text:p>0.0441</text:p>
          </table:table-cell>
          <table:table-cell office:value-type="float" office:value="1.21" calcext:value-type="float">
            <text:p>1.21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formula="of:=([.X122]+[.Y122])/[.H122]" office:value-type="float" office:value="0.119056288274286" calcext:value-type="float">
            <text:p>0.1190562883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7401361914694" calcext:value-type="float">
            <text:p>-0.1474013619</text:p>
          </table:table-cell>
          <table:table-cell office:value-type="float" office:value="-0.147400987073841" calcext:value-type="float">
            <text:p>-0.1474009871</text:p>
          </table:table-cell>
          <table:table-cell office:value-type="float" office:value="0.246454000473022" calcext:value-type="float">
            <text:p>0.2464540005</text:p>
          </table:table-cell>
          <table:table-cell office:value-type="float" office:value="0.247055053710937" calcext:value-type="float">
            <text:p>0.247055053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_d.txt</text:p>
          </table:table-cell>
          <table:table-cell office:value-type="string" calcext:value-type="string">
            <text:p><text:s/></text:p>
          </table:table-cell>
          <table:table-cell office:value-type="float" office:value="6.86950496486816E-016" calcext:value-type="float">
            <text:p>6.86950496486816E-16</text:p>
          </table:table-cell>
          <table:table-cell office:value-type="float" office:value="0.0000000059477531302865" calcext:value-type="float">
            <text:p>5.9477531302865E-09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194" calcext:value-type="float">
            <text:p>0.194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formula="of:=([.X123]+[.Y123])/[.H123]" office:value-type="float" office:value="0.128624408364878" calcext:value-type="float">
            <text:p>0.1286244084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7399565176362" calcext:value-type="float">
            <text:p>-0.1473995652</text:p>
          </table:table-cell>
          <table:table-cell office:value-type="float" office:value="-0.147400987073841" calcext:value-type="float">
            <text:p>-0.1474009871</text:p>
          </table:table-cell>
          <table:table-cell office:value-type="float" office:value="0.479613065719605" calcext:value-type="float">
            <text:p>0.4796130657</text:p>
          </table:table-cell>
          <table:table-cell office:value-type="float" office:value="0.480232000350952" calcext:value-type="float">
            <text:p>0.48023200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J_CPLEX_MOSEK_msd.multiportfolio_soc_d.txt</text:p>
          </table:table-cell>
          <table:table-cell office:value-type="string" calcext:value-type="string">
            <text:p><text:s/></text:p>
          </table:table-cell>
          <table:table-cell office:value-type="float" office:value="1.04083408558608E-017" calcext:value-type="float">
            <text:p>1.04083408558608E-17</text:p>
          </table:table-cell>
          <table:table-cell office:value-type="float" office:value="0.00000144147917344878" calcext:value-type="float">
            <text:p>1.44147917344878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199" calcext:value-type="float">
            <text:p>0.0199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124]+[.Y124])/[.H124]" office:value-type="float" office:value="0.0890301016631679" calcext:value-type="float">
            <text:p>0.0890301017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7403260115402" calcext:value-type="float">
            <text:p>-0.1474032601</text:p>
          </table:table-cell>
          <table:table-cell office:value-type="float" office:value="-0.147403279270612" calcext:value-type="float">
            <text:p>-0.1474032793</text:p>
          </table:table-cell>
          <table:table-cell office:value-type="float" office:value="1.01571297645569" calcext:value-type="float">
            <text:p>1.0157129765</text:p>
          </table:table-cell>
          <table:table-cell office:value-type="float" office:value="1.01625609397888" calcext:value-type="float">
            <text:p>1.01625609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_d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563029314469554" calcext:value-type="float">
            <text:p>5.63029314469554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7" calcext:value-type="float">
            <text:p>0.997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([.X125]+[.Y125])/[.H1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7402929248829" calcext:value-type="float">
            <text:p>-0.1474029292</text:p>
          </table:table-cell>
          <table:table-cell office:value-type="float" office:value="-0.147403554988962" calcext:value-type="float">
            <text:p>-0.147403555</text:p>
          </table:table-cell>
          <table:table-cell office:value-type="float" office:value="0.107639074325562" calcext:value-type="float">
            <text:p>0.1076390743</text:p>
          </table:table-cell>
          <table:table-cell office:value-type="float" office:value="0.108228921890259" calcext:value-type="float">
            <text:p>0.1082289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_d.txt</text:p>
          </table:table-cell>
          <table:table-cell office:value-type="string" calcext:value-type="string">
            <text:p><text:s/>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.00000469034281819214" calcext:value-type="float">
            <text:p>4.69034281819214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126]+[.Y126])/[.H1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_d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7422756368827" calcext:value-type="float">
            <text:p>-0.1474227564</text:p>
          </table:table-cell>
          <table:table-cell office:value-type="float" office:value="-0.147309646752224" calcext:value-type="float">
            <text:p>-0.1473096468</text:p>
          </table:table-cell>
          <table:table-cell office:value-type="float" office:value="0.106685161590576" calcext:value-type="float">
            <text:p>0.1066851616</text:p>
          </table:table-cell>
          <table:table-cell office:value-type="float" office:value="0.107306003570557" calcext:value-type="float">
            <text:p>0.1073060036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_d.txt</text:p>
          </table:table-cell>
          <table:table-cell office:value-type="string" calcext:value-type="string">
            <text:p><text:s/></text:p>
          </table:table-cell>
          <table:table-cell office:value-type="float" office:value="0.00079805291582611" calcext:value-type="float">
            <text:p>0.0007980529</text:p>
          </table:table-cell>
          <table:table-cell office:value-type="float" office:value="0.000000966916269121154" calcext:value-type="float">
            <text:p>9.66916269121154E-07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589" calcext:value-type="float">
            <text:p>0.0589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formula="of:=([.X127]+[.Y127])/[.H127]" office:value-type="float" office:value="0.295261304668469" calcext:value-type="float">
            <text:p>0.2952613047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8788356271866" calcext:value-type="float">
            <text:p>-0.1487883563</text:p>
          </table:table-cell>
          <table:table-cell office:value-type="float" office:value="-0.148788356025056" calcext:value-type="float">
            <text:p>-0.148788356</text:p>
          </table:table-cell>
          <table:table-cell office:value-type="float" office:value="0.56532883644104" calcext:value-type="float">
            <text:p>0.5653288364</text:p>
          </table:table-cell>
          <table:table-cell office:value-type="float" office:value="0.566238880157471" calcext:value-type="float">
            <text:p>0.566238880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_e.txt</text:p>
          </table:table-cell>
          <table:table-cell office:value-type="string" calcext:value-type="string">
            <text:p><text:s/></text:p>
          </table:table-cell>
          <table:table-cell office:value-type="float" office:value="0.000000000000176464745593741" calcext:value-type="float">
            <text:p>1.76464745593741E-13</text:p>
          </table:table-cell>
          <table:table-cell office:value-type="float" office:value="0.00000000012435198704086" calcext:value-type="float">
            <text:p>1.2435198704086E-10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34" calcext:value-type="float">
            <text:p>0.134</text:p>
          </table:table-cell>
          <table:table-cell office:value-type="float" office:value="0.2" calcext:value-type="float">
            <text:p>0.2</text:p>
          </table:table-cell>
          <table:table-cell office:value-type="float" office:value="0.207" calcext:value-type="float">
            <text:p>0.207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formula="of:=([.X128]+[.Y128])/[.H128]" office:value-type="float" office:value="0.590806586309407" calcext:value-type="float">
            <text:p>0.5908065863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8788360659758" calcext:value-type="float">
            <text:p>-0.1487883607</text:p>
          </table:table-cell>
          <table:table-cell office:value-type="float" office:value="-0.148788316750435" calcext:value-type="float">
            <text:p>-0.1487883168</text:p>
          </table:table-cell>
          <table:table-cell office:value-type="float" office:value="2.30736589431763" calcext:value-type="float">
            <text:p>2.3073658943</text:p>
          </table:table-cell>
          <table:table-cell office:value-type="float" office:value="2.30828404426575" calcext:value-type="float">
            <text:p>2.308284044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_e.txt</text:p>
          </table:table-cell>
          <table:table-cell office:value-type="string" calcext:value-type="string">
            <text:p><text:s/></text:p>
          </table:table-cell>
          <table:table-cell office:value-type="float" office:value="0.0000000000000622418783180478" calcext:value-type="float">
            <text:p>6.22418783180478E-14</text:p>
          </table:table-cell>
          <table:table-cell office:value-type="float" office:value="0.00000000450820946545916" calcext:value-type="float">
            <text:p>4.50820946545916E-09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0667" calcext:value-type="float">
            <text:p>0.0667</text:p>
          </table:table-cell>
          <table:table-cell office:value-type="float" office:value="2.16" calcext:value-type="float">
            <text:p>2.16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formula="of:=([.X129]+[.Y129])/[.H129]" office:value-type="float" office:value="0.0458531524022933" calcext:value-type="float">
            <text:p>0.0458531524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8788360849112" calcext:value-type="float">
            <text:p>-0.1487883608</text:p>
          </table:table-cell>
          <table:table-cell office:value-type="float" office:value="-0.148788316750435" calcext:value-type="float">
            <text:p>-0.1487883168</text:p>
          </table:table-cell>
          <table:table-cell office:value-type="float" office:value="0.354962110519409" calcext:value-type="float">
            <text:p>0.3549621105</text:p>
          </table:table-cell>
          <table:table-cell office:value-type="float" office:value="0.355884075164795" calcext:value-type="float">
            <text:p>0.3558840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MOSEK_msd.multiportfolio_soc_e.txt</text:p>
          </table:table-cell>
          <table:table-cell office:value-type="string" calcext:value-type="string">
            <text:p><text:s/></text:p>
          </table:table-cell>
          <table:table-cell office:value-type="float" office:value="0.000000000000131956945370604" calcext:value-type="float">
            <text:p>1.31956945370604E-13</text:p>
          </table:table-cell>
          <table:table-cell office:value-type="float" office:value="0.00000000490376056427877" calcext:value-type="float">
            <text:p>4.90376056427877E-09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0675" calcext:value-type="float">
            <text:p>0.067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130]+[.Y130])/[.H130]" office:value-type="float" office:value="0.263126675304386" calcext:value-type="float">
            <text:p>0.2631266753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148789352578097" calcext:value-type="float">
            <text:p>-0.1487893526</text:p>
          </table:table-cell>
          <table:table-cell office:value-type="float" office:value="5.72391414642334" calcext:value-type="float">
            <text:p>5.7239141464</text:p>
          </table:table-cell>
          <table:table-cell office:value-type="float" office:value="5.72481393814087" calcext:value-type="float">
            <text:p>5.724813938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_e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270566228920133" calcext:value-type="float">
            <text:p>2.70566228920133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6" calcext:value-type="float">
            <text:p>5.66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([.X131]+[.Y131])/[.H1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8791709066578" calcext:value-type="float">
            <text:p>-0.1487917091</text:p>
          </table:table-cell>
          <table:table-cell office:value-type="float" office:value="-0.148789876209472" calcext:value-type="float">
            <text:p>-0.1487898762</text:p>
          </table:table-cell>
          <table:table-cell office:value-type="float" office:value="0.428537130355835" calcext:value-type="float">
            <text:p>0.4285371304</text:p>
          </table:table-cell>
          <table:table-cell office:value-type="float" office:value="0.429411888122559" calcext:value-type="float">
            <text:p>0.42941188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_e.txt</text:p>
          </table:table-cell>
          <table:table-cell office:value-type="string" calcext:value-type="string">
            <text:p><text:s/></text:p>
          </table:table-cell>
          <table:table-cell office:value-type="float" office:value="6.93889390390723E-018" calcext:value-type="float">
            <text:p>6.93889390390723E-18</text:p>
          </table:table-cell>
          <table:table-cell office:value-type="float" office:value="0.00000803223391088875" calcext:value-type="float">
            <text:p>8.03223391088875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132]+[.Y132])/[.H1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_e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4880415857323" calcext:value-type="float">
            <text:p>-0.1488041586</text:p>
          </table:table-cell>
          <table:table-cell office:value-type="float" office:value="-0.148789546180353" calcext:value-type="float">
            <text:p>-0.1487895462</text:p>
          </table:table-cell>
          <table:table-cell office:value-type="float" office:value="0.377328872680664" calcext:value-type="float">
            <text:p>0.3773288727</text:p>
          </table:table-cell>
          <table:table-cell office:value-type="float" office:value="0.378207921981811" calcext:value-type="float">
            <text:p>0.37820792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_e.txt</text:p>
          </table:table-cell>
          <table:table-cell office:value-type="string" calcext:value-type="string">
            <text:p><text:s/></text:p>
          </table:table-cell>
          <table:table-cell office:value-type="float" office:value="0.000753437023082393" calcext:value-type="float">
            <text:p>0.00075343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0592" calcext:value-type="float">
            <text:p>0.0592</text:p>
          </table:table-cell>
          <table:table-cell office:value-type="float" office:value="0.225" calcext:value-type="float">
            <text:p>0.225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formula="of:=([.X133]+[.Y133])/[.H133]" office:value-type="float" office:value="0.336576417006607" calcext:value-type="float">
            <text:p>0.336576417</text:p>
          </table:table-cell>
        </table:table-row>
        <table:table-row table:style-name="ro1">
          <table:table-cell office:value-type="string" calcext:value-type="string">
            <text:p>PAJ_CPLEX_ECOS</text:p>
          </table:table-cell>
          <table:table-cell office:value-type="string" calcext:value-type="string">
            <text:p>multiportfolio_soc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69992706203606" calcext:value-type="float">
            <text:p>-0.1699927062</text:p>
          </table:table-cell>
          <table:table-cell office:value-type="float" office:value="-0.169992702053498" calcext:value-type="float">
            <text:p>-0.1699927021</text:p>
          </table:table-cell>
          <table:table-cell office:value-type="float" office:value="9.14856910705566" calcext:value-type="float">
            <text:p>9.1485691071</text:p>
          </table:table-cell>
          <table:table-cell office:value-type="float" office:value="9.15094113349915" calcext:value-type="float">
            <text:p>9.150941133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ECOS.multiportfolio_soc_f.txt</text:p>
          </table:table-cell>
          <table:table-cell office:value-type="string" calcext:value-type="string">
            <text:p><text:s/></text:p>
          </table:table-cell>
          <table:table-cell office:value-type="float" office:value="0.000000000000270984623629289" calcext:value-type="float">
            <text:p>2.70984623629289E-13</text:p>
          </table:table-cell>
          <table:table-cell office:value-type="float" office:value="0.000000000697651630909846" calcext:value-type="float">
            <text:p>6.97651630909846E-10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.21</text:p>
          </table:table-cell>
          <table:table-cell office:value-type="float" office:value="1.7" calcext:value-type="float">
            <text:p>1.7</text:p>
          </table:table-cell>
          <table:table-cell office:value-type="float" office:value="6.15" calcext:value-type="float">
            <text:p>6.15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formula="of:=([.X134]+[.Y134])/[.H134]" office:value-type="float" office:value="0.318082529185435" calcext:value-type="float">
            <text:p>0.3180825292</text:p>
          </table:table-cell>
        </table:table-row>
        <table:table-row table:style-name="ro1">
          <table:table-cell office:value-type="string" calcext:value-type="string">
            <text:p>PAJ_CPLEX_MOSEK</text:p>
          </table:table-cell>
          <table:table-cell office:value-type="string" calcext:value-type="string">
            <text:p>multiportfolio_soc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69992706337775" calcext:value-type="float">
            <text:p>-0.1699927063</text:p>
          </table:table-cell>
          <table:table-cell office:value-type="float" office:value="-0.169992316987566" calcext:value-type="float">
            <text:p>-0.169992317</text:p>
          </table:table-cell>
          <table:table-cell office:value-type="float" office:value="4.85733222961426" calcext:value-type="float">
            <text:p>4.8573322296</text:p>
          </table:table-cell>
          <table:table-cell office:value-type="float" office:value="4.8596658706665" calcext:value-type="float">
            <text:p>4.859665870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MOSEK.multiportfolio_soc_f.txt</text:p>
          </table:table-cell>
          <table:table-cell office:value-type="string" calcext:value-type="string">
            <text:p><text:s/></text:p>
          </table:table-cell>
          <table:table-cell office:value-type="float" office:value="0.000000000222242901403305" calcext:value-type="float">
            <text:p>2.22242901403305E-10</text:p>
          </table:table-cell>
          <table:table-cell office:value-type="float" office:value="0.000000000481611042713048" calcext:value-type="float">
            <text:p>4.81611042713048E-10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898" calcext:value-type="float">
            <text:p>0.0898</text:p>
          </table:table-cell>
          <table:table-cell office:value-type="float" office:value="0.3" calcext:value-type="float">
            <text:p>0.3</text:p>
          </table:table-cell>
          <table:table-cell office:value-type="float" office:value="4.37" calcext:value-type="float">
            <text:p>4.37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formula="of:=([.X135]+[.Y135])/[.H135]" office:value-type="float" office:value="0.0802498123606743" calcext:value-type="float">
            <text:p>0.0802498124</text:p>
          </table:table-cell>
        </table:table-row>
        <table:table-row table:style-name="ro1">
          <table:table-cell office:value-type="string" calcext:value-type="string">
            <text:p>PAJ_CPLEX_MOSEK_msd</text:p>
          </table:table-cell>
          <table:table-cell office:value-type="string" calcext:value-type="string">
            <text:p>multiportfolio_soc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69992716877841" calcext:value-type="float">
            <text:p>-0.1699927169</text:p>
          </table:table-cell>
          <table:table-cell office:value-type="float" office:value="-0.169992316987566" calcext:value-type="float">
            <text:p>-0.169992317</text:p>
          </table:table-cell>
          <table:table-cell office:value-type="float" office:value="1.66317796707153" calcext:value-type="float">
            <text:p>1.6631779671</text:p>
          </table:table-cell>
          <table:table-cell office:value-type="float" office:value="1.66584205627441" calcext:value-type="float">
            <text:p>1.6658420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MOSEK_msd.multiportfolio_soc_f.txt</text:p>
          </table:table-cell>
          <table:table-cell office:value-type="string" calcext:value-type="string">
            <text:p><text:s/></text:p>
          </table:table-cell>
          <table:table-cell office:value-type="float" office:value="0.00000000493953557369629" calcext:value-type="float">
            <text:p>4.93953557369629E-09</text:p>
          </table:table-cell>
          <table:table-cell office:value-type="float" office:value="0.00000000894824204317191" calcext:value-type="float">
            <text:p>8.94824204317191E-09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311" calcext:value-type="float">
            <text:p>0.31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136]+[.Y136])/[.H136]" office:value-type="float" office:value="0.216212580445117" calcext:value-type="float">
            <text:p>0.2162125804</text:p>
          </table:table-cell>
        </table:table-row>
        <table:table-row table:style-name="ro1">
          <table:table-cell office:value-type="string" calcext:value-type="string">
            <text:p>PAJ_CPLEX_noconic</text:p>
          </table:table-cell>
          <table:table-cell office:value-type="string" calcext:value-type="string">
            <text:p>multiportfolio_soc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-0.1699999342238" calcext:value-type="float">
            <text:p>-0.1699999342</text:p>
          </table:table-cell>
          <table:table-cell office:value-type="float" office:value="23.1788120269775" calcext:value-type="float">
            <text:p>23.178812027</text:p>
          </table:table-cell>
          <table:table-cell office:value-type="float" office:value="23.1814858913422" calcext:value-type="float">
            <text:p>23.181485891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noconic.multiportfolio_soc_f.txt</text:p>
          </table:table-cell>
          <table:table-cell office:value-type="string" calcext:value-type="string">
            <text:p><text:s/></text:p>
          </table:table-cell>
          <table:table-cell office:value-type="float" office:value="4.44089209850063E-016" calcext:value-type="float">
            <text:p>4.44089209850063E-16</text:p>
          </table:table-cell>
          <table:table-cell office:value-type="float" office:value="0.0000097224011684563" calcext:value-type="float">
            <text:p>9.7224011684563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([.X137]+[.Y137])/[.H1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noconic_msd</text:p>
          </table:table-cell>
          <table:table-cell office:value-type="string" calcext:value-type="string">
            <text:p>multiportfolio_soc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70001217087492" calcext:value-type="float">
            <text:p>-0.1700012171</text:p>
          </table:table-cell>
          <table:table-cell office:value-type="float" office:value="-0.169996909483951" calcext:value-type="float">
            <text:p>-0.1699969095</text:p>
          </table:table-cell>
          <table:table-cell office:value-type="float" office:value="2.25086688995361" calcext:value-type="float">
            <text:p>2.25086689</text:p>
          </table:table-cell>
          <table:table-cell office:value-type="float" office:value="2.25348305702209" calcext:value-type="float">
            <text:p>2.2534830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J_CPLEX_noconic_msd.multiportfolio_soc_f.txt</text:p>
          </table:table-cell>
          <table:table-cell office:value-type="string" calcext:value-type="string">
            <text:p><text:s/></text:p>
          </table:table-cell>
          <table:table-cell office:value-type="float" office:value="4.44089209850063E-016" calcext:value-type="float">
            <text:p>4.44089209850063E-16</text:p>
          </table:table-cell>
          <table:table-cell office:value-type="float" office:value="0.00000744755596080587" calcext:value-type="float">
            <text:p>7.44755596080587E-06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  <table:table-cell table:formula="of:=([.X138]+[.Y138])/[.H1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J_CPLEX_SCS</text:p>
          </table:table-cell>
          <table:table-cell office:value-type="string" calcext:value-type="string">
            <text:p>multiportfolio_soc_f.cbf</text:p>
          </table:table-cell>
          <table:table-cell office:value-type="string" calcext:value-type="string">
            <text:p>Min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Optimal</text:p>
          </table:table-cell>
          <table:table-cell office:value-type="float" office:value="-0.170010474227317" calcext:value-type="float">
            <text:p>-0.1700104742</text:p>
          </table:table-cell>
          <table:table-cell office:value-type="float" office:value="-0.169994396812222" calcext:value-type="float">
            <text:p>-0.1699943968</text:p>
          </table:table-cell>
          <table:table-cell office:value-type="float" office:value="2.23578500747681" calcext:value-type="float">
            <text:p>2.2357850075</text:p>
          </table:table-cell>
          <table:table-cell office:value-type="float" office:value="2.23821187019348" calcext:value-type="float">
            <text:p>2.238211870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PAJ_CPLEX_SCS.multiportfolio_soc_f.txt</text:p>
          </table:table-cell>
          <table:table-cell office:value-type="string" calcext:value-type="string">
            <text:p><text:s/></text:p>
          </table:table-cell>
          <table:table-cell office:value-type="float" office:value="0.00110854524964332" calcext:value-type="float">
            <text:p>0.001108545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.336" calcext:value-type="float">
            <text:p>0.336</text:p>
          </table:table-cell>
          <table:table-cell office:value-type="float" office:value="1.56" calcext:value-type="float">
            <text:p>1.56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formula="of:=([.X139]+[.Y139])/[.H139]" office:value-type="float" office:value="0.266573037213724" calcext:value-type="float">
            <text:p>0.2665730372</text:p>
          </table:table-cell>
        </table:table-row>
      </table:table>
      <table:table table:name="Pivot Table_Sheet1_4" table:style-name="ta1">
        <table:table-column table:style-name="co31" table:default-cell-style-name="ce5"/>
        <table:table-column table:style-name="co32" table:default-cell-style-name="ce11"/>
        <table:table-column table:style-name="co33" table:default-cell-style-name="Pivot_20_Table_20_Value"/>
        <table:table-column table:style-name="co34" table:default-cell-style-name="ce17"/>
        <table:table-column table:style-name="co35" table:default-cell-style-name="ce17"/>
        <table:table-column table:style-name="co32" table:default-cell-style-name="ce17"/>
        <table:table-column table:style-name="co33" table:default-cell-style-name="ce23"/>
        <table:table-column table:style-name="co34" table:default-cell-style-name="ce11"/>
        <table:table-column table:style-name="co35" table:default-cell-style-name="Pivot_20_Table_20_Value"/>
        <table:table-column table:style-name="co22" table:number-columns-repeated="3" table:default-cell-style-name="ce17"/>
        <table:table-column table:style-name="co22" table:default-cell-style-name="ce30"/>
        <table:table-row table:style-name="ro1">
          <table:table-cell table:style-name="ce1"/>
          <table:table-cell table:style-name="ce7" office:value-type="string" calcext:value-type="string">
            <text:p>Data</text:p>
          </table:table-cell>
          <table:table-cell table:style-name="ce7" office:value-type="string" calcext:value-type="string">
            <text:p>solver</text:p>
          </table:table-cell>
          <table:table-cell table:style-name="ce19" table:number-columns-repeated="9"/>
          <table:table-cell table:style-name="ce26"/>
        </table:table-row>
        <table:table-row table:style-name="ro1">
          <table:table-cell table:style-name="ce2"/>
          <table:table-cell table:style-name="ce8" office:value-type="string" calcext:value-type="string">
            <text:p>Sum - solvertime</text:p>
          </table:table-cell>
          <table:table-cell table:style-name="ce14" table:number-columns-repeated="5"/>
          <table:table-cell table:style-name="ce14" office:value-type="string" calcext:value-type="string">
            <text:p>Sum - %conic</text:p>
          </table:table-cell>
          <table:table-cell table:style-name="ce14" table:number-columns-repeated="4"/>
          <table:table-cell table:style-name="ce27"/>
        </table:table-row>
        <table:table-row table:style-name="ro1">
          <table:table-cell table:style-name="ce3" office:value-type="string" calcext:value-type="string">
            <text:p>instance</text:p>
          </table:table-cell>
          <table:table-cell table:style-name="ce9" office:value-type="string" calcext:value-type="string">
            <text:p>PAJ_CPLEX_ECOS</text:p>
          </table:table-cell>
          <table:table-cell table:style-name="ce15" office:value-type="string" calcext:value-type="string">
            <text:p>PAJ_CPLEX_ECOS_msd</text:p>
          </table:table-cell>
          <table:table-cell table:style-name="ce15" office:value-type="string" calcext:value-type="string">
            <text:p>PAJ_CPLEX_noconic</text:p>
          </table:table-cell>
          <table:table-cell table:style-name="ce15" office:value-type="string" calcext:value-type="string">
            <text:p>PAJ_CPLEX_noconic_msd</text:p>
          </table:table-cell>
          <table:table-cell table:style-name="ce15" office:value-type="string" calcext:value-type="string">
            <text:p>PAJ_CPLEX_SCS</text:p>
          </table:table-cell>
          <table:table-cell table:style-name="ce15" office:value-type="string" calcext:value-type="string">
            <text:p>PAJ_CPLEX_SCS_msd</text:p>
          </table:table-cell>
          <table:table-cell table:style-name="ce15" office:value-type="string" calcext:value-type="string">
            <text:p>PAJ_CPLEX_ECOS</text:p>
          </table:table-cell>
          <table:table-cell table:style-name="ce15" office:value-type="string" calcext:value-type="string">
            <text:p>PAJ_CPLEX_ECOS_msd</text:p>
          </table:table-cell>
          <table:table-cell table:style-name="ce15" office:value-type="string" calcext:value-type="string">
            <text:p>PAJ_CPLEX_noconic</text:p>
          </table:table-cell>
          <table:table-cell table:style-name="ce15" office:value-type="string" calcext:value-type="string">
            <text:p>PAJ_CPLEX_noconic_msd</text:p>
          </table:table-cell>
          <table:table-cell table:style-name="ce15" office:value-type="string" calcext:value-type="string">
            <text:p>PAJ_CPLEX_SCS</text:p>
          </table:table-cell>
          <table:table-cell table:style-name="ce28" office:value-type="string" calcext:value-type="string">
            <text:p>PAJ_CPLEX_SCS_msd</text:p>
          </table:table-cell>
        </table:table-row>
        <table:table-row table:style-name="ro1">
          <table:table-cell table:style-name="ce4" office:value-type="string" calcext:value-type="string">
            <text:p>multiportfolio_soc_a.cbf</text:p>
          </table:table-cell>
          <table:table-cell table:style-name="ce10" office:value-type="float" office:value="0.0135278701782227" calcext:value-type="float">
            <text:p>0.0135278702</text:p>
          </table:table-cell>
          <table:table-cell table:style-name="ce16"/>
          <table:table-cell table:style-name="ce20" office:value-type="float" office:value="0.0237710475921631" calcext:value-type="float">
            <text:p>0.0237710476</text:p>
          </table:table-cell>
          <table:table-cell table:style-name="ce20" office:value-type="float" office:value="0.00637102127075195" calcext:value-type="float">
            <text:p>0.0063710213</text:p>
          </table:table-cell>
          <table:table-cell table:style-name="ce20" office:value-type="float" office:value="0.0142459869384766" calcext:value-type="float">
            <text:p>0.0142459869</text:p>
          </table:table-cell>
          <table:table-cell table:style-name="ce22"/>
          <table:table-cell table:style-name="ce10" office:value-type="float" office:value="0.272770210786042" calcext:value-type="float">
            <text:p>0.2727702108</text:p>
          </table:table-cell>
          <table:table-cell table:style-name="ce16"/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0.254808600883652" calcext:value-type="float">
            <text:p>0.2548086009</text:p>
          </table:table-cell>
          <table:table-cell table:style-name="ce29"/>
        </table:table-row>
        <table:table-row table:style-name="ro1">
          <table:table-cell office:value-type="string" calcext:value-type="string">
            <text:p>multiportfolio_soc_b.cbf</text:p>
          </table:table-cell>
          <table:table-cell office:value-type="float" office:value="0.125081777572632" calcext:value-type="float">
            <text:p>0.1250817776</text:p>
          </table:table-cell>
          <table:table-cell/>
          <table:table-cell office:value-type="float" office:value="0.448657035827637" calcext:value-type="float">
            <text:p>0.4486570358</text:p>
          </table:table-cell>
          <table:table-cell office:value-type="float" office:value="0.0885119438171387" calcext:value-type="float">
            <text:p>0.0885119438</text:p>
          </table:table-cell>
          <table:table-cell office:value-type="float" office:value="0.0984911918640137" calcext:value-type="float">
            <text:p>0.0984911919</text:p>
          </table:table-cell>
          <table:table-cell/>
          <table:table-cell office:value-type="float" office:value="0.0933789095955062" calcext:value-type="float">
            <text:p>0.093378909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152094819003539" calcext:value-type="float">
            <text:p>0.152094819</text:p>
          </table:table-cell>
          <table:table-cell/>
        </table:table-row>
        <table:table-row table:style-name="ro1">
          <table:table-cell office:value-type="string" calcext:value-type="string">
            <text:p>multiportfolio_soc_c.cbf</text:p>
          </table:table-cell>
          <table:table-cell office:value-type="float" office:value="2.32098698616028" calcext:value-type="float">
            <text:p>2.3209869862</text:p>
          </table:table-cell>
          <table:table-cell/>
          <table:table-cell office:value-type="float" office:value="5.12793111801147" calcext:value-type="float">
            <text:p>5.127931118</text:p>
          </table:table-cell>
          <table:table-cell office:value-type="float" office:value="0.790899038314819" calcext:value-type="float">
            <text:p>0.7908990383</text:p>
          </table:table-cell>
          <table:table-cell office:value-type="float" office:value="2.19722294807434" calcext:value-type="float">
            <text:p>2.1972229481</text:p>
          </table:table-cell>
          <table:table-cell/>
          <table:table-cell office:value-type="float" office:value="0.0163292600199796" calcext:value-type="float">
            <text:p>0.0163292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106179484519068" calcext:value-type="float">
            <text:p>0.0106179485</text:p>
          </table:table-cell>
          <table:table-cell/>
        </table:table-row>
        <table:table-row table:style-name="ro1">
          <table:table-cell office:value-type="string" calcext:value-type="string">
            <text:p>multiportfolio_soc_d.cbf</text:p>
          </table:table-cell>
          <table:table-cell office:value-type="float" office:value="1.38673901557922" calcext:value-type="float">
            <text:p>1.3867390156</text:p>
          </table:table-cell>
          <table:table-cell/>
          <table:table-cell office:value-type="float" office:value="1.01571297645569" calcext:value-type="float">
            <text:p>1.0157129765</text:p>
          </table:table-cell>
          <table:table-cell office:value-type="float" office:value="0.107639074325562" calcext:value-type="float">
            <text:p>0.1076390743</text:p>
          </table:table-cell>
          <table:table-cell office:value-type="float" office:value="0.106685161590576" calcext:value-type="float">
            <text:p>0.1066851616</text:p>
          </table:table-cell>
          <table:table-cell/>
          <table:table-cell office:value-type="float" office:value="0.119056288274286" calcext:value-type="float">
            <text:p>0.119056288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295261304668469" calcext:value-type="float">
            <text:p>0.2952613047</text:p>
          </table:table-cell>
          <table:table-cell/>
        </table:table-row>
        <table:table-row table:style-name="ro1">
          <table:table-cell office:value-type="string" calcext:value-type="string">
            <text:p>multiportfolio_soc_e.cbf</text:p>
          </table:table-cell>
          <table:table-cell office:value-type="float" office:value="0.56532883644104" calcext:value-type="float">
            <text:p>0.5653288364</text:p>
          </table:table-cell>
          <table:table-cell/>
          <table:table-cell office:value-type="float" office:value="5.72391414642334" calcext:value-type="float">
            <text:p>5.7239141464</text:p>
          </table:table-cell>
          <table:table-cell office:value-type="float" office:value="0.428537130355835" calcext:value-type="float">
            <text:p>0.4285371304</text:p>
          </table:table-cell>
          <table:table-cell office:value-type="float" office:value="0.377328872680664" calcext:value-type="float">
            <text:p>0.3773288727</text:p>
          </table:table-cell>
          <table:table-cell/>
          <table:table-cell office:value-type="float" office:value="0.590806586309407" calcext:value-type="float">
            <text:p>0.590806586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336576417006607" calcext:value-type="float">
            <text:p>0.336576417</text:p>
          </table:table-cell>
          <table:table-cell/>
        </table:table-row>
        <table:table-row table:style-name="ro1">
          <table:table-cell office:value-type="string" calcext:value-type="string">
            <text:p>multiportfolio_soc_f.cbf</text:p>
          </table:table-cell>
          <table:table-cell office:value-type="float" office:value="9.14856910705566" calcext:value-type="float">
            <text:p>9.1485691071</text:p>
          </table:table-cell>
          <table:table-cell/>
          <table:table-cell office:value-type="float" office:value="23.1788120269775" calcext:value-type="float">
            <text:p>23.178812027</text:p>
          </table:table-cell>
          <table:table-cell office:value-type="float" office:value="2.25086688995361" calcext:value-type="float">
            <text:p>2.25086689</text:p>
          </table:table-cell>
          <table:table-cell office:value-type="float" office:value="2.23578500747681" calcext:value-type="float">
            <text:p>2.2357850075</text:p>
          </table:table-cell>
          <table:table-cell/>
          <table:table-cell office:value-type="float" office:value="0.318082529185435" calcext:value-type="float">
            <text:p>0.318082529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266573037213724" calcext:value-type="float">
            <text:p>0.2665730372</text:p>
          </table:table-cell>
          <table:table-cell/>
        </table:table-row>
        <table:table-row table:style-name="ro1">
          <table:table-cell office:value-type="string" calcext:value-type="string">
            <text:p>multiportfolio_socexp_a.cbf</text:p>
          </table:table-cell>
          <table:table-cell office:value-type="float" office:value="0.0265350341796875" calcext:value-type="float">
            <text:p>0.0265350342</text:p>
          </table:table-cell>
          <table:table-cell table:style-name="ce17" office:value-type="float" office:value="0.0135338306427002" calcext:value-type="float">
            <text:p>0.0135338306</text:p>
          </table:table-cell>
          <table:table-cell office:value-type="float" office:value="0.0585520267486572" calcext:value-type="float">
            <text:p>0.0585520267</text:p>
          </table:table-cell>
          <table:table-cell office:value-type="float" office:value="0.00810098648071289" calcext:value-type="float">
            <text:p>0.0081009865</text:p>
          </table:table-cell>
          <table:table-cell office:value-type="float" office:value="1.90003395080566" calcext:value-type="float">
            <text:p>1.9000339508</text:p>
          </table:table-cell>
          <table:table-cell/>
          <table:table-cell office:value-type="float" office:value="0.448463714778608" calcext:value-type="float">
            <text:p>0.4484637148</text:p>
          </table:table-cell>
          <table:table-cell table:style-name="ce17" office:value-type="float" office:value="0.704900205408262" calcext:value-type="float">
            <text:p>0.7049002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4192761239353" calcext:value-type="float">
            <text:p>0.9941927612</text:p>
          </table:table-cell>
          <table:table-cell/>
        </table:table-row>
        <table:table-row table:style-name="ro1">
          <table:table-cell office:value-type="string" calcext:value-type="string">
            <text:p>multiportfolio_socexp_b.cbf</text:p>
          </table:table-cell>
          <table:table-cell office:value-type="float" office:value="0.20648193359375" calcext:value-type="float">
            <text:p>0.2064819336</text:p>
          </table:table-cell>
          <table:table-cell table:style-name="ce17" office:value-type="float" office:value="0.171580076217651" calcext:value-type="float">
            <text:p>0.1715800762</text:p>
          </table:table-cell>
          <table:table-cell office:value-type="float" office:value="0.271857976913452" calcext:value-type="float">
            <text:p>0.2718579769</text:p>
          </table:table-cell>
          <table:table-cell office:value-type="float" office:value="0.0602750778198242" calcext:value-type="float">
            <text:p>0.0602750778</text:p>
          </table:table-cell>
          <table:table-cell office:value-type="float" office:value="6.49697303771973" calcext:value-type="float">
            <text:p>6.4969730377</text:p>
          </table:table-cell>
          <table:table-cell/>
          <table:table-cell office:value-type="float" office:value="0.247963582618977" calcext:value-type="float">
            <text:p>0.2479635826</text:p>
          </table:table-cell>
          <table:table-cell table:style-name="ce17" office:value-type="float" office:value="0.231378845814476" calcext:value-type="float">
            <text:p>0.2313788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7387546843555" calcext:value-type="float">
            <text:p>0.9973875468</text:p>
          </table:table-cell>
          <table:table-cell/>
        </table:table-row>
        <table:table-row table:style-name="ro1">
          <table:table-cell office:value-type="string" calcext:value-type="string">
            <text:p>multiportfolio_socexp_c.cbf</text:p>
          </table:table-cell>
          <table:table-cell office:value-type="float" office:value="43.5657391548157" calcext:value-type="float">
            <text:p>43.5657391548</text:p>
          </table:table-cell>
          <table:table-cell table:style-name="ce17" office:value-type="float" office:value="11.2225849628448" calcext:value-type="float">
            <text:p>11.2225849628</text:p>
          </table:table-cell>
          <table:table-cell office:value-type="float" office:value="53.9076020717621" calcext:value-type="float">
            <text:p>53.9076020718</text:p>
          </table:table-cell>
          <table:table-cell office:value-type="float" office:value="21.1317567825317" calcext:value-type="float">
            <text:p>21.1317567825</text:p>
          </table:table-cell>
          <table:table-cell office:value-type="float" office:value="53.6555700302124" calcext:value-type="float">
            <text:p>53.6555700302</text:p>
          </table:table-cell>
          <table:table-cell/>
          <table:table-cell office:value-type="float" office:value="0.00256623673025967" calcext:value-type="float">
            <text:p>0.0025662367</text:p>
          </table:table-cell>
          <table:table-cell table:style-name="ce17" office:value-type="float" office:value="0.0290842084137147" calcext:value-type="float">
            <text:p>0.0290842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6959785764953" calcext:value-type="float">
            <text:p>0.9169597858</text:p>
          </table:table-cell>
          <table:table-cell/>
        </table:table-row>
        <table:table-row table:style-name="ro1">
          <table:table-cell office:value-type="string" calcext:value-type="string">
            <text:p>multiportfolio_socexp_d.cbf</text:p>
          </table:table-cell>
          <table:table-cell office:value-type="float" office:value="41.1259360313416" calcext:value-type="float">
            <text:p>41.1259360313</text:p>
          </table:table-cell>
          <table:table-cell table:style-name="ce17" office:value-type="float" office:value="27.8284621238708" calcext:value-type="float">
            <text:p>27.8284621239</text:p>
          </table:table-cell>
          <table:table-cell office:value-type="float" office:value="38.1945779323578" calcext:value-type="float">
            <text:p>38.1945779324</text:p>
          </table:table-cell>
          <table:table-cell office:value-type="float" office:value="19.0612149238586" calcext:value-type="float">
            <text:p>19.0612149239</text:p>
          </table:table-cell>
          <table:table-cell office:value-type="float" office:value="256.419161081314" calcext:value-type="float">
            <text:p>256.4191610813</text:p>
          </table:table-cell>
          <table:table-cell/>
          <table:table-cell office:value-type="float" office:value="0.0102368490696275" calcext:value-type="float">
            <text:p>0.0102368491</text:p>
          </table:table-cell>
          <table:table-cell table:style-name="ce17" office:value-type="float" office:value="0.0450977130685019" calcext:value-type="float">
            <text:p>0.0450977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2515531705115" calcext:value-type="float">
            <text:p>0.9925155317</text:p>
          </table:table-cell>
          <table:table-cell/>
        </table:table-row>
        <table:table-row table:style-name="ro1">
          <table:table-cell office:value-type="string" calcext:value-type="string">
            <text:p>multiportfolio_socexp_e.cbf</text:p>
          </table:table-cell>
          <table:table-cell office:value-type="float" office:value="46.5261540412903" calcext:value-type="float">
            <text:p>46.5261540413</text:p>
          </table:table-cell>
          <table:table-cell table:style-name="ce17" office:value-type="float" office:value="10.4970059394836" calcext:value-type="float">
            <text:p>10.4970059395</text:p>
          </table:table-cell>
          <table:table-cell office:value-type="float" office:value="37.8924860954285" calcext:value-type="float">
            <text:p>37.8924860954</text:p>
          </table:table-cell>
          <table:table-cell office:value-type="float" office:value="4.01931309700012" calcext:value-type="float">
            <text:p>4.019313097</text:p>
          </table:table-cell>
          <table:table-cell office:value-type="float" office:value="657.463413000107" calcext:value-type="float">
            <text:p>657.4634130001</text:p>
          </table:table-cell>
          <table:table-cell/>
          <table:table-cell office:value-type="float" office:value="0.0302195620715227" calcext:value-type="float">
            <text:p>0.0302195621</text:p>
          </table:table-cell>
          <table:table-cell table:style-name="ce17" office:value-type="float" office:value="0.363436966883117" calcext:value-type="float">
            <text:p>0.3634369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4085178287928" calcext:value-type="float">
            <text:p>0.9840851783</text:p>
          </table:table-cell>
          <table:table-cell/>
        </table:table-row>
        <table:table-row table:style-name="ro1">
          <table:table-cell office:value-type="string" calcext:value-type="string">
            <text:p>multiportfolio_socexp_f.cbf</text:p>
          </table:table-cell>
          <table:table-cell office:value-type="float" office:value="18.3039410114288" calcext:value-type="float">
            <text:p>18.3039410114</text:p>
          </table:table-cell>
          <table:table-cell table:style-name="ce17" office:value-type="float" office:value="16.7521460056305" calcext:value-type="float">
            <text:p>16.7521460056</text:p>
          </table:table-cell>
          <table:table-cell office:value-type="float" office:value="51.0393559932709" calcext:value-type="float">
            <text:p>51.0393559933</text:p>
          </table:table-cell>
          <table:table-cell office:value-type="float" office:value="2.24009609222412" calcext:value-type="float">
            <text:p>2.2400960922</text:p>
          </table:table-cell>
          <table:table-cell office:value-type="float" office:value="1497.41919279099" calcext:value-type="float">
            <text:p>1497.419192791</text:p>
          </table:table-cell>
          <table:table-cell/>
          <table:table-cell office:value-type="float" office:value="0.296111094141737" calcext:value-type="float">
            <text:p>0.2961110941</text:p>
          </table:table-cell>
          <table:table-cell table:style-name="ce17" office:value-type="float" office:value="0.753336318568281" calcext:value-type="float">
            <text:p>0.7533363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3007429726041" calcext:value-type="float">
            <text:p>0.9730074297</text:p>
          </table:table-cell>
          <table:table-cell/>
        </table:table-row>
        <table:table-row table:style-name="ro1">
          <table:table-cell office:value-type="string" calcext:value-type="string">
            <text:p>multiportfolio_socexppsd_a.cbf</text:p>
          </table:table-cell>
          <table:table-cell table:style-name="ce12"/>
          <table:table-cell/>
          <table:table-cell office:value-type="float" office:value="0.06581711769104" calcext:value-type="float">
            <text:p>0.0658171177</text:p>
          </table:table-cell>
          <table:table-cell office:value-type="float" office:value="0.00899004936218262" calcext:value-type="float">
            <text:p>0.0089900494</text:p>
          </table:table-cell>
          <table:table-cell office:value-type="float" office:value="2.83410787582397" calcext:value-type="float">
            <text:p>2.8341078758</text:p>
          </table:table-cell>
          <table:table-cell table:style-name="ce24" office:value-type="float" office:value="2.78455877304077" calcext:value-type="float">
            <text:p>2.784558773</text:p>
          </table:table-cell>
          <table:table-cell table:style-name="ce12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975968495622569" calcext:value-type="float">
            <text:p>0.9759684956</text:p>
          </table:table-cell>
          <table:table-cell table:style-name="ce31" office:value-type="float" office:value="0.993694235075672" calcext:value-type="float">
            <text:p>0.9936942351</text:p>
          </table:table-cell>
        </table:table-row>
        <table:table-row table:style-name="ro1">
          <table:table-cell office:value-type="string" calcext:value-type="string">
            <text:p>multiportfolio_socexppsd_b.cbf</text:p>
          </table:table-cell>
          <table:table-cell table:style-name="ce12"/>
          <table:table-cell/>
          <table:table-cell office:value-type="float" office:value="0.18270206451416" calcext:value-type="float">
            <text:p>0.1827020645</text:p>
          </table:table-cell>
          <table:table-cell office:value-type="float" office:value="0.0201311111450195" calcext:value-type="float">
            <text:p>0.0201311111</text:p>
          </table:table-cell>
          <table:table-cell office:value-type="float" office:value="7.14764189720154" calcext:value-type="float">
            <text:p>7.1476418972</text:p>
          </table:table-cell>
          <table:table-cell table:style-name="ce24" office:value-type="float" office:value="6.73417496681213" calcext:value-type="float">
            <text:p>6.7341749668</text:p>
          </table:table-cell>
          <table:table-cell table:style-name="ce12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996132724946341" calcext:value-type="float">
            <text:p>0.9961327249</text:p>
          </table:table-cell>
          <table:table-cell table:style-name="ce31" office:value-type="float" office:value="0.99938003291677" calcext:value-type="float">
            <text:p>0.9993800329</text:p>
          </table:table-cell>
        </table:table-row>
        <table:table-row table:style-name="ro1">
          <table:table-cell office:value-type="string" calcext:value-type="string">
            <text:p>multiportfolio_socexppsd_c.cbf</text:p>
          </table:table-cell>
          <table:table-cell table:style-name="ce12"/>
          <table:table-cell/>
          <table:table-cell office:value-type="float" office:value="5.36760687828064" calcext:value-type="float">
            <text:p>5.3676068783</text:p>
          </table:table-cell>
          <table:table-cell office:value-type="float" office:value="0.806281805038452" calcext:value-type="float">
            <text:p>0.806281805</text:p>
          </table:table-cell>
          <table:table-cell office:value-type="float" office:value="19.3239469528198" calcext:value-type="float">
            <text:p>19.3239469528</text:p>
          </table:table-cell>
          <table:table-cell table:style-name="ce24" office:value-type="float" office:value="27.8769631385803" calcext:value-type="float">
            <text:p>27.8769631386</text:p>
          </table:table-cell>
          <table:table-cell table:style-name="ce12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969781175955122" calcext:value-type="float">
            <text:p>0.969781176</text:p>
          </table:table-cell>
          <table:table-cell table:style-name="ce31" office:value-type="float" office:value="0.996521746716157" calcext:value-type="float">
            <text:p>0.9965217467</text:p>
          </table:table-cell>
        </table:table-row>
        <table:table-row table:style-name="ro1">
          <table:table-cell office:value-type="string" calcext:value-type="string">
            <text:p>multiportfolio_socexppsd_d.cbf</text:p>
          </table:table-cell>
          <table:table-cell table:style-name="ce12"/>
          <table:table-cell/>
          <table:table-cell office:value-type="float" office:value="511.637151002884" calcext:value-type="float">
            <text:p>511.6371510029</text:p>
          </table:table-cell>
          <table:table-cell office:value-type="float" office:value="63.7237200737" calcext:value-type="float">
            <text:p>63.7237200737</text:p>
          </table:table-cell>
          <table:table-cell office:value-type="float" office:value="290.317820072174" calcext:value-type="float">
            <text:p>290.3178200722</text:p>
          </table:table-cell>
          <table:table-cell table:style-name="ce24" office:value-type="float" office:value="158.913300991058" calcext:value-type="float">
            <text:p>158.9133009911</text:p>
          </table:table-cell>
          <table:table-cell table:style-name="ce12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31830942935627" calcext:value-type="float">
            <text:p>0.5318309429</text:p>
          </table:table-cell>
          <table:table-cell table:style-name="ce31" office:value-type="float" office:value="0.996769930598275" calcext:value-type="float">
            <text:p>0.9967699306</text:p>
          </table:table-cell>
        </table:table-row>
        <table:table-row table:style-name="ro1">
          <table:table-cell office:value-type="string" calcext:value-type="string">
            <text:p>multiportfolio_socexppsd_e.cbf</text:p>
          </table:table-cell>
          <table:table-cell table:style-name="ce12"/>
          <table:table-cell/>
          <table:table-cell office:value-type="float" office:value="2983.01086878777" calcext:value-type="float">
            <text:p>2983.0108687878</text:p>
          </table:table-cell>
          <table:table-cell office:value-type="float" office:value="104.82746386528" calcext:value-type="float">
            <text:p>104.8274638653</text:p>
          </table:table-cell>
          <table:table-cell office:value-type="float" office:value="758.16317820549" calcext:value-type="float">
            <text:p>758.1631782055</text:p>
          </table:table-cell>
          <table:table-cell table:style-name="ce24" office:value-type="float" office:value="351.800223827362" calcext:value-type="float">
            <text:p>351.8002238274</text:p>
          </table:table-cell>
          <table:table-cell table:style-name="ce12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382107715499579" calcext:value-type="float">
            <text:p>0.3821077155</text:p>
          </table:table-cell>
          <table:table-cell table:style-name="ce31" office:value-type="float" office:value="0.934621349648007" calcext:value-type="float">
            <text:p>0.9346213496</text:p>
          </table:table-cell>
        </table:table-row>
        <table:table-row table:style-name="ro1">
          <table:table-cell office:value-type="string" calcext:value-type="string">
            <text:p>multiportfolio_socexppsd_f.cbf</text:p>
          </table:table-cell>
          <table:table-cell table:style-name="ce12"/>
          <table:table-cell/>
          <table:table-cell office:value-type="float" office:value="187.318871974945" calcext:value-type="float">
            <text:p>187.3188719749</text:p>
          </table:table-cell>
          <table:table-cell office:value-type="float" office:value="2.46009206771851" calcext:value-type="float">
            <text:p>2.4600920677</text:p>
          </table:table-cell>
          <table:table-cell office:value-type="float" office:value="734.875089168549" calcext:value-type="float">
            <text:p>734.8750891685</text:p>
          </table:table-cell>
          <table:table-cell table:style-name="ce24" office:value-type="float" office:value="870.415869951248" calcext:value-type="float">
            <text:p>870.4158699512</text:p>
          </table:table-cell>
          <table:table-cell table:style-name="ce12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983976747419931" calcext:value-type="float">
            <text:p>0.9839767474</text:p>
          </table:table-cell>
          <table:table-cell table:style-name="ce31" office:value-type="float" office:value="0.999292441725261" calcext:value-type="float">
            <text:p>0.9992924417</text:p>
          </table:table-cell>
        </table:table-row>
        <table:table-row table:style-name="ro1">
          <table:table-cell office:value-type="string" calcext:value-type="string">
            <text:p>multiportfolio_socpsd_a.cbf</text:p>
          </table:table-cell>
          <table:table-cell table:style-name="ce12"/>
          <table:table-cell/>
          <table:table-cell office:value-type="float" office:value="0.0368349552154541" calcext:value-type="float">
            <text:p>0.0368349552</text:p>
          </table:table-cell>
          <table:table-cell office:value-type="float" office:value="0.00641202926635742" calcext:value-type="float">
            <text:p>0.0064120293</text:p>
          </table:table-cell>
          <table:table-cell office:value-type="float" office:value="0.428498029708862" calcext:value-type="float">
            <text:p>0.4284980297</text:p>
          </table:table-cell>
          <table:table-cell/>
          <table:table-cell table:style-name="ce12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989502799553318" calcext:value-type="float">
            <text:p>0.9895027996</text:p>
          </table:table-cell>
          <table:table-cell/>
        </table:table-row>
        <table:table-row table:style-name="ro1">
          <table:table-cell office:value-type="string" calcext:value-type="string">
            <text:p>multiportfolio_socpsd_b.cbf</text:p>
          </table:table-cell>
          <table:table-cell table:style-name="ce12"/>
          <table:table-cell/>
          <table:table-cell office:value-type="float" office:value="0.103847980499268" calcext:value-type="float">
            <text:p>0.1038479805</text:p>
          </table:table-cell>
          <table:table-cell office:value-type="float" office:value="0.0158679485321045" calcext:value-type="float">
            <text:p>0.0158679485</text:p>
          </table:table-cell>
          <table:table-cell office:value-type="float" office:value="0.571716070175171" calcext:value-type="float">
            <text:p>0.5717160702</text:p>
          </table:table-cell>
          <table:table-cell/>
          <table:table-cell table:style-name="ce12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946273908015635" calcext:value-type="float">
            <text:p>0.946273908</text:p>
          </table:table-cell>
          <table:table-cell/>
        </table:table-row>
        <table:table-row table:style-name="ro1">
          <table:table-cell office:value-type="string" calcext:value-type="string">
            <text:p>multiportfolio_socpsd_c.cbf</text:p>
          </table:table-cell>
          <table:table-cell table:style-name="ce12"/>
          <table:table-cell/>
          <table:table-cell office:value-type="float" office:value="22.5980129241943" calcext:value-type="float">
            <text:p>22.5980129242</text:p>
          </table:table-cell>
          <table:table-cell office:value-type="float" office:value="1.73114919662476" calcext:value-type="float">
            <text:p>1.7311491966</text:p>
          </table:table-cell>
          <table:table-cell office:value-type="float" office:value="43.6841018199921" calcext:value-type="float">
            <text:p>43.68410182</text:p>
          </table:table-cell>
          <table:table-cell/>
          <table:table-cell table:style-name="ce12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814712870752265" calcext:value-type="float">
            <text:p>0.0814712871</text:p>
          </table:table-cell>
          <table:table-cell/>
        </table:table-row>
        <table:table-row table:style-name="ro1">
          <table:table-cell office:value-type="string" calcext:value-type="string">
            <text:p>multiportfolio_socpsd_d.cbf</text:p>
          </table:table-cell>
          <table:table-cell table:style-name="ce12"/>
          <table:table-cell/>
          <table:table-cell office:value-type="float" office:value="661.033992052078" calcext:value-type="float">
            <text:p>661.0339920521</text:p>
          </table:table-cell>
          <table:table-cell office:value-type="float" office:value="42.0575709342957" calcext:value-type="float">
            <text:p>42.0575709343</text:p>
          </table:table-cell>
          <table:table-cell office:value-type="float" office:value="1981.25340104103" calcext:value-type="float">
            <text:p>1981.253401041</text:p>
          </table:table-cell>
          <table:table-cell/>
          <table:table-cell table:style-name="ce12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185741006075567" calcext:value-type="float">
            <text:p>0.0018574101</text:p>
          </table:table-cell>
          <table:table-cell/>
        </table:table-row>
        <table:table-row table:style-name="ro1">
          <table:table-cell office:value-type="string" calcext:value-type="string">
            <text:p>multiportfolio_socpsd_e.cbf</text:p>
          </table:table-cell>
          <table:table-cell table:style-name="ce12"/>
          <table:table-cell/>
          <table:table-cell office:value-type="float" office:value="4.61179995536804" calcext:value-type="float">
            <text:p>4.6117999554</text:p>
          </table:table-cell>
          <table:table-cell office:value-type="float" office:value="0.2947838306427" calcext:value-type="float">
            <text:p>0.2947838306</text:p>
          </table:table-cell>
          <table:table-cell office:value-type="float" office:value="17.7477021217346" calcext:value-type="float">
            <text:p>17.7477021217</text:p>
          </table:table-cell>
          <table:table-cell/>
          <table:table-cell table:style-name="ce12"/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611910202543932" calcext:value-type="float">
            <text:p>0.6119102025</text:p>
          </table:table-cell>
          <table:table-cell/>
        </table:table-row>
        <table:table-row table:style-name="ro1">
          <table:table-cell table:style-name="ce6" office:value-type="string" calcext:value-type="string">
            <text:p>multiportfolio_socpsd_f.cbf</text:p>
          </table:table-cell>
          <table:table-cell table:style-name="ce13"/>
          <table:table-cell table:style-name="ce18"/>
          <table:table-cell table:style-name="ce21" office:value-type="float" office:value="32.9795570373535" calcext:value-type="float">
            <text:p>32.9795570374</text:p>
          </table:table-cell>
          <table:table-cell table:style-name="ce21" office:value-type="float" office:value="1.11571192741394" calcext:value-type="float">
            <text:p>1.1157119274</text:p>
          </table:table-cell>
          <table:table-cell table:style-name="ce21" office:value-type="float" office:value="234.743894815445" calcext:value-type="float">
            <text:p>234.7438948154</text:p>
          </table:table-cell>
          <table:table-cell table:style-name="ce25"/>
          <table:table-cell table:style-name="ce13"/>
          <table:table-cell table:style-name="ce18"/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0.268036789836292" calcext:value-type="float">
            <text:p>0.2680367898</text:p>
          </table:table-cell>
          <table:table-cell table:style-name="ce32"/>
        </table:table-row>
      </table:table>
      <table:table table:name="Pivot Table_Sheet1_3" table:style-name="ta1">
        <table:table-column table:style-name="co31" table:default-cell-style-name="ce5"/>
        <table:table-column table:style-name="co36" table:default-cell-style-name="ce39"/>
        <table:table-column table:style-name="co37" table:default-cell-style-name="ce10"/>
        <table:table-column table:style-name="co38" table:default-cell-style-name="ce29"/>
        <table:table-row table:style-name="ro1">
          <table:table-cell table:style-name="ce33"/>
          <table:table-cell table:style-name="ce36"/>
          <table:table-cell table:style-name="ce7" office:value-type="string" calcext:value-type="string">
            <text:p>Data</text:p>
          </table:table-cell>
          <table:table-cell table:style-name="ce45"/>
        </table:table-row>
        <table:table-row table:style-name="ro1">
          <table:table-cell table:style-name="ce3" office:value-type="string" calcext:value-type="string">
            <text:p>instance</text:p>
          </table:table-cell>
          <table:table-cell table:style-name="ce37" office:value-type="string" calcext:value-type="string">
            <text:p>solver</text:p>
          </table:table-cell>
          <table:table-cell table:style-name="ce9" office:value-type="string" calcext:value-type="string">
            <text:p>Sum - iteration_count</text:p>
          </table:table-cell>
          <table:table-cell table:style-name="ce28" office:value-type="string" calcext:value-type="string">
            <text:p>Sum - nodecount</text:p>
          </table:table-cell>
        </table:table-row>
        <table:table-row table:style-name="ro1">
          <table:table-cell table:style-name="ce4" office:value-type="string" calcext:value-type="string">
            <text:p>multiportfolio_soc_a.cbf</text:p>
          </table:table-cell>
          <table:table-cell table:style-name="ce38" office:value-type="string" calcext:value-type="string">
            <text:p>PAJ_CPLEX_noconic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J_CPLEX_noconic_msd</text:p>
          </table:table-cell>
          <table:table-cell table:style-name="ce12"/>
          <table:table-cell table:style-name="ce31" office:value-type="float" office:value="0" calcext:value-type="float">
            <text:p>0</text:p>
          </table:table-cell>
        </table:table-row>
        <table:table-row table:style-name="ro1">
          <table:table-cell table:style-name="ce34"/>
          <table:table-cell table:style-name="ce40" office:value-type="string" calcext:value-type="string">
            <text:p>PAJ_CPLEX_SCS</text:p>
          </table:table-cell>
          <table:table-cell table:style-name="ce42" office:value-type="float" office:value="2" calcext:value-type="float">
            <text:p>2</text:p>
          </table:table-cell>
          <table:table-cell table:style-name="ce46"/>
        </table:table-row>
        <table:table-row table:style-name="ro1">
          <table:table-cell table:style-name="ce4" office:value-type="string" calcext:value-type="string">
            <text:p>multiportfolio_soc_b.cbf</text:p>
          </table:table-cell>
          <table:table-cell table:style-name="ce38" office:value-type="string" calcext:value-type="string">
            <text:p>PAJ_CPLEX_noconic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J_CPLEX_noconic_msd</text:p>
          </table:table-cell>
          <table:table-cell table:style-name="ce12"/>
          <table:table-cell table:style-name="ce31" office:value-type="float" office:value="164" calcext:value-type="float">
            <text:p>164</text:p>
          </table:table-cell>
        </table:table-row>
        <table:table-row table:style-name="ro1">
          <table:table-cell table:style-name="ce34"/>
          <table:table-cell table:style-name="ce40" office:value-type="string" calcext:value-type="string">
            <text:p>PAJ_CPLEX_SCS</text:p>
          </table:table-cell>
          <table:table-cell table:style-name="ce42" office:value-type="float" office:value="3" calcext:value-type="float">
            <text:p>3</text:p>
          </table:table-cell>
          <table:table-cell table:style-name="ce46"/>
        </table:table-row>
        <table:table-row table:style-name="ro1">
          <table:table-cell table:style-name="ce4" office:value-type="string" calcext:value-type="string">
            <text:p>multiportfolio_soc_c.cbf</text:p>
          </table:table-cell>
          <table:table-cell table:style-name="ce38" office:value-type="string" calcext:value-type="string">
            <text:p>PAJ_CPLEX_noconi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J_CPLEX_noconic_msd</text:p>
          </table:table-cell>
          <table:table-cell table:style-name="ce12"/>
          <table:table-cell table:style-name="ce31" office:value-type="float" office:value="1141" calcext:value-type="float">
            <text:p>1141</text:p>
          </table:table-cell>
        </table:table-row>
        <table:table-row table:style-name="ro1">
          <table:table-cell table:style-name="ce34"/>
          <table:table-cell table:style-name="ce40" office:value-type="string" calcext:value-type="string">
            <text:p>PAJ_CPLEX_SCS</text:p>
          </table:table-cell>
          <table:table-cell table:style-name="ce42" office:value-type="float" office:value="4" calcext:value-type="float">
            <text:p>4</text:p>
          </table:table-cell>
          <table:table-cell table:style-name="ce46"/>
        </table:table-row>
        <table:table-row table:style-name="ro1">
          <table:table-cell table:style-name="ce4" office:value-type="string" calcext:value-type="string">
            <text:p>multiportfolio_soc_d.cbf</text:p>
          </table:table-cell>
          <table:table-cell table:style-name="ce38" office:value-type="string" calcext:value-type="string">
            <text:p>PAJ_CPLEX_noconi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J_CPLEX_noconic_msd</text:p>
          </table:table-cell>
          <table:table-cell table:style-name="ce12"/>
          <table:table-cell table:style-name="ce31" office:value-type="float" office:value="0" calcext:value-type="float">
            <text:p>0</text:p>
          </table:table-cell>
        </table:table-row>
        <table:table-row table:style-name="ro1">
          <table:table-cell table:style-name="ce34"/>
          <table:table-cell table:style-name="ce40" office:value-type="string" calcext:value-type="string">
            <text:p>PAJ_CPLEX_SCS</text:p>
          </table:table-cell>
          <table:table-cell table:style-name="ce42" office:value-type="float" office:value="1" calcext:value-type="float">
            <text:p>1</text:p>
          </table:table-cell>
          <table:table-cell table:style-name="ce46"/>
        </table:table-row>
        <table:table-row table:style-name="ro1">
          <table:table-cell table:style-name="ce4" office:value-type="string" calcext:value-type="string">
            <text:p>multiportfolio_soc_e.cbf</text:p>
          </table:table-cell>
          <table:table-cell table:style-name="ce38" office:value-type="string" calcext:value-type="string">
            <text:p>PAJ_CPLEX_noconi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J_CPLEX_noconic_msd</text:p>
          </table:table-cell>
          <table:table-cell table:style-name="ce12"/>
          <table:table-cell table:style-name="ce31" office:value-type="float" office:value="0" calcext:value-type="float">
            <text:p>0</text:p>
          </table:table-cell>
        </table:table-row>
        <table:table-row table:style-name="ro1">
          <table:table-cell table:style-name="ce34"/>
          <table:table-cell table:style-name="ce40" office:value-type="string" calcext:value-type="string">
            <text:p>PAJ_CPLEX_SCS</text:p>
          </table:table-cell>
          <table:table-cell table:style-name="ce42" office:value-type="float" office:value="1" calcext:value-type="float">
            <text:p>1</text:p>
          </table:table-cell>
          <table:table-cell table:style-name="ce46"/>
        </table:table-row>
        <table:table-row table:style-name="ro1">
          <table:table-cell table:style-name="ce4" office:value-type="string" calcext:value-type="string">
            <text:p>multiportfolio_soc_f.cbf</text:p>
          </table:table-cell>
          <table:table-cell table:style-name="ce38" office:value-type="string" calcext:value-type="string">
            <text:p>PAJ_CPLEX_noconic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J_CPLEX_noconic_msd</text:p>
          </table:table-cell>
          <table:table-cell table:style-name="ce12"/>
          <table:table-cell table:style-name="ce31" office:value-type="float" office:value="0" calcext:value-type="float">
            <text:p>0</text:p>
          </table:table-cell>
        </table:table-row>
        <table:table-row table:style-name="ro1">
          <table:table-cell table:style-name="ce34"/>
          <table:table-cell table:style-name="ce40" office:value-type="string" calcext:value-type="string">
            <text:p>PAJ_CPLEX_SCS</text:p>
          </table:table-cell>
          <table:table-cell table:style-name="ce42" office:value-type="float" office:value="1" calcext:value-type="float">
            <text:p>1</text:p>
          </table:table-cell>
          <table:table-cell table:style-name="ce46"/>
        </table:table-row>
        <table:table-row table:style-name="ro1">
          <table:table-cell table:style-name="ce4" office:value-type="string" calcext:value-type="string">
            <text:p>multiportfolio_socexp_a.cbf</text:p>
          </table:table-cell>
          <table:table-cell table:style-name="ce38" office:value-type="string" calcext:value-type="string">
            <text:p>PAJ_CPLEX_noconic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J_CPLEX_noconic_msd</text:p>
          </table:table-cell>
          <table:table-cell table:style-name="ce12"/>
          <table:table-cell table:style-name="ce31" office:value-type="float" office:value="0" calcext:value-type="float">
            <text:p>0</text:p>
          </table:table-cell>
        </table:table-row>
        <table:table-row table:style-name="ro1">
          <table:table-cell table:style-name="ce34"/>
          <table:table-cell table:style-name="ce40" office:value-type="string" calcext:value-type="string">
            <text:p>PAJ_CPLEX_SCS</text:p>
          </table:table-cell>
          <table:table-cell table:style-name="ce42" office:value-type="float" office:value="2" calcext:value-type="float">
            <text:p>2</text:p>
          </table:table-cell>
          <table:table-cell table:style-name="ce46"/>
        </table:table-row>
        <table:table-row table:style-name="ro1">
          <table:table-cell table:style-name="ce4" office:value-type="string" calcext:value-type="string">
            <text:p>multiportfolio_socexp_b.cbf</text:p>
          </table:table-cell>
          <table:table-cell table:style-name="ce38" office:value-type="string" calcext:value-type="string">
            <text:p>PAJ_CPLEX_noconic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J_CPLEX_noconic_msd</text:p>
          </table:table-cell>
          <table:table-cell table:style-name="ce12"/>
          <table:table-cell table:style-name="ce31" office:value-type="float" office:value="42" calcext:value-type="float">
            <text:p>42</text:p>
          </table:table-cell>
        </table:table-row>
        <table:table-row table:style-name="ro1">
          <table:table-cell table:style-name="ce34"/>
          <table:table-cell table:style-name="ce40" office:value-type="string" calcext:value-type="string">
            <text:p>PAJ_CPLEX_SCS</text:p>
          </table:table-cell>
          <table:table-cell table:style-name="ce42" office:value-type="float" office:value="2" calcext:value-type="float">
            <text:p>2</text:p>
          </table:table-cell>
          <table:table-cell table:style-name="ce46"/>
        </table:table-row>
        <table:table-row table:style-name="ro1">
          <table:table-cell table:style-name="ce4" office:value-type="string" calcext:value-type="string">
            <text:p>multiportfolio_socexp_c.cbf</text:p>
          </table:table-cell>
          <table:table-cell table:style-name="ce38" office:value-type="string" calcext:value-type="string">
            <text:p>PAJ_CPLEX_noconic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J_CPLEX_noconic_msd</text:p>
          </table:table-cell>
          <table:table-cell table:style-name="ce12"/>
          <table:table-cell table:style-name="ce31" office:value-type="float" office:value="36366" calcext:value-type="float">
            <text:p>36366</text:p>
          </table:table-cell>
        </table:table-row>
        <table:table-row table:style-name="ro1">
          <table:table-cell table:style-name="ce34"/>
          <table:table-cell table:style-name="ce40" office:value-type="string" calcext:value-type="string">
            <text:p>PAJ_CPLEX_SCS</text:p>
          </table:table-cell>
          <table:table-cell table:style-name="ce42" office:value-type="float" office:value="3" calcext:value-type="float">
            <text:p>3</text:p>
          </table:table-cell>
          <table:table-cell table:style-name="ce46"/>
        </table:table-row>
        <table:table-row table:style-name="ro1">
          <table:table-cell table:style-name="ce4" office:value-type="string" calcext:value-type="string">
            <text:p>multiportfolio_socexp_d.cbf</text:p>
          </table:table-cell>
          <table:table-cell table:style-name="ce38" office:value-type="string" calcext:value-type="string">
            <text:p>PAJ_CPLEX_noconic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J_CPLEX_noconic_msd</text:p>
          </table:table-cell>
          <table:table-cell table:style-name="ce12"/>
          <table:table-cell table:style-name="ce31" office:value-type="float" office:value="10953" calcext:value-type="float">
            <text:p>10953</text:p>
          </table:table-cell>
        </table:table-row>
        <table:table-row table:style-name="ro1">
          <table:table-cell table:style-name="ce34"/>
          <table:table-cell table:style-name="ce40" office:value-type="string" calcext:value-type="string">
            <text:p>PAJ_CPLEX_SCS</text:p>
          </table:table-cell>
          <table:table-cell table:style-name="ce42" office:value-type="float" office:value="10" calcext:value-type="float">
            <text:p>10</text:p>
          </table:table-cell>
          <table:table-cell table:style-name="ce46"/>
        </table:table-row>
        <table:table-row table:style-name="ro1">
          <table:table-cell table:style-name="ce4" office:value-type="string" calcext:value-type="string">
            <text:p>multiportfolio_socexp_e.cbf</text:p>
          </table:table-cell>
          <table:table-cell table:style-name="ce38" office:value-type="string" calcext:value-type="string">
            <text:p>PAJ_CPLEX_noconic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J_CPLEX_noconic_msd</text:p>
          </table:table-cell>
          <table:table-cell table:style-name="ce12"/>
          <table:table-cell table:style-name="ce31" office:value-type="float" office:value="1215" calcext:value-type="float">
            <text:p>1215</text:p>
          </table:table-cell>
        </table:table-row>
        <table:table-row table:style-name="ro1">
          <table:table-cell table:style-name="ce34"/>
          <table:table-cell table:style-name="ce40" office:value-type="string" calcext:value-type="string">
            <text:p>PAJ_CPLEX_SCS</text:p>
          </table:table-cell>
          <table:table-cell table:style-name="ce42" office:value-type="float" office:value="15" calcext:value-type="float">
            <text:p>15</text:p>
          </table:table-cell>
          <table:table-cell table:style-name="ce46"/>
        </table:table-row>
        <table:table-row table:style-name="ro1">
          <table:table-cell table:style-name="ce4" office:value-type="string" calcext:value-type="string">
            <text:p>multiportfolio_socexp_f.cbf</text:p>
          </table:table-cell>
          <table:table-cell table:style-name="ce38" office:value-type="string" calcext:value-type="string">
            <text:p>PAJ_CPLEX_noconic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J_CPLEX_noconic_msd</text:p>
          </table:table-cell>
          <table:table-cell table:style-name="ce12"/>
          <table:table-cell table:style-name="ce31" office:value-type="float" office:value="0" calcext:value-type="float">
            <text:p>0</text:p>
          </table:table-cell>
        </table:table-row>
        <table:table-row table:style-name="ro1">
          <table:table-cell table:style-name="ce34"/>
          <table:table-cell table:style-name="ce40" office:value-type="string" calcext:value-type="string">
            <text:p>PAJ_CPLEX_SCS</text:p>
          </table:table-cell>
          <table:table-cell table:style-name="ce42" office:value-type="float" office:value="13" calcext:value-type="float">
            <text:p>13</text:p>
          </table:table-cell>
          <table:table-cell table:style-name="ce46"/>
        </table:table-row>
        <table:table-row table:style-name="ro1">
          <table:table-cell table:style-name="ce4" office:value-type="string" calcext:value-type="string">
            <text:p>multiportfolio_socexppsd_a.cbf</text:p>
          </table:table-cell>
          <table:table-cell table:style-name="ce38" office:value-type="string" calcext:value-type="string">
            <text:p>PAJ_CPLEX_noconic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J_CPLEX_noconic_msd</text:p>
          </table:table-cell>
          <table:table-cell table:style-name="ce12"/>
          <table:table-cell table:style-name="ce3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AJ_CPLEX_SCS</text:p>
          </table:table-cell>
          <table:table-cell table:style-name="ce11" office:value-type="float" office:value="13" calcext:value-type="float">
            <text:p>13</text:p>
          </table:table-cell>
          <table:table-cell table:style-name="ce30"/>
        </table:table-row>
        <table:table-row table:style-name="ro1">
          <table:table-cell table:style-name="ce34"/>
          <table:table-cell table:style-name="ce40" office:value-type="string" calcext:value-type="string">
            <text:p>PAJ_CPLEX_SCS_msd</text:p>
          </table:table-cell>
          <table:table-cell table:style-name="ce43"/>
          <table:table-cell table:style-name="ce4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multiportfolio_socexppsd_b.cbf</text:p>
          </table:table-cell>
          <table:table-cell table:style-name="ce38" office:value-type="string" calcext:value-type="string">
            <text:p>PAJ_CPLEX_noconic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J_CPLEX_noconic_msd</text:p>
          </table:table-cell>
          <table:table-cell table:style-name="ce12"/>
          <table:table-cell table:style-name="ce3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AJ_CPLEX_SCS</text:p>
          </table:table-cell>
          <table:table-cell table:style-name="ce11" office:value-type="float" office:value="3" calcext:value-type="float">
            <text:p>3</text:p>
          </table:table-cell>
          <table:table-cell table:style-name="ce30"/>
        </table:table-row>
        <table:table-row table:style-name="ro1">
          <table:table-cell table:style-name="ce34"/>
          <table:table-cell table:style-name="ce40" office:value-type="string" calcext:value-type="string">
            <text:p>PAJ_CPLEX_SCS_msd</text:p>
          </table:table-cell>
          <table:table-cell table:style-name="ce43"/>
          <table:table-cell table:style-name="ce4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multiportfolio_socexppsd_c.cbf</text:p>
          </table:table-cell>
          <table:table-cell table:style-name="ce38" office:value-type="string" calcext:value-type="string">
            <text:p>PAJ_CPLEX_noconic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J_CPLEX_noconic_msd</text:p>
          </table:table-cell>
          <table:table-cell table:style-name="ce12"/>
          <table:table-cell table:style-name="ce31" office:value-type="float" office:value="1123" calcext:value-type="float">
            <text:p>1123</text:p>
          </table:table-cell>
        </table:table-row>
        <table:table-row table:style-name="ro1">
          <table:table-cell/>
          <table:table-cell office:value-type="string" calcext:value-type="string">
            <text:p>PAJ_CPLEX_SCS</text:p>
          </table:table-cell>
          <table:table-cell table:style-name="ce11" office:value-type="float" office:value="3" calcext:value-type="float">
            <text:p>3</text:p>
          </table:table-cell>
          <table:table-cell table:style-name="ce30"/>
        </table:table-row>
        <table:table-row table:style-name="ro1">
          <table:table-cell table:style-name="ce34"/>
          <table:table-cell table:style-name="ce40" office:value-type="string" calcext:value-type="string">
            <text:p>PAJ_CPLEX_SCS_msd</text:p>
          </table:table-cell>
          <table:table-cell table:style-name="ce43"/>
          <table:table-cell table:style-name="ce47" office:value-type="float" office:value="10" calcext:value-type="float">
            <text:p>10</text:p>
          </table:table-cell>
        </table:table-row>
        <table:table-row table:style-name="ro1">
          <table:table-cell table:style-name="ce4" office:value-type="string" calcext:value-type="string">
            <text:p>multiportfolio_socexppsd_d.cbf</text:p>
          </table:table-cell>
          <table:table-cell table:style-name="ce38" office:value-type="string" calcext:value-type="string">
            <text:p>PAJ_CPLEX_noconic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J_CPLEX_noconic_msd</text:p>
          </table:table-cell>
          <table:table-cell table:style-name="ce12"/>
          <table:table-cell table:style-name="ce31" office:value-type="float" office:value="68893" calcext:value-type="float">
            <text:p>68893</text:p>
          </table:table-cell>
        </table:table-row>
        <table:table-row table:style-name="ro1">
          <table:table-cell/>
          <table:table-cell office:value-type="string" calcext:value-type="string">
            <text:p>PAJ_CPLEX_SCS</text:p>
          </table:table-cell>
          <table:table-cell table:style-name="ce11" office:value-type="float" office:value="19" calcext:value-type="float">
            <text:p>19</text:p>
          </table:table-cell>
          <table:table-cell table:style-name="ce30"/>
        </table:table-row>
        <table:table-row table:style-name="ro1">
          <table:table-cell table:style-name="ce34"/>
          <table:table-cell table:style-name="ce40" office:value-type="string" calcext:value-type="string">
            <text:p>PAJ_CPLEX_SCS_msd</text:p>
          </table:table-cell>
          <table:table-cell table:style-name="ce43"/>
          <table:table-cell table:style-name="ce47" office:value-type="float" office:value="508" calcext:value-type="float">
            <text:p>508</text:p>
          </table:table-cell>
        </table:table-row>
        <table:table-row table:style-name="ro1">
          <table:table-cell table:style-name="ce4" office:value-type="string" calcext:value-type="string">
            <text:p>multiportfolio_socexppsd_e.cbf</text:p>
          </table:table-cell>
          <table:table-cell table:style-name="ce38" office:value-type="string" calcext:value-type="string">
            <text:p>PAJ_CPLEX_noconic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J_CPLEX_noconic_msd</text:p>
          </table:table-cell>
          <table:table-cell table:style-name="ce12"/>
          <table:table-cell table:style-name="ce31" office:value-type="float" office:value="33355" calcext:value-type="float">
            <text:p>33355</text:p>
          </table:table-cell>
        </table:table-row>
        <table:table-row table:style-name="ro1">
          <table:table-cell/>
          <table:table-cell office:value-type="string" calcext:value-type="string">
            <text:p>PAJ_CPLEX_SCS</text:p>
          </table:table-cell>
          <table:table-cell table:style-name="ce11" office:value-type="float" office:value="18" calcext:value-type="float">
            <text:p>18</text:p>
          </table:table-cell>
          <table:table-cell table:style-name="ce30"/>
        </table:table-row>
        <table:table-row table:style-name="ro1">
          <table:table-cell table:style-name="ce34"/>
          <table:table-cell table:style-name="ce40" office:value-type="string" calcext:value-type="string">
            <text:p>PAJ_CPLEX_SCS_msd</text:p>
          </table:table-cell>
          <table:table-cell table:style-name="ce43"/>
          <table:table-cell table:style-name="ce47" office:value-type="float" office:value="13054" calcext:value-type="float">
            <text:p>13054</text:p>
          </table:table-cell>
        </table:table-row>
        <table:table-row table:style-name="ro1">
          <table:table-cell table:style-name="ce4" office:value-type="string" calcext:value-type="string">
            <text:p>multiportfolio_socexppsd_f.cbf</text:p>
          </table:table-cell>
          <table:table-cell table:style-name="ce38" office:value-type="string" calcext:value-type="string">
            <text:p>PAJ_CPLEX_noconic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J_CPLEX_noconic_msd</text:p>
          </table:table-cell>
          <table:table-cell table:style-name="ce12"/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AJ_CPLEX_SCS</text:p>
          </table:table-cell>
          <table:table-cell table:style-name="ce11" office:value-type="float" office:value="11" calcext:value-type="float">
            <text:p>11</text:p>
          </table:table-cell>
          <table:table-cell table:style-name="ce30"/>
        </table:table-row>
        <table:table-row table:style-name="ro1">
          <table:table-cell table:style-name="ce34"/>
          <table:table-cell table:style-name="ce40" office:value-type="string" calcext:value-type="string">
            <text:p>PAJ_CPLEX_SCS_msd</text:p>
          </table:table-cell>
          <table:table-cell table:style-name="ce43"/>
          <table:table-cell table:style-name="ce47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multiportfolio_socpsd_a.cbf</text:p>
          </table:table-cell>
          <table:table-cell table:style-name="ce38" office:value-type="string" calcext:value-type="string">
            <text:p>PAJ_CPLEX_noconic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J_CPLEX_noconic_msd</text:p>
          </table:table-cell>
          <table:table-cell table:style-name="ce12"/>
          <table:table-cell table:style-name="ce31" office:value-type="float" office:value="0" calcext:value-type="float">
            <text:p>0</text:p>
          </table:table-cell>
        </table:table-row>
        <table:table-row table:style-name="ro1">
          <table:table-cell table:style-name="ce34"/>
          <table:table-cell table:style-name="ce40" office:value-type="string" calcext:value-type="string">
            <text:p>PAJ_CPLEX_SCS</text:p>
          </table:table-cell>
          <table:table-cell table:style-name="ce42" office:value-type="float" office:value="1" calcext:value-type="float">
            <text:p>1</text:p>
          </table:table-cell>
          <table:table-cell table:style-name="ce46"/>
        </table:table-row>
        <table:table-row table:style-name="ro1">
          <table:table-cell table:style-name="ce4" office:value-type="string" calcext:value-type="string">
            <text:p>multiportfolio_socpsd_b.cbf</text:p>
          </table:table-cell>
          <table:table-cell table:style-name="ce38" office:value-type="string" calcext:value-type="string">
            <text:p>PAJ_CPLEX_noconic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J_CPLEX_noconic_msd</text:p>
          </table:table-cell>
          <table:table-cell table:style-name="ce12"/>
          <table:table-cell table:style-name="ce31" office:value-type="float" office:value="0" calcext:value-type="float">
            <text:p>0</text:p>
          </table:table-cell>
        </table:table-row>
        <table:table-row table:style-name="ro1">
          <table:table-cell table:style-name="ce34"/>
          <table:table-cell table:style-name="ce40" office:value-type="string" calcext:value-type="string">
            <text:p>PAJ_CPLEX_SCS</text:p>
          </table:table-cell>
          <table:table-cell table:style-name="ce42" office:value-type="float" office:value="2" calcext:value-type="float">
            <text:p>2</text:p>
          </table:table-cell>
          <table:table-cell table:style-name="ce46"/>
        </table:table-row>
        <table:table-row table:style-name="ro1">
          <table:table-cell table:style-name="ce4" office:value-type="string" calcext:value-type="string">
            <text:p>multiportfolio_socpsd_c.cbf</text:p>
          </table:table-cell>
          <table:table-cell table:style-name="ce38" office:value-type="string" calcext:value-type="string">
            <text:p>PAJ_CPLEX_noconic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J_CPLEX_noconic_msd</text:p>
          </table:table-cell>
          <table:table-cell table:style-name="ce12"/>
          <table:table-cell table:style-name="ce31" office:value-type="float" office:value="3099" calcext:value-type="float">
            <text:p>3099</text:p>
          </table:table-cell>
        </table:table-row>
        <table:table-row table:style-name="ro1">
          <table:table-cell table:style-name="ce34"/>
          <table:table-cell table:style-name="ce40" office:value-type="string" calcext:value-type="string">
            <text:p>PAJ_CPLEX_SCS</text:p>
          </table:table-cell>
          <table:table-cell table:style-name="ce42" office:value-type="float" office:value="25" calcext:value-type="float">
            <text:p>25</text:p>
          </table:table-cell>
          <table:table-cell table:style-name="ce46"/>
        </table:table-row>
        <table:table-row table:style-name="ro1">
          <table:table-cell table:style-name="ce4" office:value-type="string" calcext:value-type="string">
            <text:p>multiportfolio_socpsd_d.cbf</text:p>
          </table:table-cell>
          <table:table-cell table:style-name="ce38" office:value-type="string" calcext:value-type="string">
            <text:p>PAJ_CPLEX_noconic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J_CPLEX_noconic_msd</text:p>
          </table:table-cell>
          <table:table-cell table:style-name="ce12"/>
          <table:table-cell table:style-name="ce31" office:value-type="float" office:value="36764" calcext:value-type="float">
            <text:p>36764</text:p>
          </table:table-cell>
        </table:table-row>
        <table:table-row table:style-name="ro1">
          <table:table-cell table:style-name="ce34"/>
          <table:table-cell table:style-name="ce40" office:value-type="string" calcext:value-type="string">
            <text:p>PAJ_CPLEX_SCS</text:p>
          </table:table-cell>
          <table:table-cell table:style-name="ce42" office:value-type="float" office:value="31" calcext:value-type="float">
            <text:p>31</text:p>
          </table:table-cell>
          <table:table-cell table:style-name="ce46"/>
        </table:table-row>
        <table:table-row table:style-name="ro1">
          <table:table-cell table:style-name="ce4" office:value-type="string" calcext:value-type="string">
            <text:p>multiportfolio_socpsd_e.cbf</text:p>
          </table:table-cell>
          <table:table-cell table:style-name="ce38" office:value-type="string" calcext:value-type="string">
            <text:p>PAJ_CPLEX_noconic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J_CPLEX_noconic_msd</text:p>
          </table:table-cell>
          <table:table-cell table:style-name="ce12"/>
          <table:table-cell table:style-name="ce31" office:value-type="float" office:value="0" calcext:value-type="float">
            <text:p>0</text:p>
          </table:table-cell>
        </table:table-row>
        <table:table-row table:style-name="ro1">
          <table:table-cell table:style-name="ce34"/>
          <table:table-cell table:style-name="ce40" office:value-type="string" calcext:value-type="string">
            <text:p>PAJ_CPLEX_SCS</text:p>
          </table:table-cell>
          <table:table-cell table:style-name="ce42" office:value-type="float" office:value="29" calcext:value-type="float">
            <text:p>29</text:p>
          </table:table-cell>
          <table:table-cell table:style-name="ce46"/>
        </table:table-row>
        <table:table-row table:style-name="ro1">
          <table:table-cell table:style-name="ce4" office:value-type="string" calcext:value-type="string">
            <text:p>multiportfolio_socpsd_f.cbf</text:p>
          </table:table-cell>
          <table:table-cell table:style-name="ce38" office:value-type="string" calcext:value-type="string">
            <text:p>PAJ_CPLEX_noconic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J_CPLEX_noconic_msd</text:p>
          </table:table-cell>
          <table:table-cell table:style-name="ce12"/>
          <table:table-cell table:style-name="ce31" office:value-type="float" office:value="0" calcext:value-type="float">
            <text:p>0</text:p>
          </table:table-cell>
        </table:table-row>
        <table:table-row table:style-name="ro1">
          <table:table-cell table:style-name="ce34"/>
          <table:table-cell table:style-name="ce40" office:value-type="string" calcext:value-type="string">
            <text:p>PAJ_CPLEX_SCS</text:p>
          </table:table-cell>
          <table:table-cell table:style-name="ce42" office:value-type="float" office:value="41" calcext:value-type="float">
            <text:p>41</text:p>
          </table:table-cell>
          <table:table-cell table:style-name="ce46"/>
        </table:table-row>
        <table:table-row table:style-name="ro1">
          <table:table-cell table:style-name="ce35" office:value-type="string" calcext:value-type="string">
            <text:p>Total Result</text:p>
          </table:table-cell>
          <table:table-cell table:style-name="ce41"/>
          <table:table-cell table:style-name="ce44" office:value-type="float" office:value="707" calcext:value-type="float">
            <text:p>707</text:p>
          </table:table-cell>
          <table:table-cell table:style-name="ce48" office:value-type="float" office:value="206688" calcext:value-type="float">
            <text:p>206688</text:p>
          </table:table-cell>
        </table:table-row>
      </table:table>
      <table:table table:name="Pivot Table_Sheet1_2" table:style-name="ta1">
        <table:table-column table:style-name="co31" table:default-cell-style-name="ce5"/>
        <table:table-column table:style-name="co39" table:default-cell-style-name="ce39"/>
        <table:table-column table:style-name="co37" table:default-cell-style-name="ce53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9" office:value-type="string" calcext:value-type="string">
            <text:p>instance</text:p>
          </table:table-cell>
          <table:table-cell table:style-name="ce7" office:value-type="string" calcext:value-type="string">
            <text:p>solver</text:p>
          </table:table-cell>
          <table:table-cell table:style-name="ce51" office:value-type="string" calcext:value-type="string">
            <text:p>Sum - iteration_count</text:p>
          </table:table-cell>
        </table:table-row>
        <table:table-row table:style-name="ro1">
          <table:table-cell table:style-name="ce4" office:value-type="string" calcext:value-type="string">
            <text:p>multiportfolio_socpsd_a.cbf</text:p>
          </table:table-cell>
          <table:table-cell table:style-name="ce38" office:value-type="string" calcext:value-type="string">
            <text:p>PAJ_CPLEX_MOSEK</text:p>
          </table:table-cell>
          <table:table-cell table:style-name="ce5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AJ_CPLEX_MOSEK_nopresol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AJ_CPLEX_MOSEK_nosca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AJ_CPLEX_MOSEK_noscale_nopresol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4"/>
          <table:table-cell table:style-name="ce40"/>
          <table:table-cell table:style-name="ce54"/>
        </table:table-row>
        <table:table-row table:style-name="ro1">
          <table:table-cell table:style-name="ce4" office:value-type="string" calcext:value-type="string">
            <text:p>multiportfolio_socpsd_b.cbf</text:p>
          </table:table-cell>
          <table:table-cell table:style-name="ce38" office:value-type="string" calcext:value-type="string">
            <text:p>PAJ_CPLEX_MOSEK</text:p>
          </table:table-cell>
          <table:table-cell table:style-name="ce5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AJ_CPLEX_MOSEK_nopresolv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AJ_CPLEX_MOSEK_nosca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AJ_CPLEX_MOSEK_noscale_nopresolv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4"/>
          <table:table-cell table:style-name="ce40"/>
          <table:table-cell table:style-name="ce54"/>
        </table:table-row>
        <table:table-row table:style-name="ro1">
          <table:table-cell table:style-name="ce4" office:value-type="string" calcext:value-type="string">
            <text:p>multiportfolio_socpsd_c.cbf</text:p>
          </table:table-cell>
          <table:table-cell table:style-name="ce38" office:value-type="string" calcext:value-type="string">
            <text:p>PAJ_CPLEX_MOSEK</text:p>
          </table:table-cell>
          <table:table-cell table:style-name="ce52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PAJ_CPLEX_MOSEK_nopresolv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PAJ_CPLEX_MOSEK_noscal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PAJ_CPLEX_MOSEK_noscale_nopresolv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4"/>
          <table:table-cell table:style-name="ce40"/>
          <table:table-cell table:style-name="ce54"/>
        </table:table-row>
        <table:table-row table:style-name="ro1">
          <table:table-cell table:style-name="ce4" office:value-type="string" calcext:value-type="string">
            <text:p>multiportfolio_socpsd_d.cbf</text:p>
          </table:table-cell>
          <table:table-cell table:style-name="ce38" office:value-type="string" calcext:value-type="string">
            <text:p>PAJ_CPLEX_MOSEK</text:p>
          </table:table-cell>
          <table:table-cell table:style-name="ce52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PAJ_CPLEX_MOSEK_nopresolv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PAJ_CPLEX_MOSEK_noscal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PAJ_CPLEX_MOSEK_noscale_nopresolv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4"/>
          <table:table-cell table:style-name="ce40"/>
          <table:table-cell table:style-name="ce54"/>
        </table:table-row>
        <table:table-row table:style-name="ro1">
          <table:table-cell table:style-name="ce4" office:value-type="string" calcext:value-type="string">
            <text:p>multiportfolio_socpsd_e.cbf</text:p>
          </table:table-cell>
          <table:table-cell table:style-name="ce38" office:value-type="string" calcext:value-type="string">
            <text:p>PAJ_CPLEX_MOSEK</text:p>
          </table:table-cell>
          <table:table-cell table:style-name="ce5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AJ_CPLEX_MOSEK_nopresolv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AJ_CPLEX_MOSEK_nosca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AJ_CPLEX_MOSEK_noscale_nopresolv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4"/>
          <table:table-cell table:style-name="ce40"/>
          <table:table-cell table:style-name="ce54"/>
        </table:table-row>
        <table:table-row table:style-name="ro1">
          <table:table-cell table:style-name="ce4" office:value-type="string" calcext:value-type="string">
            <text:p>multiportfolio_socpsd_f.cbf</text:p>
          </table:table-cell>
          <table:table-cell table:style-name="ce38" office:value-type="string" calcext:value-type="string">
            <text:p>PAJ_CPLEX_MOSEK</text:p>
          </table:table-cell>
          <table:table-cell table:style-name="ce5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J_CPLEX_MOSEK_nopresolv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PAJ_CPLEX_MOSEK_nosca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J_CPLEX_MOSEK_noscale_nopresolv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6"/>
          <table:table-cell table:style-name="ce50"/>
          <table:table-cell table:style-name="ce55"/>
        </table:table-row>
      </table:table>
      <table:table table:name="Pivot Table_Sheet1_1" table:style-name="ta1">
        <table:table-column table:style-name="co40" table:default-cell-style-name="ce4"/>
        <table:table-column table:style-name="co22" table:default-cell-style-name="ce38"/>
        <table:table-column table:style-name="co22" table:default-cell-style-name="ce58"/>
        <table:table-column table:style-name="co22" table:number-columns-repeated="2" table:default-cell-style-name="ce20"/>
        <table:table-column table:style-name="co22" table:default-cell-style-name="ce65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33"/>
          <table:table-cell table:style-name="ce36"/>
          <table:table-cell table:style-name="ce7" office:value-type="string" calcext:value-type="string">
            <text:p>Data</text:p>
          </table:table-cell>
          <table:table-cell table:style-name="ce61" table:number-columns-repeated="2"/>
          <table:table-cell table:style-name="ce45"/>
        </table:table-row>
        <table:table-row table:style-name="ro1">
          <table:table-cell table:style-name="ce3" office:value-type="string" calcext:value-type="string">
            <text:p>instance</text:p>
          </table:table-cell>
          <table:table-cell table:style-name="ce37" office:value-type="string" calcext:value-type="string">
            <text:p>solver</text:p>
          </table:table-cell>
          <table:table-cell table:style-name="ce9" office:value-type="string" calcext:value-type="string">
            <text:p>Max - status</text:p>
          </table:table-cell>
          <table:table-cell table:style-name="ce15" office:value-type="string" calcext:value-type="string">
            <text:p>Sum - solvertime</text:p>
          </table:table-cell>
          <table:table-cell table:style-name="ce15" office:value-type="string" calcext:value-type="string">
            <text:p>Sum - iteration_count</text:p>
          </table:table-cell>
          <table:table-cell table:style-name="ce28" office:value-type="string" calcext:value-type="string">
            <text:p>Sum - conic_subproblem_count</text:p>
          </table:table-cell>
        </table:table-row>
        <table:table-row table:style-name="ro1">
          <table:table-cell office:value-type="string" calcext:value-type="string">
            <text:p>multiportfolio_soc_a.cbf</text:p>
          </table:table-cell>
          <table:table-cell office:value-type="string" calcext:value-type="string">
            <text:p>PAJ_CPLEX_ECOS</text:p>
          </table:table-cell>
          <table:table-cell/>
          <table:table-cell office:value-type="float" office:value="0.0135278701782227" calcext:value-type="float">
            <text:p>0.013527870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table:style-name="ce39" office:value-type="string" calcext:value-type="string">
            <text:p>PAJ_CPLEX_MOSEK</text:p>
          </table:table-cell>
          <table:table-cell table:style-name="ce12"/>
          <table:table-cell table:style-name="ce17" office:value-type="float" office:value="0.0166330337524414" calcext:value-type="float">
            <text:p>0.0166330338</text:p>
          </table:table-cell>
          <table:table-cell table:style-name="ce17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style-name="ce34"/>
          <table:table-cell table:style-name="ce40" office:value-type="string" calcext:value-type="string">
            <text:p>PAJ_CPLEX_SCS</text:p>
          </table:table-cell>
          <table:table-cell table:style-name="ce43"/>
          <table:table-cell table:style-name="ce62" office:value-type="float" office:value="0.0142459869384766" calcext:value-type="float">
            <text:p>0.0142459869</text:p>
          </table:table-cell>
          <table:table-cell table:style-name="ce62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ltiportfolio_soc_b.cbf</text:p>
          </table:table-cell>
          <table:table-cell office:value-type="string" calcext:value-type="string">
            <text:p>PAJ_CPLEX_ECOS</text:p>
          </table:table-cell>
          <table:table-cell/>
          <table:table-cell office:value-type="float" office:value="0.125081777572632" calcext:value-type="float">
            <text:p>0.125081777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5"/>
          <table:table-cell table:style-name="ce39" office:value-type="string" calcext:value-type="string">
            <text:p>PAJ_CPLEX_MOSEK</text:p>
          </table:table-cell>
          <table:table-cell table:style-name="ce12"/>
          <table:table-cell table:style-name="ce17" office:value-type="float" office:value="0.119735956192017" calcext:value-type="float">
            <text:p>0.1197359562</text:p>
          </table:table-cell>
          <table:table-cell table:style-name="ce17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>
          <table:table-cell table:style-name="ce34"/>
          <table:table-cell table:style-name="ce40" office:value-type="string" calcext:value-type="string">
            <text:p>PAJ_CPLEX_SCS</text:p>
          </table:table-cell>
          <table:table-cell table:style-name="ce43"/>
          <table:table-cell table:style-name="ce62" office:value-type="float" office:value="0.0984911918640137" calcext:value-type="float">
            <text:p>0.0984911919</text:p>
          </table:table-cell>
          <table:table-cell table:style-name="ce62" office:value-type="float" office:value="3" calcext:value-type="float">
            <text:p>3</text:p>
          </table:table-cell>
          <table:table-cell table:style-name="ce47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ltiportfolio_soc_c.cbf</text:p>
          </table:table-cell>
          <table:table-cell office:value-type="string" calcext:value-type="string">
            <text:p>PAJ_CPLEX_ECOS</text:p>
          </table:table-cell>
          <table:table-cell/>
          <table:table-cell office:value-type="float" office:value="2.32098698616028" calcext:value-type="float">
            <text:p>2.320986986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5"/>
          <table:table-cell table:style-name="ce39" office:value-type="string" calcext:value-type="string">
            <text:p>PAJ_CPLEX_MOSEK</text:p>
          </table:table-cell>
          <table:table-cell table:style-name="ce12"/>
          <table:table-cell table:style-name="ce17" office:value-type="float" office:value="2.26259207725525" calcext:value-type="float">
            <text:p>2.2625920773</text:p>
          </table:table-cell>
          <table:table-cell table:style-name="ce17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</table:table-row>
        <table:table-row table:style-name="ro1">
          <table:table-cell table:style-name="ce34"/>
          <table:table-cell table:style-name="ce40" office:value-type="string" calcext:value-type="string">
            <text:p>PAJ_CPLEX_SCS</text:p>
          </table:table-cell>
          <table:table-cell table:style-name="ce43"/>
          <table:table-cell table:style-name="ce62" office:value-type="float" office:value="2.19722294807434" calcext:value-type="float">
            <text:p>2.1972229481</text:p>
          </table:table-cell>
          <table:table-cell table:style-name="ce62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ltiportfolio_soc_d.cbf</text:p>
          </table:table-cell>
          <table:table-cell office:value-type="string" calcext:value-type="string">
            <text:p>PAJ_CPLEX_ECOS</text:p>
          </table:table-cell>
          <table:table-cell/>
          <table:table-cell office:value-type="float" office:value="1.38673901557922" calcext:value-type="float">
            <text:p>1.386739015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5"/>
          <table:table-cell table:style-name="ce39" office:value-type="string" calcext:value-type="string">
            <text:p>PAJ_CPLEX_MOSEK</text:p>
          </table:table-cell>
          <table:table-cell table:style-name="ce12"/>
          <table:table-cell table:style-name="ce17" office:value-type="float" office:value="0.246454000473022" calcext:value-type="float">
            <text:p>0.2464540005</text:p>
          </table:table-cell>
          <table:table-cell table:style-name="ce17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style-name="ce34"/>
          <table:table-cell table:style-name="ce40" office:value-type="string" calcext:value-type="string">
            <text:p>PAJ_CPLEX_SCS</text:p>
          </table:table-cell>
          <table:table-cell table:style-name="ce43"/>
          <table:table-cell table:style-name="ce62" office:value-type="float" office:value="0.106685161590576" calcext:value-type="float">
            <text:p>0.1066851616</text:p>
          </table:table-cell>
          <table:table-cell table:style-name="ce62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portfolio_soc_e.cbf</text:p>
          </table:table-cell>
          <table:table-cell office:value-type="string" calcext:value-type="string">
            <text:p>PAJ_CPLEX_ECOS</text:p>
          </table:table-cell>
          <table:table-cell/>
          <table:table-cell office:value-type="float" office:value="0.56532883644104" calcext:value-type="float">
            <text:p>0.56532883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39" office:value-type="string" calcext:value-type="string">
            <text:p>PAJ_CPLEX_MOSEK</text:p>
          </table:table-cell>
          <table:table-cell table:style-name="ce12"/>
          <table:table-cell table:style-name="ce17" office:value-type="float" office:value="2.30736589431763" calcext:value-type="float">
            <text:p>2.3073658943</text:p>
          </table:table-cell>
          <table:table-cell table:style-name="ce17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>
          <table:table-cell table:style-name="ce34"/>
          <table:table-cell table:style-name="ce40" office:value-type="string" calcext:value-type="string">
            <text:p>PAJ_CPLEX_SCS</text:p>
          </table:table-cell>
          <table:table-cell table:style-name="ce43"/>
          <table:table-cell table:style-name="ce62" office:value-type="float" office:value="0.377328872680664" calcext:value-type="float">
            <text:p>0.3773288727</text:p>
          </table:table-cell>
          <table:table-cell table:style-name="ce62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portfolio_soc_f.cbf</text:p>
          </table:table-cell>
          <table:table-cell office:value-type="string" calcext:value-type="string">
            <text:p>PAJ_CPLEX_ECOS</text:p>
          </table:table-cell>
          <table:table-cell/>
          <table:table-cell office:value-type="float" office:value="9.14856910705566" calcext:value-type="float">
            <text:p>9.148569107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table:style-name="ce39" office:value-type="string" calcext:value-type="string">
            <text:p>PAJ_CPLEX_MOSEK</text:p>
          </table:table-cell>
          <table:table-cell table:style-name="ce12"/>
          <table:table-cell table:style-name="ce17" office:value-type="float" office:value="4.85733222961426" calcext:value-type="float">
            <text:p>4.8573322296</text:p>
          </table:table-cell>
          <table:table-cell table:style-name="ce17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style-name="ce34"/>
          <table:table-cell table:style-name="ce40" office:value-type="string" calcext:value-type="string">
            <text:p>PAJ_CPLEX_SCS</text:p>
          </table:table-cell>
          <table:table-cell table:style-name="ce43"/>
          <table:table-cell table:style-name="ce62" office:value-type="float" office:value="2.23578500747681" calcext:value-type="float">
            <text:p>2.2357850075</text:p>
          </table:table-cell>
          <table:table-cell table:style-name="ce62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portfolio_socexp_a.cbf</text:p>
          </table:table-cell>
          <table:table-cell office:value-type="string" calcext:value-type="string">
            <text:p>PAJ_CPLEX_ECOS</text:p>
          </table:table-cell>
          <table:table-cell/>
          <table:table-cell office:value-type="float" office:value="0.0265350341796875" calcext:value-type="float">
            <text:p>0.026535034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34"/>
          <table:table-cell table:style-name="ce40" office:value-type="string" calcext:value-type="string">
            <text:p>PAJ_CPLEX_SCS</text:p>
          </table:table-cell>
          <table:table-cell table:style-name="ce43"/>
          <table:table-cell table:style-name="ce62" office:value-type="float" office:value="1.90003395080566" calcext:value-type="float">
            <text:p>1.9000339508</text:p>
          </table:table-cell>
          <table:table-cell table:style-name="ce62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ltiportfolio_socexp_b.cbf</text:p>
          </table:table-cell>
          <table:table-cell office:value-type="string" calcext:value-type="string">
            <text:p>PAJ_CPLEX_ECOS</text:p>
          </table:table-cell>
          <table:table-cell/>
          <table:table-cell office:value-type="float" office:value="0.20648193359375" calcext:value-type="float">
            <text:p>0.206481933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34"/>
          <table:table-cell table:style-name="ce40" office:value-type="string" calcext:value-type="string">
            <text:p>PAJ_CPLEX_SCS</text:p>
          </table:table-cell>
          <table:table-cell table:style-name="ce43"/>
          <table:table-cell table:style-name="ce62" office:value-type="float" office:value="6.49697303771973" calcext:value-type="float">
            <text:p>6.4969730377</text:p>
          </table:table-cell>
          <table:table-cell table:style-name="ce62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ltiportfolio_socexp_c.cbf</text:p>
          </table:table-cell>
          <table:table-cell office:value-type="string" calcext:value-type="string">
            <text:p>PAJ_CPLEX_ECOS</text:p>
          </table:table-cell>
          <table:table-cell/>
          <table:table-cell office:value-type="float" office:value="43.5657391548157" calcext:value-type="float">
            <text:p>43.565739154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style-name="ce34"/>
          <table:table-cell table:style-name="ce40" office:value-type="string" calcext:value-type="string">
            <text:p>PAJ_CPLEX_SCS</text:p>
          </table:table-cell>
          <table:table-cell table:style-name="ce43"/>
          <table:table-cell table:style-name="ce62" office:value-type="float" office:value="53.6555700302124" calcext:value-type="float">
            <text:p>53.6555700302</text:p>
          </table:table-cell>
          <table:table-cell table:style-name="ce62" office:value-type="float" office:value="3" calcext:value-type="float">
            <text:p>3</text:p>
          </table:table-cell>
          <table:table-cell table:style-name="ce47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ltiportfolio_socexp_d.cbf</text:p>
          </table:table-cell>
          <table:table-cell office:value-type="string" calcext:value-type="string">
            <text:p>PAJ_CPLEX_ECOS</text:p>
          </table:table-cell>
          <table:table-cell/>
          <table:table-cell office:value-type="float" office:value="41.1259360313416" calcext:value-type="float">
            <text:p>41.125936031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style-name="ce34"/>
          <table:table-cell table:style-name="ce40" office:value-type="string" calcext:value-type="string">
            <text:p>PAJ_CPLEX_SCS</text:p>
          </table:table-cell>
          <table:table-cell table:style-name="ce43"/>
          <table:table-cell table:style-name="ce62" office:value-type="float" office:value="256.419161081314" calcext:value-type="float">
            <text:p>256.4191610813</text:p>
          </table:table-cell>
          <table:table-cell table:style-name="ce62" office:value-type="float" office:value="10" calcext:value-type="float">
            <text:p>10</text:p>
          </table:table-cell>
          <table:table-cell table:style-name="ce4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ltiportfolio_socexp_e.cbf</text:p>
          </table:table-cell>
          <table:table-cell office:value-type="string" calcext:value-type="string">
            <text:p>PAJ_CPLEX_ECOS</text:p>
          </table:table-cell>
          <table:table-cell/>
          <table:table-cell office:value-type="float" office:value="46.5261540412903" calcext:value-type="float">
            <text:p>46.5261540413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style-name="ce34"/>
          <table:table-cell table:style-name="ce40" office:value-type="string" calcext:value-type="string">
            <text:p>PAJ_CPLEX_SCS</text:p>
          </table:table-cell>
          <table:table-cell table:style-name="ce43"/>
          <table:table-cell table:style-name="ce62" office:value-type="float" office:value="657.463413000107" calcext:value-type="float">
            <text:p>657.4634130001</text:p>
          </table:table-cell>
          <table:table-cell table:style-name="ce62" office:value-type="float" office:value="15" calcext:value-type="float">
            <text:p>15</text:p>
          </table:table-cell>
          <table:table-cell table:style-name="ce47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ultiportfolio_socexp_f.cbf</text:p>
          </table:table-cell>
          <table:table-cell office:value-type="string" calcext:value-type="string">
            <text:p>PAJ_CPLEX_ECOS</text:p>
          </table:table-cell>
          <table:table-cell/>
          <table:table-cell office:value-type="float" office:value="18.3039410114288" calcext:value-type="float">
            <text:p>18.303941011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ce34"/>
          <table:table-cell table:style-name="ce40" office:value-type="string" calcext:value-type="string">
            <text:p>PAJ_CPLEX_SCS</text:p>
          </table:table-cell>
          <table:table-cell table:style-name="ce43"/>
          <table:table-cell table:style-name="ce62" office:value-type="float" office:value="1497.41919279099" calcext:value-type="float">
            <text:p>1497.419192791</text:p>
          </table:table-cell>
          <table:table-cell table:style-name="ce62" office:value-type="float" office:value="13" calcext:value-type="float">
            <text:p>13</text:p>
          </table:table-cell>
          <table:table-cell table:style-name="ce47" office:value-type="float" office:value="13" calcext:value-type="float">
            <text:p>13</text:p>
          </table:table-cell>
        </table:table-row>
        <table:table-row table:style-name="ro1">
          <table:table-cell table:style-name="ce56" office:value-type="string" calcext:value-type="string">
            <text:p>multiportfolio_socexppsd_a.cbf</text:p>
          </table:table-cell>
          <table:table-cell table:style-name="ce57" office:value-type="string" calcext:value-type="string">
            <text:p>PAJ_CPLEX_SCS</text:p>
          </table:table-cell>
          <table:table-cell table:style-name="ce59"/>
          <table:table-cell table:style-name="ce63" office:value-type="float" office:value="2.83410787582397" calcext:value-type="float">
            <text:p>2.8341078758</text:p>
          </table:table-cell>
          <table:table-cell table:style-name="ce63" office:value-type="float" office:value="13" calcext:value-type="float">
            <text:p>13</text:p>
          </table:table-cell>
          <table:table-cell table:style-name="ce66" office:value-type="float" office:value="3" calcext:value-type="float">
            <text:p>3</text:p>
          </table:table-cell>
        </table:table-row>
        <table:table-row table:style-name="ro1">
          <table:table-cell table:style-name="ce56" office:value-type="string" calcext:value-type="string">
            <text:p>multiportfolio_socexppsd_b.cbf</text:p>
          </table:table-cell>
          <table:table-cell table:style-name="ce57" office:value-type="string" calcext:value-type="string">
            <text:p>PAJ_CPLEX_SCS</text:p>
          </table:table-cell>
          <table:table-cell table:style-name="ce59"/>
          <table:table-cell table:style-name="ce63" office:value-type="float" office:value="7.14764189720154" calcext:value-type="float">
            <text:p>7.1476418972</text:p>
          </table:table-cell>
          <table:table-cell table:style-name="ce63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</table:table-row>
        <table:table-row table:style-name="ro1">
          <table:table-cell table:style-name="ce56" office:value-type="string" calcext:value-type="string">
            <text:p>multiportfolio_socexppsd_c.cbf</text:p>
          </table:table-cell>
          <table:table-cell table:style-name="ce57" office:value-type="string" calcext:value-type="string">
            <text:p>PAJ_CPLEX_SCS</text:p>
          </table:table-cell>
          <table:table-cell table:style-name="ce59"/>
          <table:table-cell table:style-name="ce63" office:value-type="float" office:value="19.3239469528198" calcext:value-type="float">
            <text:p>19.3239469528</text:p>
          </table:table-cell>
          <table:table-cell table:style-name="ce63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</table:table-row>
        <table:table-row table:style-name="ro1">
          <table:table-cell table:style-name="ce56" office:value-type="string" calcext:value-type="string">
            <text:p>multiportfolio_socexppsd_d.cbf</text:p>
          </table:table-cell>
          <table:table-cell table:style-name="ce57" office:value-type="string" calcext:value-type="string">
            <text:p>PAJ_CPLEX_SCS</text:p>
          </table:table-cell>
          <table:table-cell table:style-name="ce59"/>
          <table:table-cell table:style-name="ce63" office:value-type="float" office:value="290.317820072174" calcext:value-type="float">
            <text:p>290.3178200722</text:p>
          </table:table-cell>
          <table:table-cell table:style-name="ce63" office:value-type="float" office:value="19" calcext:value-type="float">
            <text:p>19</text:p>
          </table:table-cell>
          <table:table-cell table:style-name="ce66" office:value-type="float" office:value="17" calcext:value-type="float">
            <text:p>17</text:p>
          </table:table-cell>
        </table:table-row>
        <table:table-row table:style-name="ro1">
          <table:table-cell table:style-name="ce56" office:value-type="string" calcext:value-type="string">
            <text:p>multiportfolio_socexppsd_e.cbf</text:p>
          </table:table-cell>
          <table:table-cell table:style-name="ce57" office:value-type="string" calcext:value-type="string">
            <text:p>PAJ_CPLEX_SCS</text:p>
          </table:table-cell>
          <table:table-cell table:style-name="ce59"/>
          <table:table-cell table:style-name="ce63" office:value-type="float" office:value="758.16317820549" calcext:value-type="float">
            <text:p>758.1631782055</text:p>
          </table:table-cell>
          <table:table-cell table:style-name="ce63" office:value-type="float" office:value="18" calcext:value-type="float">
            <text:p>18</text:p>
          </table:table-cell>
          <table:table-cell table:style-name="ce66" office:value-type="float" office:value="15" calcext:value-type="float">
            <text:p>15</text:p>
          </table:table-cell>
        </table:table-row>
        <table:table-row table:style-name="ro1">
          <table:table-cell table:style-name="ce56" office:value-type="string" calcext:value-type="string">
            <text:p>multiportfolio_socexppsd_f.cbf</text:p>
          </table:table-cell>
          <table:table-cell table:style-name="ce57" office:value-type="string" calcext:value-type="string">
            <text:p>PAJ_CPLEX_SCS</text:p>
          </table:table-cell>
          <table:table-cell table:style-name="ce59"/>
          <table:table-cell table:style-name="ce63" office:value-type="float" office:value="734.875089168549" calcext:value-type="float">
            <text:p>734.8750891685</text:p>
          </table:table-cell>
          <table:table-cell table:style-name="ce63" office:value-type="float" office:value="11" calcext:value-type="float">
            <text:p>11</text:p>
          </table:table-cell>
          <table:table-cell table:style-name="ce66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ltiportfolio_socpsd_a.cbf</text:p>
          </table:table-cell>
          <table:table-cell office:value-type="string" calcext:value-type="string">
            <text:p>PAJ_CPLEX_MOSEK</text:p>
          </table:table-cell>
          <table:table-cell/>
          <table:table-cell office:value-type="float" office:value="0.0136079788208008" calcext:value-type="float">
            <text:p>0.013607978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34"/>
          <table:table-cell table:style-name="ce40" office:value-type="string" calcext:value-type="string">
            <text:p>PAJ_CPLEX_SCS</text:p>
          </table:table-cell>
          <table:table-cell table:style-name="ce43"/>
          <table:table-cell table:style-name="ce62" office:value-type="float" office:value="0.428498029708862" calcext:value-type="float">
            <text:p>0.4284980297</text:p>
          </table:table-cell>
          <table:table-cell table:style-name="ce62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portfolio_socpsd_b.cbf</text:p>
          </table:table-cell>
          <table:table-cell office:value-type="string" calcext:value-type="string">
            <text:p>PAJ_CPLEX_MOSEK</text:p>
          </table:table-cell>
          <table:table-cell/>
          <table:table-cell office:value-type="float" office:value="0.0614709854125977" calcext:value-type="float">
            <text:p>0.061470985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34"/>
          <table:table-cell table:style-name="ce40" office:value-type="string" calcext:value-type="string">
            <text:p>PAJ_CPLEX_SCS</text:p>
          </table:table-cell>
          <table:table-cell table:style-name="ce43"/>
          <table:table-cell table:style-name="ce62" office:value-type="float" office:value="0.571716070175171" calcext:value-type="float">
            <text:p>0.5717160702</text:p>
          </table:table-cell>
          <table:table-cell table:style-name="ce62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ltiportfolio_socpsd_c.cbf</text:p>
          </table:table-cell>
          <table:table-cell office:value-type="string" calcext:value-type="string">
            <text:p>PAJ_CPLEX_MOSEK</text:p>
          </table:table-cell>
          <table:table-cell/>
          <table:table-cell office:value-type="float" office:value="6.53344416618347" calcext:value-type="float">
            <text:p>6.533444166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4"/>
          <table:table-cell table:style-name="ce40" office:value-type="string" calcext:value-type="string">
            <text:p>PAJ_CPLEX_SCS</text:p>
          </table:table-cell>
          <table:table-cell table:style-name="ce43"/>
          <table:table-cell table:style-name="ce62" office:value-type="float" office:value="43.6841018199921" calcext:value-type="float">
            <text:p>43.68410182</text:p>
          </table:table-cell>
          <table:table-cell table:style-name="ce62" office:value-type="float" office:value="25" calcext:value-type="float">
            <text:p>25</text:p>
          </table:table-cell>
          <table:table-cell table:style-name="ce47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ultiportfolio_socpsd_d.cbf</text:p>
          </table:table-cell>
          <table:table-cell office:value-type="string" calcext:value-type="string">
            <text:p>PAJ_CPLEX_MOSEK</text:p>
          </table:table-cell>
          <table:table-cell/>
          <table:table-cell office:value-type="float" office:value="120.434189081192" calcext:value-type="float">
            <text:p>120.4341890812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style-name="ce34"/>
          <table:table-cell table:style-name="ce40" office:value-type="string" calcext:value-type="string">
            <text:p>PAJ_CPLEX_SCS</text:p>
          </table:table-cell>
          <table:table-cell table:style-name="ce43"/>
          <table:table-cell table:style-name="ce62" office:value-type="float" office:value="1981.25340104103" calcext:value-type="float">
            <text:p>1981.253401041</text:p>
          </table:table-cell>
          <table:table-cell table:style-name="ce62" office:value-type="float" office:value="31" calcext:value-type="float">
            <text:p>31</text:p>
          </table:table-cell>
          <table:table-cell table:style-name="ce47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ultiportfolio_socpsd_e.cbf</text:p>
          </table:table-cell>
          <table:table-cell office:value-type="string" calcext:value-type="string">
            <text:p>PAJ_CPLEX_MOSEK</text:p>
          </table:table-cell>
          <table:table-cell/>
          <table:table-cell office:value-type="float" office:value="0.653429985046387" calcext:value-type="float">
            <text:p>0.65342998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style-name="ce34"/>
          <table:table-cell table:style-name="ce40" office:value-type="string" calcext:value-type="string">
            <text:p>PAJ_CPLEX_SCS</text:p>
          </table:table-cell>
          <table:table-cell table:style-name="ce43"/>
          <table:table-cell table:style-name="ce62" office:value-type="float" office:value="17.7477021217346" calcext:value-type="float">
            <text:p>17.7477021217</text:p>
          </table:table-cell>
          <table:table-cell table:style-name="ce62" office:value-type="float" office:value="29" calcext:value-type="float">
            <text:p>29</text:p>
          </table:table-cell>
          <table:table-cell table:style-name="ce47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ltiportfolio_socpsd_f.cbf</text:p>
          </table:table-cell>
          <table:table-cell office:value-type="string" calcext:value-type="string">
            <text:p>PAJ_CPLEX_MOSEK</text:p>
          </table:table-cell>
          <table:table-cell/>
          <table:table-cell office:value-type="float" office:value="2.83555197715759" calcext:value-type="float">
            <text:p>2.835551977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style-name="ce34"/>
          <table:table-cell table:style-name="ce40" office:value-type="string" calcext:value-type="string">
            <text:p>PAJ_CPLEX_SCS</text:p>
          </table:table-cell>
          <table:table-cell table:style-name="ce43"/>
          <table:table-cell table:style-name="ce62" office:value-type="float" office:value="234.743894815445" calcext:value-type="float">
            <text:p>234.7438948154</text:p>
          </table:table-cell>
          <table:table-cell table:style-name="ce62" office:value-type="float" office:value="41" calcext:value-type="float">
            <text:p>41</text:p>
          </table:table-cell>
          <table:table-cell table:style-name="ce47" office:value-type="float" office:value="25" calcext:value-type="float">
            <text:p>25</text:p>
          </table:table-cell>
        </table:table-row>
        <table:table-row table:style-name="ro1">
          <table:table-cell table:style-name="ce35" office:value-type="string" calcext:value-type="string">
            <text:p>Total Result</text:p>
          </table:table-cell>
          <table:table-cell table:style-name="ce41"/>
          <table:table-cell table:style-name="ce60"/>
          <table:table-cell table:style-name="ce64" office:value-type="float" office:value="6873.13202929497" calcext:value-type="float">
            <text:p>6873.132029295</text:p>
          </table:table-cell>
          <table:table-cell table:style-name="ce64" office:value-type="float" office:value="337" calcext:value-type="float">
            <text:p>337</text:p>
          </table:table-cell>
          <table:table-cell table:style-name="ce48" office:value-type="float" office:value="257" calcext:value-type="float">
            <text:p>257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F53" table:buttons="'Pivot Table_Sheet1_1'.A1 'Pivot Table_Sheet1_1'.A4 'Pivot Table_Sheet1_1'.B4 'Pivot Table_Sheet1_1'.C3" table:identify-categories="true" table:drill-down-on-double-click="false">
          <table:source-cell-range table:cell-range-address="Sheet1.A1:Sheet1.AA13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nstance" table:orientation="row" table:used-hierarchy="0" table:function="auto">
            <table:data-pilot-level table:show-empty="false" calcext:repeat-item-labels="false">
              <table:data-pilot-members>
                <table:data-pilot-member table:name="multiportfolio_soc_a.cbf" table:display="true" table:show-details="true"/>
                <table:data-pilot-member table:name="multiportfolio_soc_b.cbf" table:display="true" table:show-details="true"/>
                <table:data-pilot-member table:name="multiportfolio_soc_c.cbf" table:display="true" table:show-details="true"/>
                <table:data-pilot-member table:name="multiportfolio_soc_d.cbf" table:display="true" table:show-details="true"/>
                <table:data-pilot-member table:name="multiportfolio_soc_e.cbf" table:display="true" table:show-details="true"/>
                <table:data-pilot-member table:name="multiportfolio_soc_f.cbf" table:display="true" table:show-details="true"/>
                <table:data-pilot-member table:name="multiportfolio_socexp_a.cbf" table:display="true" table:show-details="true"/>
                <table:data-pilot-member table:name="multiportfolio_socexp_b.cbf" table:display="true" table:show-details="true"/>
                <table:data-pilot-member table:name="multiportfolio_socexp_c.cbf" table:display="true" table:show-details="true"/>
                <table:data-pilot-member table:name="multiportfolio_socexp_d.cbf" table:display="true" table:show-details="true"/>
                <table:data-pilot-member table:name="multiportfolio_socexp_e.cbf" table:display="true" table:show-details="true"/>
                <table:data-pilot-member table:name="multiportfolio_socexp_f.cbf" table:display="true" table:show-details="true"/>
                <table:data-pilot-member table:name="multiportfolio_socexppsd_a.cbf" table:display="true" table:show-details="true"/>
                <table:data-pilot-member table:name="multiportfolio_socexppsd_b.cbf" table:display="true" table:show-details="true"/>
                <table:data-pilot-member table:name="multiportfolio_socexppsd_c.cbf" table:display="true" table:show-details="true"/>
                <table:data-pilot-member table:name="multiportfolio_socexppsd_d.cbf" table:display="true" table:show-details="true"/>
                <table:data-pilot-member table:name="multiportfolio_socexppsd_e.cbf" table:display="true" table:show-details="true"/>
                <table:data-pilot-member table:name="multiportfolio_socexppsd_f.cbf" table:display="true" table:show-details="true"/>
                <table:data-pilot-member table:name="multiportfolio_socpsd_a.cbf" table:display="true" table:show-details="true"/>
                <table:data-pilot-member table:name="multiportfolio_socpsd_b.cbf" table:display="true" table:show-details="true"/>
                <table:data-pilot-member table:name="multiportfolio_socpsd_c.cbf" table:display="true" table:show-details="true"/>
                <table:data-pilot-member table:name="multiportfolio_socpsd_d.cbf" table:display="true" table:show-details="true"/>
                <table:data-pilot-member table:name="multiportfolio_socpsd_e.cbf" table:display="true" table:show-details="true"/>
                <table:data-pilot-member table:name="multiportfolio_socpsd_f.cb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lver" table:orientation="row" table:used-hierarchy="0" table:function="auto">
            <table:data-pilot-level table:show-empty="false" calcext:repeat-item-labels="false">
              <table:data-pilot-members>
                <table:data-pilot-member table:name="PAJ_CPLEX_ECOS" table:display="true" table:show-details="true"/>
                <table:data-pilot-member table:name="PAJ_CPLEX_ECOS_msd" table:display="false" table:show-details="true"/>
                <table:data-pilot-member table:name="PAJ_CPLEX_MOSEK" table:display="true" table:show-details="true"/>
                <table:data-pilot-member table:name="PAJ_CPLEX_MOSEK_msd" table:display="false" table:show-details="true"/>
                <table:data-pilot-member table:name="PAJ_CPLEX_MOSEK_nopresolve" table:display="false" table:show-details="true"/>
                <table:data-pilot-member table:name="PAJ_CPLEX_MOSEK_noscale" table:display="false" table:show-details="true"/>
                <table:data-pilot-member table:name="PAJ_CPLEX_MOSEK_noscale_nopresolve" table:display="false" table:show-details="true"/>
                <table:data-pilot-member table:name="PAJ_CPLEX_noconic" table:display="false" table:show-details="true"/>
                <table:data-pilot-member table:name="PAJ_CPLEX_noconic_msd" table:display="false" table:show-details="true"/>
                <table:data-pilot-member table:name="PAJ_CPLEX_SCS" table:display="true" table:show-details="true"/>
                <table:data-pilot-member table:name="PAJ_CPLEX_SCS_msd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tatus" table:orientation="data" table:used-hierarchy="0" table:function="max">
            <table:data-pilot-level table:show-empty="false" calcext:repeat-item-labels="false">
              <table:data-pilot-members>
                <table:data-pilot-member table:name="Optimal" table:display="true" table:show-details="true"/>
                <table:data-pilot-member table:name="Suboptima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lvertime" table:orientation="data" table:used-hierarchy="0" table:function="sum">
            <table:data-pilot-level table:show-empty="false" calcext:repeat-item-labels="false">
              <table:data-pilot-members>
                <table:data-pilot-member table:name="0.0063710213" table:display="true" table:show-details="true"/>
                <table:data-pilot-member table:name="0.0064120293" table:display="true" table:show-details="true"/>
                <table:data-pilot-member table:name="0.0081009865" table:display="true" table:show-details="true"/>
                <table:data-pilot-member table:name="0.0086550713" table:display="true" table:show-details="true"/>
                <table:data-pilot-member table:name="0.0089900494" table:display="true" table:show-details="true"/>
                <table:data-pilot-member table:name="0.0126800537" table:display="true" table:show-details="true"/>
                <table:data-pilot-member table:name="0.0128090382" table:display="true" table:show-details="true"/>
                <table:data-pilot-member table:name="0.0135278702" table:display="true" table:show-details="true"/>
                <table:data-pilot-member table:name="0.0135338306" table:display="true" table:show-details="true"/>
                <table:data-pilot-member table:name="0.0135660172" table:display="true" table:show-details="true"/>
                <table:data-pilot-member table:name="0.0136079788" table:display="true" table:show-details="true"/>
                <table:data-pilot-member table:name="0.0136258602" table:display="true" table:show-details="true"/>
                <table:data-pilot-member table:name="0.0142459869" table:display="true" table:show-details="true"/>
                <table:data-pilot-member table:name="0.0158679485" table:display="true" table:show-details="true"/>
                <table:data-pilot-member table:name="0.0166330338" table:display="true" table:show-details="true"/>
                <table:data-pilot-member table:name="0.0201311111" table:display="true" table:show-details="true"/>
                <table:data-pilot-member table:name="0.0237710476" table:display="true" table:show-details="true"/>
                <table:data-pilot-member table:name="0.0265350342" table:display="true" table:show-details="true"/>
                <table:data-pilot-member table:name="0.0368349552" table:display="true" table:show-details="true"/>
                <table:data-pilot-member table:name="0.0581378937" table:display="true" table:show-details="true"/>
                <table:data-pilot-member table:name="0.0583758354" table:display="true" table:show-details="true"/>
                <table:data-pilot-member table:name="0.0585520267" table:display="true" table:show-details="true"/>
                <table:data-pilot-member table:name="0.0595757961" table:display="true" table:show-details="true"/>
                <table:data-pilot-member table:name="0.059787035" table:display="true" table:show-details="true"/>
                <table:data-pilot-member table:name="0.0602750778" table:display="true" table:show-details="true"/>
                <table:data-pilot-member table:name="0.0614709854" table:display="true" table:show-details="true"/>
                <table:data-pilot-member table:name="0.0658171177" table:display="true" table:show-details="true"/>
                <table:data-pilot-member table:name="0.0885119438" table:display="true" table:show-details="true"/>
                <table:data-pilot-member table:name="0.0984911919" table:display="true" table:show-details="true"/>
                <table:data-pilot-member table:name="0.1038479805" table:display="true" table:show-details="true"/>
                <table:data-pilot-member table:name="0.1066851616" table:display="true" table:show-details="true"/>
                <table:data-pilot-member table:name="0.1076390743" table:display="true" table:show-details="true"/>
                <table:data-pilot-member table:name="0.1197359562" table:display="true" table:show-details="true"/>
                <table:data-pilot-member table:name="0.1250817776" table:display="true" table:show-details="true"/>
                <table:data-pilot-member table:name="0.1712858677" table:display="true" table:show-details="true"/>
                <table:data-pilot-member table:name="0.1715800762" table:display="true" table:show-details="true"/>
                <table:data-pilot-member table:name="0.1827020645" table:display="true" table:show-details="true"/>
                <table:data-pilot-member table:name="0.2064819336" table:display="true" table:show-details="true"/>
                <table:data-pilot-member table:name="0.2464540005" table:display="true" table:show-details="true"/>
                <table:data-pilot-member table:name="0.2718579769" table:display="true" table:show-details="true"/>
                <table:data-pilot-member table:name="0.289607048" table:display="true" table:show-details="true"/>
                <table:data-pilot-member table:name="0.2947838306" table:display="true" table:show-details="true"/>
                <table:data-pilot-member table:name="0.3549621105" table:display="true" table:show-details="true"/>
                <table:data-pilot-member table:name="0.3773288727" table:display="true" table:show-details="true"/>
                <table:data-pilot-member table:name="0.4183299541" table:display="true" table:show-details="true"/>
                <table:data-pilot-member table:name="0.4284980297" table:display="true" table:show-details="true"/>
                <table:data-pilot-member table:name="0.4285371304" table:display="true" table:show-details="true"/>
                <table:data-pilot-member table:name="0.4486570358" table:display="true" table:show-details="true"/>
                <table:data-pilot-member table:name="0.4796130657" table:display="true" table:show-details="true"/>
                <table:data-pilot-member table:name="0.4831418991" table:display="true" table:show-details="true"/>
                <table:data-pilot-member table:name="0.5052309036" table:display="true" table:show-details="true"/>
                <table:data-pilot-member table:name="0.5653288364" table:display="true" table:show-details="true"/>
                <table:data-pilot-member table:name="0.5717160702" table:display="true" table:show-details="true"/>
                <table:data-pilot-member table:name="0.653429985" table:display="true" table:show-details="true"/>
                <table:data-pilot-member table:name="0.7908990383" table:display="true" table:show-details="true"/>
                <table:data-pilot-member table:name="0.806281805" table:display="true" table:show-details="true"/>
                <table:data-pilot-member table:name="1.0157129765" table:display="true" table:show-details="true"/>
                <table:data-pilot-member table:name="1.1157119274" table:display="true" table:show-details="true"/>
                <table:data-pilot-member table:name="1.1898338795" table:display="true" table:show-details="true"/>
                <table:data-pilot-member table:name="1.2229001522" table:display="true" table:show-details="true"/>
                <table:data-pilot-member table:name="1.3867390156" table:display="true" table:show-details="true"/>
                <table:data-pilot-member table:name="1.6631779671" table:display="true" table:show-details="true"/>
                <table:data-pilot-member table:name="1.7311491966" table:display="true" table:show-details="true"/>
                <table:data-pilot-member table:name="1.9000339508" table:display="true" table:show-details="true"/>
                <table:data-pilot-member table:name="1.9517188072" table:display="true" table:show-details="true"/>
                <table:data-pilot-member table:name="2.1972229481" table:display="true" table:show-details="true"/>
                <table:data-pilot-member table:name="2.2357850075" table:display="true" table:show-details="true"/>
                <table:data-pilot-member table:name="2.2400960922" table:display="true" table:show-details="true"/>
                <table:data-pilot-member table:name="2.25086689" table:display="true" table:show-details="true"/>
                <table:data-pilot-member table:name="2.2625920773" table:display="true" table:show-details="true"/>
                <table:data-pilot-member table:name="2.3073658943" table:display="true" table:show-details="true"/>
                <table:data-pilot-member table:name="2.3209869862" table:display="true" table:show-details="true"/>
                <table:data-pilot-member table:name="2.4600920677" table:display="true" table:show-details="true"/>
                <table:data-pilot-member table:name="2.5874938965" table:display="true" table:show-details="true"/>
                <table:data-pilot-member table:name="2.784558773" table:display="true" table:show-details="true"/>
                <table:data-pilot-member table:name="2.8341078758" table:display="true" table:show-details="true"/>
                <table:data-pilot-member table:name="2.8355519772" table:display="true" table:show-details="true"/>
                <table:data-pilot-member table:name="2.8994460106" table:display="true" table:show-details="true"/>
                <table:data-pilot-member table:name="4.019313097" table:display="true" table:show-details="true"/>
                <table:data-pilot-member table:name="4.6117999554" table:display="true" table:show-details="true"/>
                <table:data-pilot-member table:name="4.8573322296" table:display="true" table:show-details="true"/>
                <table:data-pilot-member table:name="5.0687408447" table:display="true" table:show-details="true"/>
                <table:data-pilot-member table:name="5.127931118" table:display="true" table:show-details="true"/>
                <table:data-pilot-member table:name="5.3676068783" table:display="true" table:show-details="true"/>
                <table:data-pilot-member table:name="5.6739749908" table:display="true" table:show-details="true"/>
                <table:data-pilot-member table:name="5.7239141464" table:display="true" table:show-details="true"/>
                <table:data-pilot-member table:name="6.4969730377" table:display="true" table:show-details="true"/>
                <table:data-pilot-member table:name="6.5334441662" table:display="true" table:show-details="true"/>
                <table:data-pilot-member table:name="6.7341749668" table:display="true" table:show-details="true"/>
                <table:data-pilot-member table:name="7.1476418972" table:display="true" table:show-details="true"/>
                <table:data-pilot-member table:name="9.1485691071" table:display="true" table:show-details="true"/>
                <table:data-pilot-member table:name="9.1702401638" table:display="true" table:show-details="true"/>
                <table:data-pilot-member table:name="10.4970059395" table:display="true" table:show-details="true"/>
                <table:data-pilot-member table:name="11.2225849628" table:display="true" table:show-details="true"/>
                <table:data-pilot-member table:name="11.5055501461" table:display="true" table:show-details="true"/>
                <table:data-pilot-member table:name="11.9676249027" table:display="true" table:show-details="true"/>
                <table:data-pilot-member table:name="16.7521460056" table:display="true" table:show-details="true"/>
                <table:data-pilot-member table:name="17.7477021217" table:display="true" table:show-details="true"/>
                <table:data-pilot-member table:name="18.3039410114" table:display="true" table:show-details="true"/>
                <table:data-pilot-member table:name="19.0612149239" table:display="true" table:show-details="true"/>
                <table:data-pilot-member table:name="19.3239469528" table:display="true" table:show-details="true"/>
                <table:data-pilot-member table:name="21.1317567825" table:display="true" table:show-details="true"/>
                <table:data-pilot-member table:name="22.5980129242" table:display="true" table:show-details="true"/>
                <table:data-pilot-member table:name="23.178812027" table:display="true" table:show-details="true"/>
                <table:data-pilot-member table:name="27.8284621239" table:display="true" table:show-details="true"/>
                <table:data-pilot-member table:name="27.8769631386" table:display="true" table:show-details="true"/>
                <table:data-pilot-member table:name="32.9795570374" table:display="true" table:show-details="true"/>
                <table:data-pilot-member table:name="37.8924860954" table:display="true" table:show-details="true"/>
                <table:data-pilot-member table:name="38.1945779324" table:display="true" table:show-details="true"/>
                <table:data-pilot-member table:name="41.1259360313" table:display="true" table:show-details="true"/>
                <table:data-pilot-member table:name="42.0575709343" table:display="true" table:show-details="true"/>
                <table:data-pilot-member table:name="43.5657391548" table:display="true" table:show-details="true"/>
                <table:data-pilot-member table:name="43.68410182" table:display="true" table:show-details="true"/>
                <table:data-pilot-member table:name="46.5261540413" table:display="true" table:show-details="true"/>
                <table:data-pilot-member table:name="51.0393559933" table:display="true" table:show-details="true"/>
                <table:data-pilot-member table:name="53.6555700302" table:display="true" table:show-details="true"/>
                <table:data-pilot-member table:name="53.9076020718" table:display="true" table:show-details="true"/>
                <table:data-pilot-member table:name="63.7237200737" table:display="true" table:show-details="true"/>
                <table:data-pilot-member table:name="104.8274638653" table:display="true" table:show-details="true"/>
                <table:data-pilot-member table:name="107.2061240673" table:display="true" table:show-details="true"/>
                <table:data-pilot-member table:name="109.3773560524" table:display="true" table:show-details="true"/>
                <table:data-pilot-member table:name="110.2813391685" table:display="true" table:show-details="true"/>
                <table:data-pilot-member table:name="120.4341890812" table:display="true" table:show-details="true"/>
                <table:data-pilot-member table:name="158.9133009911" table:display="true" table:show-details="true"/>
                <table:data-pilot-member table:name="187.3188719749" table:display="true" table:show-details="true"/>
                <table:data-pilot-member table:name="234.7438948154" table:display="true" table:show-details="true"/>
                <table:data-pilot-member table:name="256.4191610813" table:display="true" table:show-details="true"/>
                <table:data-pilot-member table:name="290.3178200722" table:display="true" table:show-details="true"/>
                <table:data-pilot-member table:name="351.8002238274" table:display="true" table:show-details="true"/>
                <table:data-pilot-member table:name="511.6371510029" table:display="true" table:show-details="true"/>
                <table:data-pilot-member table:name="657.4634130001" table:display="true" table:show-details="true"/>
                <table:data-pilot-member table:name="661.0339920521" table:display="true" table:show-details="true"/>
                <table:data-pilot-member table:name="734.8750891685" table:display="true" table:show-details="true"/>
                <table:data-pilot-member table:name="758.1631782055" table:display="true" table:show-details="true"/>
                <table:data-pilot-member table:name="870.4158699512" table:display="true" table:show-details="true"/>
                <table:data-pilot-member table:name="1497.419192791" table:display="true" table:show-details="true"/>
                <table:data-pilot-member table:name="1981.253401041" table:display="true" table:show-details="true"/>
                <table:data-pilot-member table:name="2983.010868787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ration_count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5" table:display="true" table:show-details="true"/>
                <table:data-pilot-member table:name="27" table:display="true" table:show-details="true"/>
                <table:data-pilot-member table:name="29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7" table:display="true" table:show-details="true"/>
                <table:data-pilot-member table:name="41" table:display="true" table:show-details="true"/>
                <table:data-pilot-member table:name="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nic_subproblem_count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heet1_2'.A1:'Pivot Table_Sheet1_2'.C33" table:buttons="'Pivot Table_Sheet1_2'.A1 'Pivot Table_Sheet1_2'.A3 'Pivot Table_Sheet1_2'.B3" table:grand-total="none" table:ignore-empty-rows="true" table:drill-down-on-double-click="false">
          <table:source-cell-range table:cell-range-address="Sheet1.A1:Sheet1.AL13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nstance" table:orientation="row" table:used-hierarchy="0" table:function="auto">
            <table:data-pilot-level table:show-empty="false" calcext:repeat-item-labels="false">
              <table:data-pilot-members>
                <table:data-pilot-member table:name="multiportfolio_soc_a.cbf" table:display="false" table:show-details="true"/>
                <table:data-pilot-member table:name="multiportfolio_soc_b.cbf" table:display="false" table:show-details="true"/>
                <table:data-pilot-member table:name="multiportfolio_soc_c.cbf" table:display="false" table:show-details="true"/>
                <table:data-pilot-member table:name="multiportfolio_soc_d.cbf" table:display="false" table:show-details="true"/>
                <table:data-pilot-member table:name="multiportfolio_soc_e.cbf" table:display="false" table:show-details="true"/>
                <table:data-pilot-member table:name="multiportfolio_soc_f.cbf" table:display="false" table:show-details="true"/>
                <table:data-pilot-member table:name="multiportfolio_socexp_a.cbf" table:display="false" table:show-details="true"/>
                <table:data-pilot-member table:name="multiportfolio_socexp_b.cbf" table:display="false" table:show-details="true"/>
                <table:data-pilot-member table:name="multiportfolio_socexp_c.cbf" table:display="false" table:show-details="true"/>
                <table:data-pilot-member table:name="multiportfolio_socexp_d.cbf" table:display="false" table:show-details="true"/>
                <table:data-pilot-member table:name="multiportfolio_socexp_e.cbf" table:display="false" table:show-details="true"/>
                <table:data-pilot-member table:name="multiportfolio_socexp_f.cbf" table:display="false" table:show-details="true"/>
                <table:data-pilot-member table:name="multiportfolio_socexppsd_a.cbf" table:display="false" table:show-details="true"/>
                <table:data-pilot-member table:name="multiportfolio_socexppsd_b.cbf" table:display="false" table:show-details="true"/>
                <table:data-pilot-member table:name="multiportfolio_socexppsd_c.cbf" table:display="false" table:show-details="true"/>
                <table:data-pilot-member table:name="multiportfolio_socexppsd_d.cbf" table:display="false" table:show-details="true"/>
                <table:data-pilot-member table:name="multiportfolio_socexppsd_e.cbf" table:display="false" table:show-details="true"/>
                <table:data-pilot-member table:name="multiportfolio_socexppsd_f.cbf" table:display="false" table:show-details="true"/>
                <table:data-pilot-member table:name="multiportfolio_socpsd_a.cbf" table:display="true" table:show-details="true"/>
                <table:data-pilot-member table:name="multiportfolio_socpsd_b.cbf" table:display="true" table:show-details="true"/>
                <table:data-pilot-member table:name="multiportfolio_socpsd_c.cbf" table:display="true" table:show-details="true"/>
                <table:data-pilot-member table:name="multiportfolio_socpsd_d.cbf" table:display="true" table:show-details="true"/>
                <table:data-pilot-member table:name="multiportfolio_socpsd_e.cbf" table:display="true" table:show-details="true"/>
                <table:data-pilot-member table:name="multiportfolio_socpsd_f.cbf" table:display="true" table:show-details="true"/>
              </table:data-pilot-members>
              <table:data-pilot-display-info table:enabled="false" table:display-member-mode="from-top" table:member-count="10" table:data-field="iteration_count"/>
              <table:data-pilot-sort-info table:order="ascending" table:sort-mode="name"/>
              <table:data-pilot-layout-info table:add-empty-lines="true" table:layout-mode="tabular-layout"/>
            </table:data-pilot-level>
          </table:data-pilot-field>
          <table:data-pilot-field table:source-field-name="solver" table:orientation="row" table:used-hierarchy="0" table:function="auto">
            <table:data-pilot-level table:show-empty="false" calcext:repeat-item-labels="false">
              <table:data-pilot-members>
                <table:data-pilot-member table:name="PAJ_CPLEX_ECOS" table:display="false" table:show-details="true"/>
                <table:data-pilot-member table:name="PAJ_CPLEX_ECOS_msd" table:display="false" table:show-details="true"/>
                <table:data-pilot-member table:name="PAJ_CPLEX_MOSEK" table:display="true" table:show-details="true"/>
                <table:data-pilot-member table:name="PAJ_CPLEX_MOSEK_msd" table:display="false" table:show-details="true"/>
                <table:data-pilot-member table:name="PAJ_CPLEX_MOSEK_nopresolve" table:display="true" table:show-details="true"/>
                <table:data-pilot-member table:name="PAJ_CPLEX_MOSEK_noscale" table:display="true" table:show-details="true"/>
                <table:data-pilot-member table:name="PAJ_CPLEX_MOSEK_noscale_nopresolve" table:display="true" table:show-details="true"/>
                <table:data-pilot-member table:name="PAJ_CPLEX_noconic" table:display="false" table:show-details="true"/>
                <table:data-pilot-member table:name="PAJ_CPLEX_noconic_msd" table:display="false" table:show-details="true"/>
                <table:data-pilot-member table:name="PAJ_CPLEX_SCS" table:display="false" table:show-details="true"/>
                <table:data-pilot-member table:name="PAJ_CPLEX_SCS_msd" table:display="false" table:show-details="true"/>
              </table:data-pilot-members>
              <table:data-pilot-display-info table:enabled="false" table:display-member-mode="from-top" table:member-count="10" table:data-field="iteration_count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ration_count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5" table:display="true" table:show-details="true"/>
                <table:data-pilot-member table:name="27" table:display="true" table:show-details="true"/>
                <table:data-pilot-member table:name="29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7" table:display="true" table:show-details="true"/>
                <table:data-pilot-member table:name="41" table:display="true" table:show-details="true"/>
                <table:data-pilot-member table:name="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Pivot Table_Sheet1_3'.A1:'Pivot Table_Sheet1_3'.D81" table:buttons="'Pivot Table_Sheet1_3'.A2 'Pivot Table_Sheet1_3'.B2 'Pivot Table_Sheet1_3'.C1" table:show-filter-button="false" table:drill-down-on-double-click="false">
          <table:source-cell-range table:cell-range-address="Sheet1.A1:Sheet1.AA13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nstance" table:orientation="row" table:used-hierarchy="0" table:function="auto">
            <table:data-pilot-level table:show-empty="false" calcext:repeat-item-labels="false">
              <table:data-pilot-members>
                <table:data-pilot-member table:name="multiportfolio_soc_a.cbf" table:display="true" table:show-details="true"/>
                <table:data-pilot-member table:name="multiportfolio_soc_b.cbf" table:display="true" table:show-details="true"/>
                <table:data-pilot-member table:name="multiportfolio_soc_c.cbf" table:display="true" table:show-details="true"/>
                <table:data-pilot-member table:name="multiportfolio_soc_d.cbf" table:display="true" table:show-details="true"/>
                <table:data-pilot-member table:name="multiportfolio_soc_e.cbf" table:display="true" table:show-details="true"/>
                <table:data-pilot-member table:name="multiportfolio_soc_f.cbf" table:display="true" table:show-details="true"/>
                <table:data-pilot-member table:name="multiportfolio_socexp_a.cbf" table:display="true" table:show-details="true"/>
                <table:data-pilot-member table:name="multiportfolio_socexp_b.cbf" table:display="true" table:show-details="true"/>
                <table:data-pilot-member table:name="multiportfolio_socexp_c.cbf" table:display="true" table:show-details="true"/>
                <table:data-pilot-member table:name="multiportfolio_socexp_d.cbf" table:display="true" table:show-details="true"/>
                <table:data-pilot-member table:name="multiportfolio_socexp_e.cbf" table:display="true" table:show-details="true"/>
                <table:data-pilot-member table:name="multiportfolio_socexp_f.cbf" table:display="true" table:show-details="true"/>
                <table:data-pilot-member table:name="multiportfolio_socexppsd_a.cbf" table:display="true" table:show-details="true"/>
                <table:data-pilot-member table:name="multiportfolio_socexppsd_b.cbf" table:display="true" table:show-details="true"/>
                <table:data-pilot-member table:name="multiportfolio_socexppsd_c.cbf" table:display="true" table:show-details="true"/>
                <table:data-pilot-member table:name="multiportfolio_socexppsd_d.cbf" table:display="true" table:show-details="true"/>
                <table:data-pilot-member table:name="multiportfolio_socexppsd_e.cbf" table:display="true" table:show-details="true"/>
                <table:data-pilot-member table:name="multiportfolio_socexppsd_f.cbf" table:display="true" table:show-details="true"/>
                <table:data-pilot-member table:name="multiportfolio_socpsd_a.cbf" table:display="true" table:show-details="true"/>
                <table:data-pilot-member table:name="multiportfolio_socpsd_b.cbf" table:display="true" table:show-details="true"/>
                <table:data-pilot-member table:name="multiportfolio_socpsd_c.cbf" table:display="true" table:show-details="true"/>
                <table:data-pilot-member table:name="multiportfolio_socpsd_d.cbf" table:display="true" table:show-details="true"/>
                <table:data-pilot-member table:name="multiportfolio_socpsd_e.cbf" table:display="true" table:show-details="true"/>
                <table:data-pilot-member table:name="multiportfolio_socpsd_f.cb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lver" table:orientation="row" table:used-hierarchy="0" table:function="auto">
            <table:data-pilot-level table:show-empty="false" calcext:repeat-item-labels="false">
              <table:data-pilot-members>
                <table:data-pilot-member table:name="PAJ_CPLEX_ECOS" table:display="false" table:show-details="true"/>
                <table:data-pilot-member table:name="PAJ_CPLEX_ECOS_msd" table:display="false" table:show-details="true"/>
                <table:data-pilot-member table:name="PAJ_CPLEX_MOSEK" table:display="false" table:show-details="true"/>
                <table:data-pilot-member table:name="PAJ_CPLEX_MOSEK_msd" table:display="false" table:show-details="true"/>
                <table:data-pilot-member table:name="PAJ_CPLEX_MOSEK_nopresolve" table:display="false" table:show-details="true"/>
                <table:data-pilot-member table:name="PAJ_CPLEX_MOSEK_noscale" table:display="false" table:show-details="true"/>
                <table:data-pilot-member table:name="PAJ_CPLEX_MOSEK_noscale_nopresolve" table:display="false" table:show-details="true"/>
                <table:data-pilot-member table:name="PAJ_CPLEX_noconic" table:display="true" table:show-details="true"/>
                <table:data-pilot-member table:name="PAJ_CPLEX_noconic_msd" table:display="true" table:show-details="true"/>
                <table:data-pilot-member table:name="PAJ_CPLEX_SCS" table:display="true" table:show-details="true"/>
                <table:data-pilot-member table:name="PAJ_CPLEX_SCS_ms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ration_count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5" table:display="true" table:show-details="true"/>
                <table:data-pilot-member table:name="27" table:display="true" table:show-details="true"/>
                <table:data-pilot-member table:name="29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7" table:display="true" table:show-details="true"/>
                <table:data-pilot-member table:name="41" table:display="true" table:show-details="true"/>
                <table:data-pilot-member table:name="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decount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0" table:display="true" table:show-details="true"/>
                <table:data-pilot-member table:name="20" table:display="true" table:show-details="true"/>
                <table:data-pilot-member table:name="42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104" table:display="true" table:show-details="true"/>
                <table:data-pilot-member table:name="164" table:display="true" table:show-details="true"/>
                <table:data-pilot-member table:name="508" table:display="true" table:show-details="true"/>
                <table:data-pilot-member table:name="692" table:display="true" table:show-details="true"/>
                <table:data-pilot-member table:name="736" table:display="true" table:show-details="true"/>
                <table:data-pilot-member table:name="1123" table:display="true" table:show-details="true"/>
                <table:data-pilot-member table:name="1141" table:display="true" table:show-details="true"/>
                <table:data-pilot-member table:name="1215" table:display="true" table:show-details="true"/>
                <table:data-pilot-member table:name="1300" table:display="true" table:show-details="true"/>
                <table:data-pilot-member table:name="3099" table:display="true" table:show-details="true"/>
                <table:data-pilot-member table:name="10053" table:display="true" table:show-details="true"/>
                <table:data-pilot-member table:name="10953" table:display="true" table:show-details="true"/>
                <table:data-pilot-member table:name="12546" table:display="true" table:show-details="true"/>
                <table:data-pilot-member table:name="13054" table:display="true" table:show-details="true"/>
                <table:data-pilot-member table:name="16697" table:display="true" table:show-details="true"/>
                <table:data-pilot-member table:name="33355" table:display="true" table:show-details="true"/>
                <table:data-pilot-member table:name="36366" table:display="true" table:show-details="true"/>
                <table:data-pilot-member table:name="36764" table:display="true" table:show-details="true"/>
                <table:data-pilot-member table:name="68893" table:display="true" table:show-details="true"/>
                <table:data-pilot-member table:name="Na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Pivot Table_Sheet1_4'.A1:'Pivot Table_Sheet1_4'.M27" table:buttons="'Pivot Table_Sheet1_4'.A3 'Pivot Table_Sheet1_4'.B1 'Pivot Table_Sheet1_4'.C1" table:grand-total="none" table:show-filter-button="false" table:drill-down-on-double-click="false">
          <table:source-cell-range table:cell-range-address="Sheet1.A1:Sheet1.AL13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olver" table:orientation="column" table:used-hierarchy="0" table:function="auto">
            <table:data-pilot-level table:show-empty="false" calcext:repeat-item-labels="false">
              <table:data-pilot-members>
                <table:data-pilot-member table:name="PAJ_CPLEX_ECOS" table:display="true" table:show-details="true"/>
                <table:data-pilot-member table:name="PAJ_CPLEX_ECOS_msd" table:display="true" table:show-details="true"/>
                <table:data-pilot-member table:name="PAJ_CPLEX_MOSEK" table:display="false" table:show-details="true"/>
                <table:data-pilot-member table:name="PAJ_CPLEX_MOSEK_msd" table:display="false" table:show-details="true"/>
                <table:data-pilot-member table:name="PAJ_CPLEX_MOSEK_nopresolve" table:display="false" table:show-details="true"/>
                <table:data-pilot-member table:name="PAJ_CPLEX_MOSEK_noscale" table:display="false" table:show-details="true"/>
                <table:data-pilot-member table:name="PAJ_CPLEX_MOSEK_noscale_nopresolve" table:display="false" table:show-details="true"/>
                <table:data-pilot-member table:name="PAJ_CPLEX_noconic" table:display="true" table:show-details="true"/>
                <table:data-pilot-member table:name="PAJ_CPLEX_noconic_msd" table:display="true" table:show-details="true"/>
                <table:data-pilot-member table:name="PAJ_CPLEX_SCS" table:display="true" table:show-details="true"/>
                <table:data-pilot-member table:name="PAJ_CPLEX_SCS_msd" table:display="true" table:show-details="true"/>
              </table:data-pilot-members>
              <table:data-pilot-display-info table:enabled="false" table:display-member-mode="from-top" table:member-count="10" table:data-field="solvertime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instance" table:orientation="row" table:used-hierarchy="0" table:function="auto">
            <table:data-pilot-level table:show-empty="false" calcext:repeat-item-labels="false">
              <table:data-pilot-members>
                <table:data-pilot-member table:name="multiportfolio_soc_a.cbf" table:display="true" table:show-details="true"/>
                <table:data-pilot-member table:name="multiportfolio_soc_b.cbf" table:display="true" table:show-details="true"/>
                <table:data-pilot-member table:name="multiportfolio_soc_c.cbf" table:display="true" table:show-details="true"/>
                <table:data-pilot-member table:name="multiportfolio_soc_d.cbf" table:display="true" table:show-details="true"/>
                <table:data-pilot-member table:name="multiportfolio_soc_e.cbf" table:display="true" table:show-details="true"/>
                <table:data-pilot-member table:name="multiportfolio_soc_f.cbf" table:display="true" table:show-details="true"/>
                <table:data-pilot-member table:name="multiportfolio_socexp_a.cbf" table:display="true" table:show-details="true"/>
                <table:data-pilot-member table:name="multiportfolio_socexp_b.cbf" table:display="true" table:show-details="true"/>
                <table:data-pilot-member table:name="multiportfolio_socexp_c.cbf" table:display="true" table:show-details="true"/>
                <table:data-pilot-member table:name="multiportfolio_socexp_d.cbf" table:display="true" table:show-details="true"/>
                <table:data-pilot-member table:name="multiportfolio_socexp_e.cbf" table:display="true" table:show-details="true"/>
                <table:data-pilot-member table:name="multiportfolio_socexp_f.cbf" table:display="true" table:show-details="true"/>
                <table:data-pilot-member table:name="multiportfolio_socexppsd_a.cbf" table:display="true" table:show-details="true"/>
                <table:data-pilot-member table:name="multiportfolio_socexppsd_b.cbf" table:display="true" table:show-details="true"/>
                <table:data-pilot-member table:name="multiportfolio_socexppsd_c.cbf" table:display="true" table:show-details="true"/>
                <table:data-pilot-member table:name="multiportfolio_socexppsd_d.cbf" table:display="true" table:show-details="true"/>
                <table:data-pilot-member table:name="multiportfolio_socexppsd_e.cbf" table:display="true" table:show-details="true"/>
                <table:data-pilot-member table:name="multiportfolio_socexppsd_f.cbf" table:display="true" table:show-details="true"/>
                <table:data-pilot-member table:name="multiportfolio_socpsd_a.cbf" table:display="true" table:show-details="true"/>
                <table:data-pilot-member table:name="multiportfolio_socpsd_b.cbf" table:display="true" table:show-details="true"/>
                <table:data-pilot-member table:name="multiportfolio_socpsd_c.cbf" table:display="true" table:show-details="true"/>
                <table:data-pilot-member table:name="multiportfolio_socpsd_d.cbf" table:display="true" table:show-details="true"/>
                <table:data-pilot-member table:name="multiportfolio_socpsd_e.cbf" table:display="true" table:show-details="true"/>
                <table:data-pilot-member table:name="multiportfolio_socpsd_f.cb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lvertime" table:orientation="data" table:used-hierarchy="0" table:function="sum">
            <table:data-pilot-level table:show-empty="false" calcext:repeat-item-labels="false">
              <table:data-pilot-members>
                <table:data-pilot-member table:name="0.0063710213" table:display="true" table:show-details="true"/>
                <table:data-pilot-member table:name="0.0064120293" table:display="true" table:show-details="true"/>
                <table:data-pilot-member table:name="0.0081009865" table:display="true" table:show-details="true"/>
                <table:data-pilot-member table:name="0.0086550713" table:display="true" table:show-details="true"/>
                <table:data-pilot-member table:name="0.0089900494" table:display="true" table:show-details="true"/>
                <table:data-pilot-member table:name="0.0126800537" table:display="true" table:show-details="true"/>
                <table:data-pilot-member table:name="0.0128090382" table:display="true" table:show-details="true"/>
                <table:data-pilot-member table:name="0.0135278702" table:display="true" table:show-details="true"/>
                <table:data-pilot-member table:name="0.0135338306" table:display="true" table:show-details="true"/>
                <table:data-pilot-member table:name="0.0135660172" table:display="true" table:show-details="true"/>
                <table:data-pilot-member table:name="0.0136079788" table:display="true" table:show-details="true"/>
                <table:data-pilot-member table:name="0.0136258602" table:display="true" table:show-details="true"/>
                <table:data-pilot-member table:name="0.0142459869" table:display="true" table:show-details="true"/>
                <table:data-pilot-member table:name="0.0158679485" table:display="true" table:show-details="true"/>
                <table:data-pilot-member table:name="0.0166330338" table:display="true" table:show-details="true"/>
                <table:data-pilot-member table:name="0.0201311111" table:display="true" table:show-details="true"/>
                <table:data-pilot-member table:name="0.0237710476" table:display="true" table:show-details="true"/>
                <table:data-pilot-member table:name="0.0265350342" table:display="true" table:show-details="true"/>
                <table:data-pilot-member table:name="0.0368349552" table:display="true" table:show-details="true"/>
                <table:data-pilot-member table:name="0.0581378937" table:display="true" table:show-details="true"/>
                <table:data-pilot-member table:name="0.0583758354" table:display="true" table:show-details="true"/>
                <table:data-pilot-member table:name="0.0585520267" table:display="true" table:show-details="true"/>
                <table:data-pilot-member table:name="0.0595757961" table:display="true" table:show-details="true"/>
                <table:data-pilot-member table:name="0.059787035" table:display="true" table:show-details="true"/>
                <table:data-pilot-member table:name="0.0602750778" table:display="true" table:show-details="true"/>
                <table:data-pilot-member table:name="0.0614709854" table:display="true" table:show-details="true"/>
                <table:data-pilot-member table:name="0.0658171177" table:display="true" table:show-details="true"/>
                <table:data-pilot-member table:name="0.0885119438" table:display="true" table:show-details="true"/>
                <table:data-pilot-member table:name="0.0984911919" table:display="true" table:show-details="true"/>
                <table:data-pilot-member table:name="0.1038479805" table:display="true" table:show-details="true"/>
                <table:data-pilot-member table:name="0.1066851616" table:display="true" table:show-details="true"/>
                <table:data-pilot-member table:name="0.1076390743" table:display="true" table:show-details="true"/>
                <table:data-pilot-member table:name="0.1197359562" table:display="true" table:show-details="true"/>
                <table:data-pilot-member table:name="0.1250817776" table:display="true" table:show-details="true"/>
                <table:data-pilot-member table:name="0.1712858677" table:display="true" table:show-details="true"/>
                <table:data-pilot-member table:name="0.1715800762" table:display="true" table:show-details="true"/>
                <table:data-pilot-member table:name="0.1827020645" table:display="true" table:show-details="true"/>
                <table:data-pilot-member table:name="0.2064819336" table:display="true" table:show-details="true"/>
                <table:data-pilot-member table:name="0.2464540005" table:display="true" table:show-details="true"/>
                <table:data-pilot-member table:name="0.2718579769" table:display="true" table:show-details="true"/>
                <table:data-pilot-member table:name="0.289607048" table:display="true" table:show-details="true"/>
                <table:data-pilot-member table:name="0.2947838306" table:display="true" table:show-details="true"/>
                <table:data-pilot-member table:name="0.3549621105" table:display="true" table:show-details="true"/>
                <table:data-pilot-member table:name="0.3773288727" table:display="true" table:show-details="true"/>
                <table:data-pilot-member table:name="0.4183299541" table:display="true" table:show-details="true"/>
                <table:data-pilot-member table:name="0.4284980297" table:display="true" table:show-details="true"/>
                <table:data-pilot-member table:name="0.4285371304" table:display="true" table:show-details="true"/>
                <table:data-pilot-member table:name="0.4486570358" table:display="true" table:show-details="true"/>
                <table:data-pilot-member table:name="0.4796130657" table:display="true" table:show-details="true"/>
                <table:data-pilot-member table:name="0.4831418991" table:display="true" table:show-details="true"/>
                <table:data-pilot-member table:name="0.5052309036" table:display="true" table:show-details="true"/>
                <table:data-pilot-member table:name="0.5653288364" table:display="true" table:show-details="true"/>
                <table:data-pilot-member table:name="0.5717160702" table:display="true" table:show-details="true"/>
                <table:data-pilot-member table:name="0.653429985" table:display="true" table:show-details="true"/>
                <table:data-pilot-member table:name="0.7908990383" table:display="true" table:show-details="true"/>
                <table:data-pilot-member table:name="0.806281805" table:display="true" table:show-details="true"/>
                <table:data-pilot-member table:name="1.0157129765" table:display="true" table:show-details="true"/>
                <table:data-pilot-member table:name="1.1157119274" table:display="true" table:show-details="true"/>
                <table:data-pilot-member table:name="1.1898338795" table:display="true" table:show-details="true"/>
                <table:data-pilot-member table:name="1.2229001522" table:display="true" table:show-details="true"/>
                <table:data-pilot-member table:name="1.3867390156" table:display="true" table:show-details="true"/>
                <table:data-pilot-member table:name="1.6631779671" table:display="true" table:show-details="true"/>
                <table:data-pilot-member table:name="1.7311491966" table:display="true" table:show-details="true"/>
                <table:data-pilot-member table:name="1.9000339508" table:display="true" table:show-details="true"/>
                <table:data-pilot-member table:name="1.9517188072" table:display="true" table:show-details="true"/>
                <table:data-pilot-member table:name="2.1972229481" table:display="true" table:show-details="true"/>
                <table:data-pilot-member table:name="2.2357850075" table:display="true" table:show-details="true"/>
                <table:data-pilot-member table:name="2.2400960922" table:display="true" table:show-details="true"/>
                <table:data-pilot-member table:name="2.25086689" table:display="true" table:show-details="true"/>
                <table:data-pilot-member table:name="2.2625920773" table:display="true" table:show-details="true"/>
                <table:data-pilot-member table:name="2.3073658943" table:display="true" table:show-details="true"/>
                <table:data-pilot-member table:name="2.3209869862" table:display="true" table:show-details="true"/>
                <table:data-pilot-member table:name="2.4600920677" table:display="true" table:show-details="true"/>
                <table:data-pilot-member table:name="2.5874938965" table:display="true" table:show-details="true"/>
                <table:data-pilot-member table:name="2.784558773" table:display="true" table:show-details="true"/>
                <table:data-pilot-member table:name="2.8341078758" table:display="true" table:show-details="true"/>
                <table:data-pilot-member table:name="2.8355519772" table:display="true" table:show-details="true"/>
                <table:data-pilot-member table:name="2.8994460106" table:display="true" table:show-details="true"/>
                <table:data-pilot-member table:name="4.019313097" table:display="true" table:show-details="true"/>
                <table:data-pilot-member table:name="4.6117999554" table:display="true" table:show-details="true"/>
                <table:data-pilot-member table:name="4.8573322296" table:display="true" table:show-details="true"/>
                <table:data-pilot-member table:name="5.0687408447" table:display="true" table:show-details="true"/>
                <table:data-pilot-member table:name="5.127931118" table:display="true" table:show-details="true"/>
                <table:data-pilot-member table:name="5.3676068783" table:display="true" table:show-details="true"/>
                <table:data-pilot-member table:name="5.6739749908" table:display="true" table:show-details="true"/>
                <table:data-pilot-member table:name="5.7239141464" table:display="true" table:show-details="true"/>
                <table:data-pilot-member table:name="6.4969730377" table:display="true" table:show-details="true"/>
                <table:data-pilot-member table:name="6.5334441662" table:display="true" table:show-details="true"/>
                <table:data-pilot-member table:name="6.7341749668" table:display="true" table:show-details="true"/>
                <table:data-pilot-member table:name="7.1476418972" table:display="true" table:show-details="true"/>
                <table:data-pilot-member table:name="9.1485691071" table:display="true" table:show-details="true"/>
                <table:data-pilot-member table:name="9.1702401638" table:display="true" table:show-details="true"/>
                <table:data-pilot-member table:name="10.4970059395" table:display="true" table:show-details="true"/>
                <table:data-pilot-member table:name="11.2225849628" table:display="true" table:show-details="true"/>
                <table:data-pilot-member table:name="11.5055501461" table:display="true" table:show-details="true"/>
                <table:data-pilot-member table:name="11.9676249027" table:display="true" table:show-details="true"/>
                <table:data-pilot-member table:name="16.7521460056" table:display="true" table:show-details="true"/>
                <table:data-pilot-member table:name="17.7477021217" table:display="true" table:show-details="true"/>
                <table:data-pilot-member table:name="18.3039410114" table:display="true" table:show-details="true"/>
                <table:data-pilot-member table:name="19.0612149239" table:display="true" table:show-details="true"/>
                <table:data-pilot-member table:name="19.3239469528" table:display="true" table:show-details="true"/>
                <table:data-pilot-member table:name="21.1317567825" table:display="true" table:show-details="true"/>
                <table:data-pilot-member table:name="22.5980129242" table:display="true" table:show-details="true"/>
                <table:data-pilot-member table:name="23.178812027" table:display="true" table:show-details="true"/>
                <table:data-pilot-member table:name="27.8284621239" table:display="true" table:show-details="true"/>
                <table:data-pilot-member table:name="27.8769631386" table:display="true" table:show-details="true"/>
                <table:data-pilot-member table:name="32.9795570374" table:display="true" table:show-details="true"/>
                <table:data-pilot-member table:name="37.8924860954" table:display="true" table:show-details="true"/>
                <table:data-pilot-member table:name="38.1945779324" table:display="true" table:show-details="true"/>
                <table:data-pilot-member table:name="41.1259360313" table:display="true" table:show-details="true"/>
                <table:data-pilot-member table:name="42.0575709343" table:display="true" table:show-details="true"/>
                <table:data-pilot-member table:name="43.5657391548" table:display="true" table:show-details="true"/>
                <table:data-pilot-member table:name="43.68410182" table:display="true" table:show-details="true"/>
                <table:data-pilot-member table:name="46.5261540413" table:display="true" table:show-details="true"/>
                <table:data-pilot-member table:name="51.0393559933" table:display="true" table:show-details="true"/>
                <table:data-pilot-member table:name="53.6555700302" table:display="true" table:show-details="true"/>
                <table:data-pilot-member table:name="53.9076020718" table:display="true" table:show-details="true"/>
                <table:data-pilot-member table:name="63.7237200737" table:display="true" table:show-details="true"/>
                <table:data-pilot-member table:name="104.8274638653" table:display="true" table:show-details="true"/>
                <table:data-pilot-member table:name="107.2061240673" table:display="true" table:show-details="true"/>
                <table:data-pilot-member table:name="109.3773560524" table:display="true" table:show-details="true"/>
                <table:data-pilot-member table:name="110.2813391685" table:display="true" table:show-details="true"/>
                <table:data-pilot-member table:name="120.4341890812" table:display="true" table:show-details="true"/>
                <table:data-pilot-member table:name="158.9133009911" table:display="true" table:show-details="true"/>
                <table:data-pilot-member table:name="187.3188719749" table:display="true" table:show-details="true"/>
                <table:data-pilot-member table:name="234.7438948154" table:display="true" table:show-details="true"/>
                <table:data-pilot-member table:name="256.4191610813" table:display="true" table:show-details="true"/>
                <table:data-pilot-member table:name="290.3178200722" table:display="true" table:show-details="true"/>
                <table:data-pilot-member table:name="351.8002238274" table:display="true" table:show-details="true"/>
                <table:data-pilot-member table:name="511.6371510029" table:display="true" table:show-details="true"/>
                <table:data-pilot-member table:name="657.4634130001" table:display="true" table:show-details="true"/>
                <table:data-pilot-member table:name="661.0339920521" table:display="true" table:show-details="true"/>
                <table:data-pilot-member table:name="734.8750891685" table:display="true" table:show-details="true"/>
                <table:data-pilot-member table:name="758.1631782055" table:display="true" table:show-details="true"/>
                <table:data-pilot-member table:name="870.4158699512" table:display="true" table:show-details="true"/>
                <table:data-pilot-member table:name="1497.419192791" table:display="true" table:show-details="true"/>
                <table:data-pilot-member table:name="1981.253401041" table:display="true" table:show-details="true"/>
                <table:data-pilot-member table:name="2983.010868787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%conic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0010083379" table:display="true" table:show-details="true"/>
                <table:data-pilot-member table:name="0.0011076589" table:display="true" table:show-details="true"/>
                <table:data-pilot-member table:name="0.0012086597" table:display="true" table:show-details="true"/>
                <table:data-pilot-member table:name="0.001334768" table:display="true" table:show-details="true"/>
                <table:data-pilot-member table:name="0.0018574101" table:display="true" table:show-details="true"/>
                <table:data-pilot-member table:name="0.0025662367" table:display="true" table:show-details="true"/>
                <table:data-pilot-member table:name="0.0082427585" table:display="true" table:show-details="true"/>
                <table:data-pilot-member table:name="0.0099452139" table:display="true" table:show-details="true"/>
                <table:data-pilot-member table:name="0.0102368491" table:display="true" table:show-details="true"/>
                <table:data-pilot-member table:name="0.0106179485" table:display="true" table:show-details="true"/>
                <table:data-pilot-member table:name="0.0134385475" table:display="true" table:show-details="true"/>
                <table:data-pilot-member table:name="0.0137706784" table:display="true" table:show-details="true"/>
                <table:data-pilot-member table:name="0.0142228332" table:display="true" table:show-details="true"/>
                <table:data-pilot-member table:name="0.01632926" table:display="true" table:show-details="true"/>
                <table:data-pilot-member table:name="0.026329368" table:display="true" table:show-details="true"/>
                <table:data-pilot-member table:name="0.0290842084" table:display="true" table:show-details="true"/>
                <table:data-pilot-member table:name="0.0302195621" table:display="true" table:show-details="true"/>
                <table:data-pilot-member table:name="0.0443264332" table:display="true" table:show-details="true"/>
                <table:data-pilot-member table:name="0.0450977131" table:display="true" table:show-details="true"/>
                <table:data-pilot-member table:name="0.045735541" table:display="true" table:show-details="true"/>
                <table:data-pilot-member table:name="0.0458531524" table:display="true" table:show-details="true"/>
                <table:data-pilot-member table:name="0.0802498124" table:display="true" table:show-details="true"/>
                <table:data-pilot-member table:name="0.0805086852" table:display="true" table:show-details="true"/>
                <table:data-pilot-member table:name="0.0814712871" table:display="true" table:show-details="true"/>
                <table:data-pilot-member table:name="0.0866072342" table:display="true" table:show-details="true"/>
                <table:data-pilot-member table:name="0.0890301017" table:display="true" table:show-details="true"/>
                <table:data-pilot-member table:name="0.0933789096" table:display="true" table:show-details="true"/>
                <table:data-pilot-member table:name="0.1190562883" table:display="true" table:show-details="true"/>
                <table:data-pilot-member table:name="0.1286244084" table:display="true" table:show-details="true"/>
                <table:data-pilot-member table:name="0.152094819" table:display="true" table:show-details="true"/>
                <table:data-pilot-member table:name="0.1548571687" table:display="true" table:show-details="true"/>
                <table:data-pilot-member table:name="0.1569359347" table:display="true" table:show-details="true"/>
                <table:data-pilot-member table:name="0.1641405606" table:display="true" table:show-details="true"/>
                <table:data-pilot-member table:name="0.1681163386" table:display="true" table:show-details="true"/>
                <table:data-pilot-member table:name="0.2050717033" table:display="true" table:show-details="true"/>
                <table:data-pilot-member table:name="0.2162125804" table:display="true" table:show-details="true"/>
                <table:data-pilot-member table:name="0.2305660008" table:display="true" table:show-details="true"/>
                <table:data-pilot-member table:name="0.2313788458" table:display="true" table:show-details="true"/>
                <table:data-pilot-member table:name="0.2479635826" table:display="true" table:show-details="true"/>
                <table:data-pilot-member table:name="0.2548086009" table:display="true" table:show-details="true"/>
                <table:data-pilot-member table:name="0.2631266753" table:display="true" table:show-details="true"/>
                <table:data-pilot-member table:name="0.2634439007" table:display="true" table:show-details="true"/>
                <table:data-pilot-member table:name="0.2665730372" table:display="true" table:show-details="true"/>
                <table:data-pilot-member table:name="0.2680367898" table:display="true" table:show-details="true"/>
                <table:data-pilot-member table:name="0.2727702108" table:display="true" table:show-details="true"/>
                <table:data-pilot-member table:name="0.2790070583" table:display="true" table:show-details="true"/>
                <table:data-pilot-member table:name="0.2952613047" table:display="true" table:show-details="true"/>
                <table:data-pilot-member table:name="0.2961110941" table:display="true" table:show-details="true"/>
                <table:data-pilot-member table:name="0.3108272416" table:display="true" table:show-details="true"/>
                <table:data-pilot-member table:name="0.3180825292" table:display="true" table:show-details="true"/>
                <table:data-pilot-member table:name="0.3219946329" table:display="true" table:show-details="true"/>
                <table:data-pilot-member table:name="0.336576417" table:display="true" table:show-details="true"/>
                <table:data-pilot-member table:name="0.3634369669" table:display="true" table:show-details="true"/>
                <table:data-pilot-member table:name="0.3821077155" table:display="true" table:show-details="true"/>
                <table:data-pilot-member table:name="0.4457387468" table:display="true" table:show-details="true"/>
                <table:data-pilot-member table:name="0.4484637148" table:display="true" table:show-details="true"/>
                <table:data-pilot-member table:name="0.4565612508" table:display="true" table:show-details="true"/>
                <table:data-pilot-member table:name="0.4644131098" table:display="true" table:show-details="true"/>
                <table:data-pilot-member table:name="0.4659462225" table:display="true" table:show-details="true"/>
                <table:data-pilot-member table:name="0.4760214996" table:display="true" table:show-details="true"/>
                <table:data-pilot-member table:name="0.5318309429" table:display="true" table:show-details="true"/>
                <table:data-pilot-member table:name="0.5745716519" table:display="true" table:show-details="true"/>
                <table:data-pilot-member table:name="0.5908065863" table:display="true" table:show-details="true"/>
                <table:data-pilot-member table:name="0.6119102025" table:display="true" table:show-details="true"/>
                <table:data-pilot-member table:name="0.6339167013" table:display="true" table:show-details="true"/>
                <table:data-pilot-member table:name="0.6356564861" table:display="true" table:show-details="true"/>
                <table:data-pilot-member table:name="0.6428951906" table:display="true" table:show-details="true"/>
                <table:data-pilot-member table:name="0.6597367452" table:display="true" table:show-details="true"/>
                <table:data-pilot-member table:name="0.6714009195" table:display="true" table:show-details="true"/>
                <table:data-pilot-member table:name="0.6805964862" table:display="true" table:show-details="true"/>
                <table:data-pilot-member table:name="0.7049002054" table:display="true" table:show-details="true"/>
                <table:data-pilot-member table:name="0.7533363186" table:display="true" table:show-details="true"/>
                <table:data-pilot-member table:name="0.9169597858" table:display="true" table:show-details="true"/>
                <table:data-pilot-member table:name="0.9346213496" table:display="true" table:show-details="true"/>
                <table:data-pilot-member table:name="0.946273908" table:display="true" table:show-details="true"/>
                <table:data-pilot-member table:name="0.969781176" table:display="true" table:show-details="true"/>
                <table:data-pilot-member table:name="0.9730074297" table:display="true" table:show-details="true"/>
                <table:data-pilot-member table:name="0.9759684956" table:display="true" table:show-details="true"/>
                <table:data-pilot-member table:name="0.9839767474" table:display="true" table:show-details="true"/>
                <table:data-pilot-member table:name="0.9840851783" table:display="true" table:show-details="true"/>
                <table:data-pilot-member table:name="0.9895027996" table:display="true" table:show-details="true"/>
                <table:data-pilot-member table:name="0.9925155317" table:display="true" table:show-details="true"/>
                <table:data-pilot-member table:name="0.9936942351" table:display="true" table:show-details="true"/>
                <table:data-pilot-member table:name="0.9941927612" table:display="true" table:show-details="true"/>
                <table:data-pilot-member table:name="0.9961327249" table:display="true" table:show-details="true"/>
                <table:data-pilot-member table:name="0.9965217467" table:display="true" table:show-details="true"/>
                <table:data-pilot-member table:name="0.9967699306" table:display="true" table:show-details="true"/>
                <table:data-pilot-member table:name="0.9973875468" table:display="true" table:show-details="true"/>
                <table:data-pilot-member table:name="0.9992924417" table:display="true" table:show-details="true"/>
                <table:data-pilot-member table:name="0.999380032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7:55:32.784387827</meta:creation-date>
    <dc:date>2017-07-17T20:00:56.081070244</dc:date>
    <meta:editing-duration>PT8M34S</meta:editing-duration>
    <meta:editing-cycles>2</meta:editing-cycles>
    <meta:generator>LibreOffice/5.1.6.2$Linux_X86_64 LibreOffice_project/10m0$Build-2</meta:generator>
    <meta:document-statistic meta:table-count="5" meta:cell-count="4608" meta:object-count="0"/>
  </office:meta>
</office:document-meta>
</file>